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6.81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12.7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27.78mm"/>
    </style:style>
    <style:style style:name="co13" style:family="table-column">
      <style:table-column-properties fo:break-before="auto" style:column-width="23.95mm"/>
    </style:style>
    <style:style style:name="co14" style:family="table-column">
      <style:table-column-properties fo:break-before="auto" style:column-width="5.17mm"/>
    </style:style>
    <style:style style:name="co15" style:family="table-column">
      <style:table-column-properties fo:break-before="auto" style:column-width="15.52mm"/>
    </style:style>
    <style:style style:name="co16" style:family="table-column">
      <style:table-column-properties fo:break-before="auto" style:column-width="16.6mm"/>
    </style:style>
    <style:style style:name="co17" style:family="table-column">
      <style:table-column-properties fo:break-before="auto" style:column-width="26.41mm"/>
    </style:style>
    <style:style style:name="co18" style:family="table-column">
      <style:table-column-properties fo:break-before="auto" style:column-width="6.53mm"/>
    </style:style>
    <style:style style:name="co19" style:family="table-column">
      <style:table-column-properties fo:break-before="auto" style:column-width="24.24mm"/>
    </style:style>
    <style:style style:name="co20" style:family="table-column">
      <style:table-column-properties fo:break-before="auto" style:column-width="10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order-left="1.5pt solid #000000" fo:border-right="none" fo:border-top="none"/>
    </style:style>
    <style:style style:name="ce3" style:family="table-cell" style:parent-style-name="Default">
      <style:table-cell-properties fo:border-bottom="none" fo:background-color="#cccccc" style:text-align-source="fix" style:repeat-content="false" fo:wrap-option="wrap" fo:border-left="1.5pt solid #000000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1.5pt solid #000000" fo:background-color="#eeeeee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cccc" fo:border-left="none" fo:border-right="none" fo:border-top="1.5pt solid #000000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1.5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none" fo:border-right="none" fo:border-top="1.5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1.5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cccccc" fo:border-left="none" fo:border-right="1.5pt solid #000000" fo:border-top="1.5pt solid #000000"/>
    </style:style>
    <style:style style:name="ce21" style:family="table-cell" style:parent-style-name="Default">
      <style:table-cell-properties fo:border-bottom="none" fo:border-left="none" fo:border-right="1.5pt solid #000000" fo:border-top="none"/>
    </style:style>
    <style:style style:name="ce22" style:family="table-cell" style:parent-style-name="Default">
      <style:table-cell-properties fo:border-bottom="none" fo:background-color="#cccccc" style:text-align-source="fix" style:repeat-content="false" fo:wrap-option="wrap" fo:border-left="none" fo:border-right="1.5pt solid #000000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none" fo:border-right="1.5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1.5pt solid #000000" fo:background-color="#eeeeee" style:text-align-source="fix" style:repeat-content="false" fo:border-left="none" fo:border-right="1.5pt solid #000000" fo:border-top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none" fo:background-color="#808080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000000" style:text-align-source="fix" style:repeat-content="false" fo:border-left="1.5pt solid #000000" fo:border-right="1.5pt solid #000000" fo:border-top="1.5pt solid #000000" style:vertical-align="automatic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ccccc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37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ext-properties fo:color="#cccccc"/>
    </style:style>
  </office:automatic-styles>
  <office:body>
    <office:spreadsheet>
      <table:calculation-settings table:automatic-find-labels="false" table:use-regular-expressions="false" table:use-wildcards="true"/>
      <table:table table:name="Receive DM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5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5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number-columns-repeated="16363" table:default-cell-style-name="Default"/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string" calcext:value-type="string">
            <text:p>RES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Knock resist</text:p>
          </table:table-cell>
          <table:table-cell table:style-name="ce13" table:formula="of:=MAX([.B2];[.B1])+MAX([.E1];[.E2])" office:value-type="float" office:value="7" calcext:value-type="float">
            <text:p>7</text:p>
          </table:table-cell>
          <table:table-cell table:style-name="ce27" office:value-type="string" calcext:value-type="string" table:number-columns-spanned="14" table:number-rows-spanned="2">
            <text:p>Elite Soldier – Chain Hauberk</text:p>
          </table:table-cell>
          <table:covered-table-cell table:number-columns-repeated="13"/>
          <table:table-cell table:number-columns-repeated="16363"/>
        </table:table-row>
        <table:table-row table:style-name="ro1">
          <table:table-cell office:value-type="string" calcext:value-type="string">
            <text:p>STA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ATH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Stun Resist</text:p>
          </table:table-cell>
          <table:table-cell table:style-name="ce13" table:formula="of:=[.B2]+[.E1]" office:value-type="float" office:value="7" calcext:value-type="float">
            <text:p>7</text:p>
          </table:table-cell>
          <table:covered-table-cell table:number-columns-repeated="14"/>
          <table:table-cell table:number-columns-repeated="16363"/>
        </table:table-row>
        <table:table-row table:style-name="ro1">
          <table:table-cell table:style-name="ce1" office:value-type="string" calcext:value-type="string" table:number-columns-spanned="7" table:number-rows-spanned="1">
            <text:p>Bashing</text:p>
          </table:table-cell>
          <table:covered-table-cell table:number-columns-repeated="4" table:style-name="ce9"/>
          <table:covered-table-cell table:style-name="ce16"/>
          <table:covered-table-cell table:style-name="ce20"/>
          <table:table-cell table:style-name="ce28" office:value-type="string" calcext:value-type="string" table:number-columns-spanned="7" table:number-rows-spanned="1">
            <text:p>Lethal</text:p>
          </table:table-cell>
          <table:covered-table-cell table:number-columns-repeated="4" table:style-name="ce9"/>
          <table:covered-table-cell table:style-name="ce16"/>
          <table:covered-table-cell table:style-name="ce20"/>
          <table:table-cell table:style-name="ce29" office:value-type="string" calcext:value-type="string" table:number-columns-spanned="7" table:number-rows-spanned="1">
            <text:p>Aggravated</text:p>
          </table:table-cell>
          <table:covered-table-cell table:number-columns-repeated="4" table:style-name="ce9"/>
          <table:covered-table-cell table:style-name="ce16"/>
          <table:covered-table-cell table:style-name="ce20"/>
          <table:table-cell table:number-columns-repeated="16363"/>
        </table:table-row>
        <table:table-row table:style-name="ro1">
          <table:table-cell table:style-name="ce2" office:value-type="string" calcext:value-type="string">
            <text:p>Hardn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ak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1"/>
          <table:table-cell table:style-name="ce2" office:value-type="string" calcext:value-type="string">
            <text:p>Hard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ak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/>
          <table:table-cell table:style-name="ce2" office:value-type="string" calcext:value-type="string">
            <text:p>Hardn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ak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/>
          <table:table-cell table:number-columns-repeated="16363"/>
        </table:table-row>
        <table:table-row table:style-name="ro2">
          <table:table-cell table:style-name="ce3" office:value-type="string" calcext:value-type="string">
            <text:p>Raw DMG</text:p>
          </table:table-cell>
          <table:table-cell table:style-name="ce10" office:value-type="string" calcext:value-type="string">
            <text:p>Knock down</text:p>
          </table:table-cell>
          <table:table-cell table:style-name="ce10" office:value-type="string" calcext:value-type="string">
            <text:p>fly</text:p>
          </table:table-cell>
          <table:table-cell table:style-name="ce10" office:value-type="string" calcext:value-type="string">
            <text:p>Pre soak</text:p>
          </table:table-cell>
          <table:table-cell table:style-name="ce10" office:value-type="string" calcext:value-type="string">
            <text:p>Post soak</text:p>
          </table:table-cell>
          <table:table-cell table:style-name="ce10" office:value-type="string" calcext:value-type="string">
            <text:p>Guessed Actual DMG</text:p>
          </table:table-cell>
          <table:table-cell table:style-name="ce22" office:value-type="string" calcext:value-type="string">
            <text:p>Stun</text:p>
          </table:table-cell>
          <table:table-cell table:style-name="ce3" table:formula="of:=[.A5]" office:value-type="string" office:string-value="Raw DMG" calcext:value-type="string">
            <text:p>Raw DMG</text:p>
          </table:table-cell>
          <table:table-cell table:style-name="ce10" table:formula="of:=[.B5]" office:value-type="string" office:string-value="Knock down" calcext:value-type="string">
            <text:p>Knock down</text:p>
          </table:table-cell>
          <table:table-cell table:style-name="ce10" table:formula="of:=[.C5]" office:value-type="string" office:string-value="fly" calcext:value-type="string">
            <text:p>fly</text:p>
          </table:table-cell>
          <table:table-cell table:style-name="ce10" table:formula="of:=[.D5]" office:value-type="string" office:string-value="Pre soak" calcext:value-type="string">
            <text:p>Pre soak</text:p>
          </table:table-cell>
          <table:table-cell table:style-name="ce10" table:formula="of:=[.E5]" office:value-type="string" office:string-value="Post soak" calcext:value-type="string">
            <text:p>Post soak</text:p>
          </table:table-cell>
          <table:table-cell table:style-name="ce10" table:formula="of:=[.F5]" office:value-type="string" office:string-value="Guessed Actual DMG" calcext:value-type="string">
            <text:p>Guessed Actual DMG</text:p>
          </table:table-cell>
          <table:table-cell table:style-name="ce22" table:formula="of:=[.G5]" office:value-type="string" office:string-value="Stun" calcext:value-type="string">
            <text:p>Stun</text:p>
          </table:table-cell>
          <table:table-cell table:style-name="ce3" table:formula="of:=[.H5]" office:value-type="string" office:string-value="Raw DMG" calcext:value-type="string">
            <text:p>Raw DMG</text:p>
          </table:table-cell>
          <table:table-cell table:style-name="ce10" table:formula="of:=[.I5]" office:value-type="string" office:string-value="Knock down" calcext:value-type="string">
            <text:p>Knock down</text:p>
          </table:table-cell>
          <table:table-cell table:style-name="ce10" table:formula="of:=[.J5]" office:value-type="string" office:string-value="fly" calcext:value-type="string">
            <text:p>fly</text:p>
          </table:table-cell>
          <table:table-cell table:style-name="ce10" table:formula="of:=[.K5]" office:value-type="string" office:string-value="Pre soak" calcext:value-type="string">
            <text:p>Pre soak</text:p>
          </table:table-cell>
          <table:table-cell table:style-name="ce10" table:formula="of:=[.L5]" office:value-type="string" office:string-value="Post soak" calcext:value-type="string">
            <text:p>Post soak</text:p>
          </table:table-cell>
          <table:table-cell table:style-name="ce10" table:formula="of:=[.M5]" office:value-type="string" office:string-value="Guessed Actual DMG" calcext:value-type="string">
            <text:p>Guessed Actual DMG</text:p>
          </table:table-cell>
          <table:table-cell table:style-name="ce22" table:formula="of:=[.N5]" office:value-type="string" office:string-value="Stun" calcext:value-type="string">
            <text:p>Stun</text:p>
          </table:table-cell>
          <table:table-cell table:style-name="ce30" table:number-columns-repeated="1636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table:formula="of:=IF([.A6]&gt;[.$G$1];[.$G$1]&amp;&quot;d vs 2&quot;;&quot;-&quot;)" office:value-type="string" office:string-value="-" calcext:value-type="string">
            <text:p>-</text:p>
          </table:table-cell>
          <table:table-cell table:style-name="ce11" table:formula="of:=FLOOR([.A6]/3) &amp; &quot; y&quot;" office:value-type="string" office:string-value="0 y" calcext:value-type="string">
            <text:p>0 y</text:p>
          </table:table-cell>
          <table:table-cell table:style-name="ce11" table:formula="of:=IF([.A6]&lt;=[.B$4];0;[.A6])" office:value-type="float" office:value="1" calcext:value-type="float">
            <text:p>1</text:p>
          </table:table-cell>
          <table:table-cell table:style-name="ce11" table:formula="of:=IF(([.D6]-[.E$4])&gt;0;[.D6]-[.E$4]; 1)" office:value-type="float" office:value="1" calcext:value-type="float">
            <text:p>1</text:p>
          </table:table-cell>
          <table:table-cell table:style-name="ce17" table:formula="of:=CEILING([.E6]/3)" office:value-type="float" office:value="1" calcext:value-type="float">
            <text:p>1</text:p>
          </table:table-cell>
          <table:table-cell table:style-name="ce23" table:formula="of:=IF([.F6]&gt;[.$B$2];[.$G$2]&amp;&quot;d vs &quot;&amp;([.F6]-[.$B$2]);&quot;-&quot;)" office:value-type="string" office:string-value="-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IF([.H6]&gt;[.$G$1];[.$G$1]&amp;&quot;d vs 2&quot;;&quot;-&quot;)" office:value-type="string" office:string-value="-" calcext:value-type="string">
            <text:p>-</text:p>
          </table:table-cell>
          <table:table-cell table:style-name="ce11" table:formula="of:=FLOOR([.H6]/3) &amp; &quot; y&quot;" office:value-type="string" office:string-value="0 y" calcext:value-type="string">
            <text:p>0 y</text:p>
          </table:table-cell>
          <table:table-cell table:style-name="ce11" table:formula="of:=IF([.H6]&lt;=[.I$4];0;[.H6])" office:value-type="float" office:value="0" calcext:value-type="float">
            <text:p>0</text:p>
          </table:table-cell>
          <table:table-cell table:style-name="ce11" table:formula="of:=IF(([.K6]-[.L$4])&gt;0;[.K6]-[.L$4]; 1)" office:value-type="float" office:value="1" calcext:value-type="float">
            <text:p>1</text:p>
          </table:table-cell>
          <table:table-cell table:style-name="ce17" table:formula="of:=CEILING([.L6]/3)" office:value-type="float" office:value="1" calcext:value-type="float">
            <text:p>1</text:p>
          </table:table-cell>
          <table:table-cell table:style-name="ce23" table:formula="of:=IF([.M6]&gt;[.$B$2];[.$G$2]&amp;&quot;d vs &quot;&amp;([.M6]-[.$B$2]);&quot;-&quot;)" office:value-type="string" office:string-value="-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IF([.O6]&gt;[.$G$1];[.$G$1]&amp;&quot;d vs 2&quot;;&quot;-&quot;)" office:value-type="string" office:string-value="-" calcext:value-type="string">
            <text:p>-</text:p>
          </table:table-cell>
          <table:table-cell table:style-name="ce11" table:formula="of:=FLOOR([.O6]/3) &amp; &quot; y&quot;" office:value-type="string" office:string-value="0 y" calcext:value-type="string">
            <text:p>0 y</text:p>
          </table:table-cell>
          <table:table-cell table:style-name="ce11" table:formula="of:=IF([.O6]&lt;=[.P$4];0;[.O6])" office:value-type="float" office:value="1" calcext:value-type="float">
            <text:p>1</text:p>
          </table:table-cell>
          <table:table-cell table:style-name="ce11" table:formula="of:=IF(([.R6]-[.S$4])&gt;0;[.R6]-[.S$4]; 1)" office:value-type="float" office:value="1" calcext:value-type="float">
            <text:p>1</text:p>
          </table:table-cell>
          <table:table-cell table:style-name="ce17" table:formula="of:=CEILING([.S6]/3)" office:value-type="float" office:value="1" calcext:value-type="float">
            <text:p>1</text:p>
          </table:table-cell>
          <table:table-cell table:style-name="ce23" table:formula="of:=IF([.T6]&gt;[.$B$2];[.$G$2]&amp;&quot;d vs &quot;&amp;([.T6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table:formula="of:=IF([.A7]&gt;[.$G$1];[.$G$1]&amp;&quot;d vs 2&quot;;&quot;-&quot;)" office:value-type="string" office:string-value="-" calcext:value-type="string">
            <text:p>-</text:p>
          </table:table-cell>
          <table:table-cell table:style-name="ce12" table:formula="of:=FLOOR([.A7]/3) &amp; &quot; y&quot;" office:value-type="string" office:string-value="0 y" calcext:value-type="string">
            <text:p>0 y</text:p>
          </table:table-cell>
          <table:table-cell table:style-name="ce12" table:formula="of:=IF([.A7]&lt;=[.B$4];0;[.A7])" office:value-type="float" office:value="2" calcext:value-type="float">
            <text:p>2</text:p>
          </table:table-cell>
          <table:table-cell table:style-name="ce12" table:formula="of:=IF(([.D7]-[.E$4])&gt;0;[.D7]-[.E$4]; 1)" office:value-type="float" office:value="1" calcext:value-type="float">
            <text:p>1</text:p>
          </table:table-cell>
          <table:table-cell table:style-name="ce18" table:formula="of:=CEILING([.E7]/3)" office:value-type="float" office:value="1" calcext:value-type="float">
            <text:p>1</text:p>
          </table:table-cell>
          <table:table-cell table:style-name="ce24" table:formula="of:=IF([.F7]&gt;[.$B$2];[.$G$2]&amp;&quot;d vs &quot;&amp;([.F7]-[.$B$2]);&quot;-&quot;)" office:value-type="string" office:string-value="-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IF([.H7]&gt;[.$G$1];[.$G$1]&amp;&quot;d vs 2&quot;;&quot;-&quot;)" office:value-type="string" office:string-value="-" calcext:value-type="string">
            <text:p>-</text:p>
          </table:table-cell>
          <table:table-cell table:style-name="ce12" table:formula="of:=FLOOR([.H7]/3) &amp; &quot; y&quot;" office:value-type="string" office:string-value="0 y" calcext:value-type="string">
            <text:p>0 y</text:p>
          </table:table-cell>
          <table:table-cell table:style-name="ce12" table:formula="of:=IF([.H7]&lt;=[.I$4];0;[.H7])" office:value-type="float" office:value="0" calcext:value-type="float">
            <text:p>0</text:p>
          </table:table-cell>
          <table:table-cell table:style-name="ce12" table:formula="of:=IF(([.K7]-[.L$4])&gt;0;[.K7]-[.L$4]; 1)" office:value-type="float" office:value="1" calcext:value-type="float">
            <text:p>1</text:p>
          </table:table-cell>
          <table:table-cell table:style-name="ce18" table:formula="of:=CEILING([.L7]/3)" office:value-type="float" office:value="1" calcext:value-type="float">
            <text:p>1</text:p>
          </table:table-cell>
          <table:table-cell table:style-name="ce24" table:formula="of:=IF([.M7]&gt;[.$B$2];[.$G$2]&amp;&quot;d vs &quot;&amp;([.M7]-[.$B$2]);&quot;-&quot;)" office:value-type="string" office:string-value="-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IF([.O7]&gt;[.$G$1];[.$G$1]&amp;&quot;d vs 2&quot;;&quot;-&quot;)" office:value-type="string" office:string-value="-" calcext:value-type="string">
            <text:p>-</text:p>
          </table:table-cell>
          <table:table-cell table:style-name="ce12" table:formula="of:=FLOOR([.O7]/3) &amp; &quot; y&quot;" office:value-type="string" office:string-value="0 y" calcext:value-type="string">
            <text:p>0 y</text:p>
          </table:table-cell>
          <table:table-cell table:style-name="ce12" table:formula="of:=IF([.O7]&lt;=[.P$4];0;[.O7])" office:value-type="float" office:value="2" calcext:value-type="float">
            <text:p>2</text:p>
          </table:table-cell>
          <table:table-cell table:style-name="ce12" table:formula="of:=IF(([.R7]-[.S$4])&gt;0;[.R7]-[.S$4]; 1)" office:value-type="float" office:value="1" calcext:value-type="float">
            <text:p>1</text:p>
          </table:table-cell>
          <table:table-cell table:style-name="ce18" table:formula="of:=CEILING([.S7]/3)" office:value-type="float" office:value="1" calcext:value-type="float">
            <text:p>1</text:p>
          </table:table-cell>
          <table:table-cell table:style-name="ce24" table:formula="of:=IF([.T7]&gt;[.$B$2];[.$G$2]&amp;&quot;d vs &quot;&amp;([.T7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3" table:formula="of:=IF([.A8]&gt;[.$G$1];[.$G$1]&amp;&quot;d vs 2&quot;;&quot;-&quot;)" office:value-type="string" office:string-value="-" calcext:value-type="string">
            <text:p>-</text:p>
          </table:table-cell>
          <table:table-cell table:style-name="ce13" table:formula="of:=FLOOR([.A8]/3) &amp; &quot; y&quot;" office:value-type="string" office:string-value="1 y" calcext:value-type="string">
            <text:p>1 y</text:p>
          </table:table-cell>
          <table:table-cell table:style-name="ce13" table:formula="of:=IF([.A8]&lt;=[.B$4];0;[.A8])" office:value-type="float" office:value="3" calcext:value-type="float">
            <text:p>3</text:p>
          </table:table-cell>
          <table:table-cell table:style-name="ce13" table:formula="of:=IF(([.D8]-[.E$4])&gt;0;[.D8]-[.E$4]; 1)" office:value-type="float" office:value="1" calcext:value-type="float">
            <text:p>1</text:p>
          </table:table-cell>
          <table:table-cell table:formula="of:=CEILING([.E8]/3)" office:value-type="float" office:value="1" calcext:value-type="float">
            <text:p>1</text:p>
          </table:table-cell>
          <table:table-cell table:style-name="ce25" table:formula="of:=IF([.F8]&gt;[.$B$2];[.$G$2]&amp;&quot;d vs &quot;&amp;([.F8]-[.$B$2]);&quot;-&quot;)" office:value-type="string" office:string-value="-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style-name="ce13" table:formula="of:=IF([.H8]&gt;[.$G$1];[.$G$1]&amp;&quot;d vs 2&quot;;&quot;-&quot;)" office:value-type="string" office:string-value="-" calcext:value-type="string">
            <text:p>-</text:p>
          </table:table-cell>
          <table:table-cell table:style-name="ce13" table:formula="of:=FLOOR([.H8]/3) &amp; &quot; y&quot;" office:value-type="string" office:string-value="1 y" calcext:value-type="string">
            <text:p>1 y</text:p>
          </table:table-cell>
          <table:table-cell table:style-name="ce13" table:formula="of:=IF([.H8]&lt;=[.I$4];0;[.H8])" office:value-type="float" office:value="0" calcext:value-type="float">
            <text:p>0</text:p>
          </table:table-cell>
          <table:table-cell table:style-name="ce13" table:formula="of:=IF(([.K8]-[.L$4])&gt;0;[.K8]-[.L$4]; 1)" office:value-type="float" office:value="1" calcext:value-type="float">
            <text:p>1</text:p>
          </table:table-cell>
          <table:table-cell table:formula="of:=CEILING([.L8]/3)" office:value-type="float" office:value="1" calcext:value-type="float">
            <text:p>1</text:p>
          </table:table-cell>
          <table:table-cell table:style-name="ce25" table:formula="of:=IF([.M8]&gt;[.$B$2];[.$G$2]&amp;&quot;d vs &quot;&amp;([.M8]-[.$B$2]);&quot;-&quot;)" office:value-type="string" office:string-value="-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style-name="ce13" table:formula="of:=IF([.O8]&gt;[.$G$1];[.$G$1]&amp;&quot;d vs 2&quot;;&quot;-&quot;)" office:value-type="string" office:string-value="-" calcext:value-type="string">
            <text:p>-</text:p>
          </table:table-cell>
          <table:table-cell table:style-name="ce13" table:formula="of:=FLOOR([.O8]/3) &amp; &quot; y&quot;" office:value-type="string" office:string-value="1 y" calcext:value-type="string">
            <text:p>1 y</text:p>
          </table:table-cell>
          <table:table-cell table:style-name="ce13" table:formula="of:=IF([.O8]&lt;=[.P$4];0;[.O8])" office:value-type="float" office:value="3" calcext:value-type="float">
            <text:p>3</text:p>
          </table:table-cell>
          <table:table-cell table:style-name="ce13" table:formula="of:=IF(([.R8]-[.S$4])&gt;0;[.R8]-[.S$4]; 1)" office:value-type="float" office:value="1" calcext:value-type="float">
            <text:p>1</text:p>
          </table:table-cell>
          <table:table-cell table:formula="of:=CEILING([.S8]/3)" office:value-type="float" office:value="1" calcext:value-type="float">
            <text:p>1</text:p>
          </table:table-cell>
          <table:table-cell table:style-name="ce25" table:formula="of:=IF([.T8]&gt;[.$B$2];[.$G$2]&amp;&quot;d vs &quot;&amp;([.T8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table:formula="of:=IF([.A9]&gt;[.$G$1];[.$G$1]&amp;&quot;d vs 2&quot;;&quot;-&quot;)" office:value-type="string" office:string-value="-" calcext:value-type="string">
            <text:p>-</text:p>
          </table:table-cell>
          <table:table-cell table:style-name="ce12" table:formula="of:=FLOOR([.A9]/3) &amp; &quot; y&quot;" office:value-type="string" office:string-value="1 y" calcext:value-type="string">
            <text:p>1 y</text:p>
          </table:table-cell>
          <table:table-cell table:style-name="ce12" table:formula="of:=IF([.A9]&lt;=[.B$4];0;[.A9])" office:value-type="float" office:value="4" calcext:value-type="float">
            <text:p>4</text:p>
          </table:table-cell>
          <table:table-cell table:style-name="ce12" table:formula="of:=IF(([.D9]-[.E$4])&gt;0;[.D9]-[.E$4]; 1)" office:value-type="float" office:value="1" calcext:value-type="float">
            <text:p>1</text:p>
          </table:table-cell>
          <table:table-cell table:style-name="ce18" table:formula="of:=CEILING([.E9]/3)" office:value-type="float" office:value="1" calcext:value-type="float">
            <text:p>1</text:p>
          </table:table-cell>
          <table:table-cell table:style-name="ce24" table:formula="of:=IF([.F9]&gt;[.$B$2];[.$G$2]&amp;&quot;d vs &quot;&amp;([.F9]-[.$B$2]);&quot;-&quot;)" office:value-type="string" office:string-value="-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IF([.H9]&gt;[.$G$1];[.$G$1]&amp;&quot;d vs 2&quot;;&quot;-&quot;)" office:value-type="string" office:string-value="-" calcext:value-type="string">
            <text:p>-</text:p>
          </table:table-cell>
          <table:table-cell table:style-name="ce12" table:formula="of:=FLOOR([.H9]/3) &amp; &quot; y&quot;" office:value-type="string" office:string-value="1 y" calcext:value-type="string">
            <text:p>1 y</text:p>
          </table:table-cell>
          <table:table-cell table:style-name="ce12" table:formula="of:=IF([.H9]&lt;=[.I$4];0;[.H9])" office:value-type="float" office:value="0" calcext:value-type="float">
            <text:p>0</text:p>
          </table:table-cell>
          <table:table-cell table:style-name="ce12" table:formula="of:=IF(([.K9]-[.L$4])&gt;0;[.K9]-[.L$4]; 1)" office:value-type="float" office:value="1" calcext:value-type="float">
            <text:p>1</text:p>
          </table:table-cell>
          <table:table-cell table:style-name="ce18" table:formula="of:=CEILING([.L9]/3)" office:value-type="float" office:value="1" calcext:value-type="float">
            <text:p>1</text:p>
          </table:table-cell>
          <table:table-cell table:style-name="ce24" table:formula="of:=IF([.M9]&gt;[.$B$2];[.$G$2]&amp;&quot;d vs &quot;&amp;([.M9]-[.$B$2]);&quot;-&quot;)" office:value-type="string" office:string-value="-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2" table:formula="of:=IF([.O9]&gt;[.$G$1];[.$G$1]&amp;&quot;d vs 2&quot;;&quot;-&quot;)" office:value-type="string" office:string-value="-" calcext:value-type="string">
            <text:p>-</text:p>
          </table:table-cell>
          <table:table-cell table:style-name="ce12" table:formula="of:=FLOOR([.O9]/3) &amp; &quot; y&quot;" office:value-type="string" office:string-value="1 y" calcext:value-type="string">
            <text:p>1 y</text:p>
          </table:table-cell>
          <table:table-cell table:style-name="ce12" table:formula="of:=IF([.O9]&lt;=[.P$4];0;[.O9])" office:value-type="float" office:value="4" calcext:value-type="float">
            <text:p>4</text:p>
          </table:table-cell>
          <table:table-cell table:style-name="ce12" table:formula="of:=IF(([.R9]-[.S$4])&gt;0;[.R9]-[.S$4]; 1)" office:value-type="float" office:value="1" calcext:value-type="float">
            <text:p>1</text:p>
          </table:table-cell>
          <table:table-cell table:style-name="ce18" table:formula="of:=CEILING([.S9]/3)" office:value-type="float" office:value="1" calcext:value-type="float">
            <text:p>1</text:p>
          </table:table-cell>
          <table:table-cell table:style-name="ce24" table:formula="of:=IF([.T9]&gt;[.$B$2];[.$G$2]&amp;&quot;d vs &quot;&amp;([.T9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3" table:formula="of:=IF([.A10]&gt;[.$G$1];[.$G$1]&amp;&quot;d vs 2&quot;;&quot;-&quot;)" office:value-type="string" office:string-value="-" calcext:value-type="string">
            <text:p>-</text:p>
          </table:table-cell>
          <table:table-cell table:style-name="ce13" table:formula="of:=FLOOR([.A10]/3) &amp; &quot; y&quot;" office:value-type="string" office:string-value="1 y" calcext:value-type="string">
            <text:p>1 y</text:p>
          </table:table-cell>
          <table:table-cell table:style-name="ce13" table:formula="of:=IF([.A10]&lt;=[.B$4];0;[.A10])" office:value-type="float" office:value="5" calcext:value-type="float">
            <text:p>5</text:p>
          </table:table-cell>
          <table:table-cell table:style-name="ce13" table:formula="of:=IF(([.D10]-[.E$4])&gt;0;[.D10]-[.E$4]; 1)" office:value-type="float" office:value="1" calcext:value-type="float">
            <text:p>1</text:p>
          </table:table-cell>
          <table:table-cell table:formula="of:=CEILING([.E10]/3)" office:value-type="float" office:value="1" calcext:value-type="float">
            <text:p>1</text:p>
          </table:table-cell>
          <table:table-cell table:style-name="ce25" table:formula="of:=IF([.F10]&gt;[.$B$2];[.$G$2]&amp;&quot;d vs &quot;&amp;([.F10]-[.$B$2]);&quot;-&quot;)" office:value-type="string" office:string-value="-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13" table:formula="of:=IF([.H10]&gt;[.$G$1];[.$G$1]&amp;&quot;d vs 2&quot;;&quot;-&quot;)" office:value-type="string" office:string-value="-" calcext:value-type="string">
            <text:p>-</text:p>
          </table:table-cell>
          <table:table-cell table:style-name="ce13" table:formula="of:=FLOOR([.H10]/3) &amp; &quot; y&quot;" office:value-type="string" office:string-value="1 y" calcext:value-type="string">
            <text:p>1 y</text:p>
          </table:table-cell>
          <table:table-cell table:style-name="ce13" table:formula="of:=IF([.H10]&lt;=[.I$4];0;[.H10])" office:value-type="float" office:value="0" calcext:value-type="float">
            <text:p>0</text:p>
          </table:table-cell>
          <table:table-cell table:style-name="ce13" table:formula="of:=IF(([.K10]-[.L$4])&gt;0;[.K10]-[.L$4]; 1)" office:value-type="float" office:value="1" calcext:value-type="float">
            <text:p>1</text:p>
          </table:table-cell>
          <table:table-cell table:formula="of:=CEILING([.L10]/3)" office:value-type="float" office:value="1" calcext:value-type="float">
            <text:p>1</text:p>
          </table:table-cell>
          <table:table-cell table:style-name="ce25" table:formula="of:=IF([.M10]&gt;[.$B$2];[.$G$2]&amp;&quot;d vs &quot;&amp;([.M10]-[.$B$2]);&quot;-&quot;)" office:value-type="string" office:string-value="-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13" table:formula="of:=IF([.O10]&gt;[.$G$1];[.$G$1]&amp;&quot;d vs 2&quot;;&quot;-&quot;)" office:value-type="string" office:string-value="-" calcext:value-type="string">
            <text:p>-</text:p>
          </table:table-cell>
          <table:table-cell table:style-name="ce13" table:formula="of:=FLOOR([.O10]/3) &amp; &quot; y&quot;" office:value-type="string" office:string-value="1 y" calcext:value-type="string">
            <text:p>1 y</text:p>
          </table:table-cell>
          <table:table-cell table:style-name="ce13" table:formula="of:=IF([.O10]&lt;=[.P$4];0;[.O10])" office:value-type="float" office:value="5" calcext:value-type="float">
            <text:p>5</text:p>
          </table:table-cell>
          <table:table-cell table:style-name="ce13" table:formula="of:=IF(([.R10]-[.S$4])&gt;0;[.R10]-[.S$4]; 1)" office:value-type="float" office:value="1" calcext:value-type="float">
            <text:p>1</text:p>
          </table:table-cell>
          <table:table-cell table:formula="of:=CEILING([.S10]/3)" office:value-type="float" office:value="1" calcext:value-type="float">
            <text:p>1</text:p>
          </table:table-cell>
          <table:table-cell table:style-name="ce25" table:formula="of:=IF([.T10]&gt;[.$B$2];[.$G$2]&amp;&quot;d vs &quot;&amp;([.T10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table:formula="of:=IF([.A11]&gt;[.$G$1];[.$G$1]&amp;&quot;d vs 2&quot;;&quot;-&quot;)" office:value-type="string" office:string-value="-" calcext:value-type="string">
            <text:p>-</text:p>
          </table:table-cell>
          <table:table-cell table:style-name="ce12" table:formula="of:=FLOOR([.A11]/3) &amp; &quot; y&quot;" office:value-type="string" office:string-value="2 y" calcext:value-type="string">
            <text:p>2 y</text:p>
          </table:table-cell>
          <table:table-cell table:style-name="ce12" table:formula="of:=IF([.A11]&lt;=[.B$4];0;[.A11])" office:value-type="float" office:value="6" calcext:value-type="float">
            <text:p>6</text:p>
          </table:table-cell>
          <table:table-cell table:style-name="ce12" table:formula="of:=IF(([.D11]-[.E$4])&gt;0;[.D11]-[.E$4]; 1)" office:value-type="float" office:value="1" calcext:value-type="float">
            <text:p>1</text:p>
          </table:table-cell>
          <table:table-cell table:style-name="ce18" table:formula="of:=CEILING([.E11]/3)" office:value-type="float" office:value="1" calcext:value-type="float">
            <text:p>1</text:p>
          </table:table-cell>
          <table:table-cell table:style-name="ce24" table:formula="of:=IF([.F11]&gt;[.$B$2];[.$G$2]&amp;&quot;d vs &quot;&amp;([.F11]-[.$B$2]);&quot;-&quot;)" office:value-type="string" office:string-value="-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IF([.H11]&gt;[.$G$1];[.$G$1]&amp;&quot;d vs 2&quot;;&quot;-&quot;)" office:value-type="string" office:string-value="-" calcext:value-type="string">
            <text:p>-</text:p>
          </table:table-cell>
          <table:table-cell table:style-name="ce12" table:formula="of:=FLOOR([.H11]/3) &amp; &quot; y&quot;" office:value-type="string" office:string-value="2 y" calcext:value-type="string">
            <text:p>2 y</text:p>
          </table:table-cell>
          <table:table-cell table:style-name="ce12" table:formula="of:=IF([.H11]&lt;=[.I$4];0;[.H11])" office:value-type="float" office:value="0" calcext:value-type="float">
            <text:p>0</text:p>
          </table:table-cell>
          <table:table-cell table:style-name="ce12" table:formula="of:=IF(([.K11]-[.L$4])&gt;0;[.K11]-[.L$4]; 1)" office:value-type="float" office:value="1" calcext:value-type="float">
            <text:p>1</text:p>
          </table:table-cell>
          <table:table-cell table:style-name="ce18" table:formula="of:=CEILING([.L11]/3)" office:value-type="float" office:value="1" calcext:value-type="float">
            <text:p>1</text:p>
          </table:table-cell>
          <table:table-cell table:style-name="ce24" table:formula="of:=IF([.M11]&gt;[.$B$2];[.$G$2]&amp;&quot;d vs &quot;&amp;([.M11]-[.$B$2]);&quot;-&quot;)" office:value-type="string" office:string-value="-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IF([.O11]&gt;[.$G$1];[.$G$1]&amp;&quot;d vs 2&quot;;&quot;-&quot;)" office:value-type="string" office:string-value="-" calcext:value-type="string">
            <text:p>-</text:p>
          </table:table-cell>
          <table:table-cell table:style-name="ce12" table:formula="of:=FLOOR([.O11]/3) &amp; &quot; y&quot;" office:value-type="string" office:string-value="2 y" calcext:value-type="string">
            <text:p>2 y</text:p>
          </table:table-cell>
          <table:table-cell table:style-name="ce12" table:formula="of:=IF([.O11]&lt;=[.P$4];0;[.O11])" office:value-type="float" office:value="6" calcext:value-type="float">
            <text:p>6</text:p>
          </table:table-cell>
          <table:table-cell table:style-name="ce12" table:formula="of:=IF(([.R11]-[.S$4])&gt;0;[.R11]-[.S$4]; 1)" office:value-type="float" office:value="1" calcext:value-type="float">
            <text:p>1</text:p>
          </table:table-cell>
          <table:table-cell table:style-name="ce18" table:formula="of:=CEILING([.S11]/3)" office:value-type="float" office:value="1" calcext:value-type="float">
            <text:p>1</text:p>
          </table:table-cell>
          <table:table-cell table:style-name="ce24" table:formula="of:=IF([.T11]&gt;[.$B$2];[.$G$2]&amp;&quot;d vs &quot;&amp;([.T11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3" table:formula="of:=IF([.A12]&gt;[.$G$1];[.$G$1]&amp;&quot;d vs 2&quot;;&quot;-&quot;)" office:value-type="string" office:string-value="-" calcext:value-type="string">
            <text:p>-</text:p>
          </table:table-cell>
          <table:table-cell table:style-name="ce13" table:formula="of:=FLOOR([.A12]/3) &amp; &quot; y&quot;" office:value-type="string" office:string-value="2 y" calcext:value-type="string">
            <text:p>2 y</text:p>
          </table:table-cell>
          <table:table-cell table:style-name="ce13" table:formula="of:=IF([.A12]&lt;=[.B$4];0;[.A12])" office:value-type="float" office:value="7" calcext:value-type="float">
            <text:p>7</text:p>
          </table:table-cell>
          <table:table-cell table:style-name="ce13" table:formula="of:=IF(([.D12]-[.E$4])&gt;0;[.D12]-[.E$4]; 1)" office:value-type="float" office:value="1" calcext:value-type="float">
            <text:p>1</text:p>
          </table:table-cell>
          <table:table-cell table:formula="of:=CEILING([.E12]/3)" office:value-type="float" office:value="1" calcext:value-type="float">
            <text:p>1</text:p>
          </table:table-cell>
          <table:table-cell table:style-name="ce25" table:formula="of:=IF([.F12]&gt;[.$B$2];[.$G$2]&amp;&quot;d vs &quot;&amp;([.F12]-[.$B$2]);&quot;-&quot;)" office:value-type="string" office:string-value="-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table:style-name="ce13" table:formula="of:=IF([.H12]&gt;[.$G$1];[.$G$1]&amp;&quot;d vs 2&quot;;&quot;-&quot;)" office:value-type="string" office:string-value="-" calcext:value-type="string">
            <text:p>-</text:p>
          </table:table-cell>
          <table:table-cell table:style-name="ce13" table:formula="of:=FLOOR([.H12]/3) &amp; &quot; y&quot;" office:value-type="string" office:string-value="2 y" calcext:value-type="string">
            <text:p>2 y</text:p>
          </table:table-cell>
          <table:table-cell table:style-name="ce13" table:formula="of:=IF([.H12]&lt;=[.I$4];0;[.H12])" office:value-type="float" office:value="7" calcext:value-type="float">
            <text:p>7</text:p>
          </table:table-cell>
          <table:table-cell table:style-name="ce13" table:formula="of:=IF(([.K12]-[.L$4])&gt;0;[.K12]-[.L$4]; 1)" office:value-type="float" office:value="1" calcext:value-type="float">
            <text:p>1</text:p>
          </table:table-cell>
          <table:table-cell table:formula="of:=CEILING([.L12]/3)" office:value-type="float" office:value="1" calcext:value-type="float">
            <text:p>1</text:p>
          </table:table-cell>
          <table:table-cell table:style-name="ce25" table:formula="of:=IF([.M12]&gt;[.$B$2];[.$G$2]&amp;&quot;d vs &quot;&amp;([.M12]-[.$B$2]);&quot;-&quot;)" office:value-type="string" office:string-value="-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table:style-name="ce13" table:formula="of:=IF([.O12]&gt;[.$G$1];[.$G$1]&amp;&quot;d vs 2&quot;;&quot;-&quot;)" office:value-type="string" office:string-value="-" calcext:value-type="string">
            <text:p>-</text:p>
          </table:table-cell>
          <table:table-cell table:style-name="ce13" table:formula="of:=FLOOR([.O12]/3) &amp; &quot; y&quot;" office:value-type="string" office:string-value="2 y" calcext:value-type="string">
            <text:p>2 y</text:p>
          </table:table-cell>
          <table:table-cell table:style-name="ce13" table:formula="of:=IF([.O12]&lt;=[.P$4];0;[.O12])" office:value-type="float" office:value="7" calcext:value-type="float">
            <text:p>7</text:p>
          </table:table-cell>
          <table:table-cell table:style-name="ce13" table:formula="of:=IF(([.R12]-[.S$4])&gt;0;[.R12]-[.S$4]; 1)" office:value-type="float" office:value="1" calcext:value-type="float">
            <text:p>1</text:p>
          </table:table-cell>
          <table:table-cell table:formula="of:=CEILING([.S12]/3)" office:value-type="float" office:value="1" calcext:value-type="float">
            <text:p>1</text:p>
          </table:table-cell>
          <table:table-cell table:style-name="ce25" table:formula="of:=IF([.T12]&gt;[.$B$2];[.$G$2]&amp;&quot;d vs &quot;&amp;([.T12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table:formula="of:=IF([.A13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A13]/3) &amp; &quot; y&quot;" office:value-type="string" office:string-value="2 y" calcext:value-type="string">
            <text:p>2 y</text:p>
          </table:table-cell>
          <table:table-cell table:style-name="ce12" table:formula="of:=IF([.A13]&lt;=[.B$4];0;[.A13])" office:value-type="float" office:value="8" calcext:value-type="float">
            <text:p>8</text:p>
          </table:table-cell>
          <table:table-cell table:style-name="ce12" table:formula="of:=IF(([.D13]-[.E$4])&gt;0;[.D13]-[.E$4]; 1)" office:value-type="float" office:value="1" calcext:value-type="float">
            <text:p>1</text:p>
          </table:table-cell>
          <table:table-cell table:style-name="ce18" table:formula="of:=CEILING([.E13]/3)" office:value-type="float" office:value="1" calcext:value-type="float">
            <text:p>1</text:p>
          </table:table-cell>
          <table:table-cell table:style-name="ce24" table:formula="of:=IF([.F13]&gt;[.$B$2];[.$G$2]&amp;&quot;d vs &quot;&amp;([.F13]-[.$B$2]);&quot;-&quot;)" office:value-type="string" office:string-value="-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IF([.H13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H13]/3) &amp; &quot; y&quot;" office:value-type="string" office:string-value="2 y" calcext:value-type="string">
            <text:p>2 y</text:p>
          </table:table-cell>
          <table:table-cell table:style-name="ce12" table:formula="of:=IF([.H13]&lt;=[.I$4];0;[.H13])" office:value-type="float" office:value="8" calcext:value-type="float">
            <text:p>8</text:p>
          </table:table-cell>
          <table:table-cell table:style-name="ce12" table:formula="of:=IF(([.K13]-[.L$4])&gt;0;[.K13]-[.L$4]; 1)" office:value-type="float" office:value="2" calcext:value-type="float">
            <text:p>2</text:p>
          </table:table-cell>
          <table:table-cell table:style-name="ce18" table:formula="of:=CEILING([.L13]/3)" office:value-type="float" office:value="1" calcext:value-type="float">
            <text:p>1</text:p>
          </table:table-cell>
          <table:table-cell table:style-name="ce24" table:formula="of:=IF([.M13]&gt;[.$B$2];[.$G$2]&amp;&quot;d vs &quot;&amp;([.M13]-[.$B$2]);&quot;-&quot;)" office:value-type="string" office:string-value="-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IF([.O13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O13]/3) &amp; &quot; y&quot;" office:value-type="string" office:string-value="2 y" calcext:value-type="string">
            <text:p>2 y</text:p>
          </table:table-cell>
          <table:table-cell table:style-name="ce12" table:formula="of:=IF([.O13]&lt;=[.P$4];0;[.O13])" office:value-type="float" office:value="8" calcext:value-type="float">
            <text:p>8</text:p>
          </table:table-cell>
          <table:table-cell table:style-name="ce12" table:formula="of:=IF(([.R13]-[.S$4])&gt;0;[.R13]-[.S$4]; 1)" office:value-type="float" office:value="2" calcext:value-type="float">
            <text:p>2</text:p>
          </table:table-cell>
          <table:table-cell table:style-name="ce18" table:formula="of:=CEILING([.S13]/3)" office:value-type="float" office:value="1" calcext:value-type="float">
            <text:p>1</text:p>
          </table:table-cell>
          <table:table-cell table:style-name="ce24" table:formula="of:=IF([.T13]&gt;[.$B$2];[.$G$2]&amp;&quot;d vs &quot;&amp;([.T13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3" table:formula="of:=IF([.A14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A14]/3) &amp; &quot; y&quot;" office:value-type="string" office:string-value="3 y" calcext:value-type="string">
            <text:p>3 y</text:p>
          </table:table-cell>
          <table:table-cell table:style-name="ce13" table:formula="of:=IF([.A14]&lt;=[.B$4];0;[.A14])" office:value-type="float" office:value="9" calcext:value-type="float">
            <text:p>9</text:p>
          </table:table-cell>
          <table:table-cell table:style-name="ce13" table:formula="of:=IF(([.D14]-[.E$4])&gt;0;[.D14]-[.E$4]; 1)" office:value-type="float" office:value="1" calcext:value-type="float">
            <text:p>1</text:p>
          </table:table-cell>
          <table:table-cell table:formula="of:=CEILING([.E14]/3)" office:value-type="float" office:value="1" calcext:value-type="float">
            <text:p>1</text:p>
          </table:table-cell>
          <table:table-cell table:style-name="ce25" table:formula="of:=IF([.F14]&gt;[.$B$2];[.$G$2]&amp;&quot;d vs &quot;&amp;([.F14]-[.$B$2]);&quot;-&quot;)" office:value-type="string" office:string-value="-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table:style-name="ce13" table:formula="of:=IF([.H14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H14]/3) &amp; &quot; y&quot;" office:value-type="string" office:string-value="3 y" calcext:value-type="string">
            <text:p>3 y</text:p>
          </table:table-cell>
          <table:table-cell table:style-name="ce13" table:formula="of:=IF([.H14]&lt;=[.I$4];0;[.H14])" office:value-type="float" office:value="9" calcext:value-type="float">
            <text:p>9</text:p>
          </table:table-cell>
          <table:table-cell table:style-name="ce13" table:formula="of:=IF(([.K14]-[.L$4])&gt;0;[.K14]-[.L$4]; 1)" office:value-type="float" office:value="3" calcext:value-type="float">
            <text:p>3</text:p>
          </table:table-cell>
          <table:table-cell table:formula="of:=CEILING([.L14]/3)" office:value-type="float" office:value="1" calcext:value-type="float">
            <text:p>1</text:p>
          </table:table-cell>
          <table:table-cell table:style-name="ce25" table:formula="of:=IF([.M14]&gt;[.$B$2];[.$G$2]&amp;&quot;d vs &quot;&amp;([.M14]-[.$B$2]);&quot;-&quot;)" office:value-type="string" office:string-value="-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table:style-name="ce13" table:formula="of:=IF([.O14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O14]/3) &amp; &quot; y&quot;" office:value-type="string" office:string-value="3 y" calcext:value-type="string">
            <text:p>3 y</text:p>
          </table:table-cell>
          <table:table-cell table:style-name="ce13" table:formula="of:=IF([.O14]&lt;=[.P$4];0;[.O14])" office:value-type="float" office:value="9" calcext:value-type="float">
            <text:p>9</text:p>
          </table:table-cell>
          <table:table-cell table:style-name="ce13" table:formula="of:=IF(([.R14]-[.S$4])&gt;0;[.R14]-[.S$4]; 1)" office:value-type="float" office:value="3" calcext:value-type="float">
            <text:p>3</text:p>
          </table:table-cell>
          <table:table-cell table:formula="of:=CEILING([.S14]/3)" office:value-type="float" office:value="1" calcext:value-type="float">
            <text:p>1</text:p>
          </table:table-cell>
          <table:table-cell table:style-name="ce25" table:formula="of:=IF([.T14]&gt;[.$B$2];[.$G$2]&amp;&quot;d vs &quot;&amp;([.T14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table:formula="of:=IF([.A15]&gt;[.$G$1];[.$G$1]&amp;&quot;d vs 2&quot;;&quot;-&quot;)" office:value-type="string" office:string-value="7d vs 2" calcext:value-type="string">
            <text:p>7d vs 2</text:p>
          </table:table-cell>
          <table:table-cell table:style-name="ce14" table:formula="of:=FLOOR([.A15]/3) &amp; &quot; y&quot;" office:value-type="string" office:string-value="3 y" calcext:value-type="string">
            <text:p>3 y</text:p>
          </table:table-cell>
          <table:table-cell table:style-name="ce14" table:formula="of:=IF([.A15]&lt;=[.B$4];0;[.A15])" office:value-type="float" office:value="10" calcext:value-type="float">
            <text:p>10</text:p>
          </table:table-cell>
          <table:table-cell table:style-name="ce14" table:formula="of:=IF(([.D15]-[.E$4])&gt;0;[.D15]-[.E$4]; 1)" office:value-type="float" office:value="1" calcext:value-type="float">
            <text:p>1</text:p>
          </table:table-cell>
          <table:table-cell table:style-name="ce19" table:formula="of:=CEILING([.E15]/3)" office:value-type="float" office:value="1" calcext:value-type="float">
            <text:p>1</text:p>
          </table:table-cell>
          <table:table-cell table:style-name="ce26" table:formula="of:=IF([.F15]&gt;[.$B$2];[.$G$2]&amp;&quot;d vs &quot;&amp;([.F15]-[.$B$2]);&quot;-&quot;)" office:value-type="string" office:string-value="-" calcext:value-type="string">
            <text:p>-</text:p>
          </table:table-cell>
          <table:table-cell table:style-name="ce7" office:value-type="float" office:value="10" calcext:value-type="float">
            <text:p>10</text:p>
          </table:table-cell>
          <table:table-cell table:style-name="ce14" table:formula="of:=IF([.H15]&gt;[.$G$1];[.$G$1]&amp;&quot;d vs 2&quot;;&quot;-&quot;)" office:value-type="string" office:string-value="7d vs 2" calcext:value-type="string">
            <text:p>7d vs 2</text:p>
          </table:table-cell>
          <table:table-cell table:style-name="ce14" table:formula="of:=FLOOR([.H15]/3) &amp; &quot; y&quot;" office:value-type="string" office:string-value="3 y" calcext:value-type="string">
            <text:p>3 y</text:p>
          </table:table-cell>
          <table:table-cell table:style-name="ce14" table:formula="of:=IF([.H15]&lt;=[.I$4];0;[.H15])" office:value-type="float" office:value="10" calcext:value-type="float">
            <text:p>10</text:p>
          </table:table-cell>
          <table:table-cell table:style-name="ce14" table:formula="of:=IF(([.K15]-[.L$4])&gt;0;[.K15]-[.L$4]; 1)" office:value-type="float" office:value="4" calcext:value-type="float">
            <text:p>4</text:p>
          </table:table-cell>
          <table:table-cell table:style-name="ce19" table:formula="of:=CEILING([.L15]/3)" office:value-type="float" office:value="2" calcext:value-type="float">
            <text:p>2</text:p>
          </table:table-cell>
          <table:table-cell table:style-name="ce26" table:formula="of:=IF([.M15]&gt;[.$B$2];[.$G$2]&amp;&quot;d vs &quot;&amp;([.M15]-[.$B$2]);&quot;-&quot;)" office:value-type="string" office:string-value="-" calcext:value-type="string">
            <text:p>-</text:p>
          </table:table-cell>
          <table:table-cell table:style-name="ce7" office:value-type="float" office:value="10" calcext:value-type="float">
            <text:p>10</text:p>
          </table:table-cell>
          <table:table-cell table:style-name="ce14" table:formula="of:=IF([.O15]&gt;[.$G$1];[.$G$1]&amp;&quot;d vs 2&quot;;&quot;-&quot;)" office:value-type="string" office:string-value="7d vs 2" calcext:value-type="string">
            <text:p>7d vs 2</text:p>
          </table:table-cell>
          <table:table-cell table:style-name="ce14" table:formula="of:=FLOOR([.O15]/3) &amp; &quot; y&quot;" office:value-type="string" office:string-value="3 y" calcext:value-type="string">
            <text:p>3 y</text:p>
          </table:table-cell>
          <table:table-cell table:style-name="ce14" table:formula="of:=IF([.O15]&lt;=[.P$4];0;[.O15])" office:value-type="float" office:value="10" calcext:value-type="float">
            <text:p>10</text:p>
          </table:table-cell>
          <table:table-cell table:style-name="ce14" table:formula="of:=IF(([.R15]-[.S$4])&gt;0;[.R15]-[.S$4]; 1)" office:value-type="float" office:value="4" calcext:value-type="float">
            <text:p>4</text:p>
          </table:table-cell>
          <table:table-cell table:style-name="ce19" table:formula="of:=CEILING([.S15]/3)" office:value-type="float" office:value="2" calcext:value-type="float">
            <text:p>2</text:p>
          </table:table-cell>
          <table:table-cell table:style-name="ce26" table:formula="of:=IF([.T15]&gt;[.$B$2];[.$G$2]&amp;&quot;d vs &quot;&amp;([.T15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1" table:formula="of:=IF([.A16]&gt;[.$G$1];[.$G$1]&amp;&quot;d vs 2&quot;;&quot;-&quot;)" office:value-type="string" office:string-value="7d vs 2" calcext:value-type="string">
            <text:p>7d vs 2</text:p>
          </table:table-cell>
          <table:table-cell table:style-name="ce11" table:formula="of:=FLOOR([.A16]/3) &amp; &quot; y&quot;" office:value-type="string" office:string-value="3 y" calcext:value-type="string">
            <text:p>3 y</text:p>
          </table:table-cell>
          <table:table-cell table:style-name="ce11" table:formula="of:=IF([.A16]&lt;=[.B$4];0;[.A16])" office:value-type="float" office:value="11" calcext:value-type="float">
            <text:p>11</text:p>
          </table:table-cell>
          <table:table-cell table:style-name="ce11" table:formula="of:=IF(([.D16]-[.E$4])&gt;0;[.D16]-[.E$4]; 1)" office:value-type="float" office:value="1" calcext:value-type="float">
            <text:p>1</text:p>
          </table:table-cell>
          <table:table-cell table:style-name="ce17" table:formula="of:=CEILING([.E16]/3)" office:value-type="float" office:value="1" calcext:value-type="float">
            <text:p>1</text:p>
          </table:table-cell>
          <table:table-cell table:style-name="ce23" table:formula="of:=IF([.F16]&gt;[.$B$2];[.$G$2]&amp;&quot;d vs &quot;&amp;([.F16]-[.$B$2]);&quot;-&quot;)" office:value-type="string" office:string-value="-" calcext:value-type="string">
            <text:p>-</text:p>
          </table:table-cell>
          <table:table-cell table:style-name="ce4" office:value-type="float" office:value="11" calcext:value-type="float">
            <text:p>11</text:p>
          </table:table-cell>
          <table:table-cell table:style-name="ce11" table:formula="of:=IF([.H16]&gt;[.$G$1];[.$G$1]&amp;&quot;d vs 2&quot;;&quot;-&quot;)" office:value-type="string" office:string-value="7d vs 2" calcext:value-type="string">
            <text:p>7d vs 2</text:p>
          </table:table-cell>
          <table:table-cell table:style-name="ce11" table:formula="of:=FLOOR([.H16]/3) &amp; &quot; y&quot;" office:value-type="string" office:string-value="3 y" calcext:value-type="string">
            <text:p>3 y</text:p>
          </table:table-cell>
          <table:table-cell table:style-name="ce11" table:formula="of:=IF([.H16]&lt;=[.I$4];0;[.H16])" office:value-type="float" office:value="11" calcext:value-type="float">
            <text:p>11</text:p>
          </table:table-cell>
          <table:table-cell table:style-name="ce11" table:formula="of:=IF(([.K16]-[.L$4])&gt;0;[.K16]-[.L$4]; 1)" office:value-type="float" office:value="5" calcext:value-type="float">
            <text:p>5</text:p>
          </table:table-cell>
          <table:table-cell table:style-name="ce17" table:formula="of:=CEILING([.L16]/3)" office:value-type="float" office:value="2" calcext:value-type="float">
            <text:p>2</text:p>
          </table:table-cell>
          <table:table-cell table:style-name="ce23" table:formula="of:=IF([.M16]&gt;[.$B$2];[.$G$2]&amp;&quot;d vs &quot;&amp;([.M16]-[.$B$2]);&quot;-&quot;)" office:value-type="string" office:string-value="-" calcext:value-type="string">
            <text:p>-</text:p>
          </table:table-cell>
          <table:table-cell table:style-name="ce4" office:value-type="float" office:value="11" calcext:value-type="float">
            <text:p>11</text:p>
          </table:table-cell>
          <table:table-cell table:style-name="ce11" table:formula="of:=IF([.O16]&gt;[.$G$1];[.$G$1]&amp;&quot;d vs 2&quot;;&quot;-&quot;)" office:value-type="string" office:string-value="7d vs 2" calcext:value-type="string">
            <text:p>7d vs 2</text:p>
          </table:table-cell>
          <table:table-cell table:style-name="ce11" table:formula="of:=FLOOR([.O16]/3) &amp; &quot; y&quot;" office:value-type="string" office:string-value="3 y" calcext:value-type="string">
            <text:p>3 y</text:p>
          </table:table-cell>
          <table:table-cell table:style-name="ce11" table:formula="of:=IF([.O16]&lt;=[.P$4];0;[.O16])" office:value-type="float" office:value="11" calcext:value-type="float">
            <text:p>11</text:p>
          </table:table-cell>
          <table:table-cell table:style-name="ce11" table:formula="of:=IF(([.R16]-[.S$4])&gt;0;[.R16]-[.S$4]; 1)" office:value-type="float" office:value="5" calcext:value-type="float">
            <text:p>5</text:p>
          </table:table-cell>
          <table:table-cell table:style-name="ce17" table:formula="of:=CEILING([.S16]/3)" office:value-type="float" office:value="2" calcext:value-type="float">
            <text:p>2</text:p>
          </table:table-cell>
          <table:table-cell table:style-name="ce23" table:formula="of:=IF([.T16]&gt;[.$B$2];[.$G$2]&amp;&quot;d vs &quot;&amp;([.T16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table:formula="of:=IF([.A17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A17]/3) &amp; &quot; y&quot;" office:value-type="string" office:string-value="4 y" calcext:value-type="string">
            <text:p>4 y</text:p>
          </table:table-cell>
          <table:table-cell table:style-name="ce12" table:formula="of:=IF([.A17]&lt;=[.B$4];0;[.A17])" office:value-type="float" office:value="12" calcext:value-type="float">
            <text:p>12</text:p>
          </table:table-cell>
          <table:table-cell table:style-name="ce12" table:formula="of:=IF(([.D17]-[.E$4])&gt;0;[.D17]-[.E$4]; 1)" office:value-type="float" office:value="1" calcext:value-type="float">
            <text:p>1</text:p>
          </table:table-cell>
          <table:table-cell table:style-name="ce18" table:formula="of:=CEILING([.E17]/3)" office:value-type="float" office:value="1" calcext:value-type="float">
            <text:p>1</text:p>
          </table:table-cell>
          <table:table-cell table:style-name="ce24" table:formula="of:=IF([.F17]&gt;[.$B$2];[.$G$2]&amp;&quot;d vs &quot;&amp;([.F17]-[.$B$2]);&quot;-&quot;)" office:value-type="string" office:string-value="-" calcext:value-type="string">
            <text:p>-</text:p>
          </table:table-cell>
          <table:table-cell table:style-name="ce5" office:value-type="float" office:value="12" calcext:value-type="float">
            <text:p>12</text:p>
          </table:table-cell>
          <table:table-cell table:style-name="ce12" table:formula="of:=IF([.H17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H17]/3) &amp; &quot; y&quot;" office:value-type="string" office:string-value="4 y" calcext:value-type="string">
            <text:p>4 y</text:p>
          </table:table-cell>
          <table:table-cell table:style-name="ce12" table:formula="of:=IF([.H17]&lt;=[.I$4];0;[.H17])" office:value-type="float" office:value="12" calcext:value-type="float">
            <text:p>12</text:p>
          </table:table-cell>
          <table:table-cell table:style-name="ce12" table:formula="of:=IF(([.K17]-[.L$4])&gt;0;[.K17]-[.L$4]; 1)" office:value-type="float" office:value="6" calcext:value-type="float">
            <text:p>6</text:p>
          </table:table-cell>
          <table:table-cell table:style-name="ce18" table:formula="of:=CEILING([.L17]/3)" office:value-type="float" office:value="2" calcext:value-type="float">
            <text:p>2</text:p>
          </table:table-cell>
          <table:table-cell table:style-name="ce24" table:formula="of:=IF([.M17]&gt;[.$B$2];[.$G$2]&amp;&quot;d vs &quot;&amp;([.M17]-[.$B$2]);&quot;-&quot;)" office:value-type="string" office:string-value="-" calcext:value-type="string">
            <text:p>-</text:p>
          </table:table-cell>
          <table:table-cell table:style-name="ce5" office:value-type="float" office:value="12" calcext:value-type="float">
            <text:p>12</text:p>
          </table:table-cell>
          <table:table-cell table:style-name="ce12" table:formula="of:=IF([.O17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O17]/3) &amp; &quot; y&quot;" office:value-type="string" office:string-value="4 y" calcext:value-type="string">
            <text:p>4 y</text:p>
          </table:table-cell>
          <table:table-cell table:style-name="ce12" table:formula="of:=IF([.O17]&lt;=[.P$4];0;[.O17])" office:value-type="float" office:value="12" calcext:value-type="float">
            <text:p>12</text:p>
          </table:table-cell>
          <table:table-cell table:style-name="ce12" table:formula="of:=IF(([.R17]-[.S$4])&gt;0;[.R17]-[.S$4]; 1)" office:value-type="float" office:value="6" calcext:value-type="float">
            <text:p>6</text:p>
          </table:table-cell>
          <table:table-cell table:style-name="ce18" table:formula="of:=CEILING([.S17]/3)" office:value-type="float" office:value="2" calcext:value-type="float">
            <text:p>2</text:p>
          </table:table-cell>
          <table:table-cell table:style-name="ce24" table:formula="of:=IF([.T17]&gt;[.$B$2];[.$G$2]&amp;&quot;d vs &quot;&amp;([.T17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3" table:formula="of:=IF([.A18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A18]/3) &amp; &quot; y&quot;" office:value-type="string" office:string-value="4 y" calcext:value-type="string">
            <text:p>4 y</text:p>
          </table:table-cell>
          <table:table-cell table:style-name="ce13" table:formula="of:=IF([.A18]&lt;=[.B$4];0;[.A18])" office:value-type="float" office:value="13" calcext:value-type="float">
            <text:p>13</text:p>
          </table:table-cell>
          <table:table-cell table:style-name="ce13" table:formula="of:=IF(([.D18]-[.E$4])&gt;0;[.D18]-[.E$4]; 1)" office:value-type="float" office:value="2" calcext:value-type="float">
            <text:p>2</text:p>
          </table:table-cell>
          <table:table-cell table:formula="of:=CEILING([.E18]/3)" office:value-type="float" office:value="1" calcext:value-type="float">
            <text:p>1</text:p>
          </table:table-cell>
          <table:table-cell table:style-name="ce25" table:formula="of:=IF([.F18]&gt;[.$B$2];[.$G$2]&amp;&quot;d vs &quot;&amp;([.F18]-[.$B$2]);&quot;-&quot;)" office:value-type="string" office:string-value="-" calcext:value-type="string">
            <text:p>-</text:p>
          </table:table-cell>
          <table:table-cell table:style-name="ce6" office:value-type="float" office:value="13" calcext:value-type="float">
            <text:p>13</text:p>
          </table:table-cell>
          <table:table-cell table:style-name="ce13" table:formula="of:=IF([.H18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H18]/3) &amp; &quot; y&quot;" office:value-type="string" office:string-value="4 y" calcext:value-type="string">
            <text:p>4 y</text:p>
          </table:table-cell>
          <table:table-cell table:style-name="ce13" table:formula="of:=IF([.H18]&lt;=[.I$4];0;[.H18])" office:value-type="float" office:value="13" calcext:value-type="float">
            <text:p>13</text:p>
          </table:table-cell>
          <table:table-cell table:style-name="ce13" table:formula="of:=IF(([.K18]-[.L$4])&gt;0;[.K18]-[.L$4]; 1)" office:value-type="float" office:value="7" calcext:value-type="float">
            <text:p>7</text:p>
          </table:table-cell>
          <table:table-cell table:formula="of:=CEILING([.L18]/3)" office:value-type="float" office:value="3" calcext:value-type="float">
            <text:p>3</text:p>
          </table:table-cell>
          <table:table-cell table:style-name="ce25" table:formula="of:=IF([.M18]&gt;[.$B$2];[.$G$2]&amp;&quot;d vs &quot;&amp;([.M18]-[.$B$2]);&quot;-&quot;)" office:value-type="string" office:string-value="-" calcext:value-type="string">
            <text:p>-</text:p>
          </table:table-cell>
          <table:table-cell table:style-name="ce6" office:value-type="float" office:value="13" calcext:value-type="float">
            <text:p>13</text:p>
          </table:table-cell>
          <table:table-cell table:style-name="ce13" table:formula="of:=IF([.O18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O18]/3) &amp; &quot; y&quot;" office:value-type="string" office:string-value="4 y" calcext:value-type="string">
            <text:p>4 y</text:p>
          </table:table-cell>
          <table:table-cell table:style-name="ce13" table:formula="of:=IF([.O18]&lt;=[.P$4];0;[.O18])" office:value-type="float" office:value="13" calcext:value-type="float">
            <text:p>13</text:p>
          </table:table-cell>
          <table:table-cell table:style-name="ce13" table:formula="of:=IF(([.R18]-[.S$4])&gt;0;[.R18]-[.S$4]; 1)" office:value-type="float" office:value="7" calcext:value-type="float">
            <text:p>7</text:p>
          </table:table-cell>
          <table:table-cell table:formula="of:=CEILING([.S18]/3)" office:value-type="float" office:value="3" calcext:value-type="float">
            <text:p>3</text:p>
          </table:table-cell>
          <table:table-cell table:style-name="ce25" table:formula="of:=IF([.T18]&gt;[.$B$2];[.$G$2]&amp;&quot;d vs &quot;&amp;([.T18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table:formula="of:=IF([.A19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A19]/3) &amp; &quot; y&quot;" office:value-type="string" office:string-value="4 y" calcext:value-type="string">
            <text:p>4 y</text:p>
          </table:table-cell>
          <table:table-cell table:style-name="ce12" table:formula="of:=IF([.A19]&lt;=[.B$4];0;[.A19])" office:value-type="float" office:value="14" calcext:value-type="float">
            <text:p>14</text:p>
          </table:table-cell>
          <table:table-cell table:style-name="ce12" table:formula="of:=IF(([.D19]-[.E$4])&gt;0;[.D19]-[.E$4]; 1)" office:value-type="float" office:value="3" calcext:value-type="float">
            <text:p>3</text:p>
          </table:table-cell>
          <table:table-cell table:style-name="ce18" table:formula="of:=CEILING([.E19]/3)" office:value-type="float" office:value="1" calcext:value-type="float">
            <text:p>1</text:p>
          </table:table-cell>
          <table:table-cell table:style-name="ce24" table:formula="of:=IF([.F19]&gt;[.$B$2];[.$G$2]&amp;&quot;d vs &quot;&amp;([.F19]-[.$B$2]);&quot;-&quot;)" office:value-type="string" office:string-value="-" calcext:value-type="string">
            <text:p>-</text:p>
          </table:table-cell>
          <table:table-cell table:style-name="ce5" office:value-type="float" office:value="14" calcext:value-type="float">
            <text:p>14</text:p>
          </table:table-cell>
          <table:table-cell table:style-name="ce12" table:formula="of:=IF([.H19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H19]/3) &amp; &quot; y&quot;" office:value-type="string" office:string-value="4 y" calcext:value-type="string">
            <text:p>4 y</text:p>
          </table:table-cell>
          <table:table-cell table:style-name="ce12" table:formula="of:=IF([.H19]&lt;=[.I$4];0;[.H19])" office:value-type="float" office:value="14" calcext:value-type="float">
            <text:p>14</text:p>
          </table:table-cell>
          <table:table-cell table:style-name="ce12" table:formula="of:=IF(([.K19]-[.L$4])&gt;0;[.K19]-[.L$4]; 1)" office:value-type="float" office:value="8" calcext:value-type="float">
            <text:p>8</text:p>
          </table:table-cell>
          <table:table-cell table:style-name="ce18" table:formula="of:=CEILING([.L19]/3)" office:value-type="float" office:value="3" calcext:value-type="float">
            <text:p>3</text:p>
          </table:table-cell>
          <table:table-cell table:style-name="ce24" table:formula="of:=IF([.M19]&gt;[.$B$2];[.$G$2]&amp;&quot;d vs &quot;&amp;([.M19]-[.$B$2]);&quot;-&quot;)" office:value-type="string" office:string-value="-" calcext:value-type="string">
            <text:p>-</text:p>
          </table:table-cell>
          <table:table-cell table:style-name="ce5" office:value-type="float" office:value="14" calcext:value-type="float">
            <text:p>14</text:p>
          </table:table-cell>
          <table:table-cell table:style-name="ce12" table:formula="of:=IF([.O19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O19]/3) &amp; &quot; y&quot;" office:value-type="string" office:string-value="4 y" calcext:value-type="string">
            <text:p>4 y</text:p>
          </table:table-cell>
          <table:table-cell table:style-name="ce12" table:formula="of:=IF([.O19]&lt;=[.P$4];0;[.O19])" office:value-type="float" office:value="14" calcext:value-type="float">
            <text:p>14</text:p>
          </table:table-cell>
          <table:table-cell table:style-name="ce12" table:formula="of:=IF(([.R19]-[.S$4])&gt;0;[.R19]-[.S$4]; 1)" office:value-type="float" office:value="8" calcext:value-type="float">
            <text:p>8</text:p>
          </table:table-cell>
          <table:table-cell table:style-name="ce18" table:formula="of:=CEILING([.S19]/3)" office:value-type="float" office:value="3" calcext:value-type="float">
            <text:p>3</text:p>
          </table:table-cell>
          <table:table-cell table:style-name="ce24" table:formula="of:=IF([.T19]&gt;[.$B$2];[.$G$2]&amp;&quot;d vs &quot;&amp;([.T19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3" table:formula="of:=IF([.A20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A20]/3) &amp; &quot; y&quot;" office:value-type="string" office:string-value="5 y" calcext:value-type="string">
            <text:p>5 y</text:p>
          </table:table-cell>
          <table:table-cell table:style-name="ce13" table:formula="of:=IF([.A20]&lt;=[.B$4];0;[.A20])" office:value-type="float" office:value="15" calcext:value-type="float">
            <text:p>15</text:p>
          </table:table-cell>
          <table:table-cell table:style-name="ce13" table:formula="of:=IF(([.D20]-[.E$4])&gt;0;[.D20]-[.E$4]; 1)" office:value-type="float" office:value="4" calcext:value-type="float">
            <text:p>4</text:p>
          </table:table-cell>
          <table:table-cell table:formula="of:=CEILING([.E20]/3)" office:value-type="float" office:value="2" calcext:value-type="float">
            <text:p>2</text:p>
          </table:table-cell>
          <table:table-cell table:style-name="ce25" table:formula="of:=IF([.F20]&gt;[.$B$2];[.$G$2]&amp;&quot;d vs &quot;&amp;([.F20]-[.$B$2]);&quot;-&quot;)" office:value-type="string" office:string-value="-" calcext:value-type="string">
            <text:p>-</text:p>
          </table:table-cell>
          <table:table-cell table:style-name="ce6" office:value-type="float" office:value="15" calcext:value-type="float">
            <text:p>15</text:p>
          </table:table-cell>
          <table:table-cell table:style-name="ce13" table:formula="of:=IF([.H20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H20]/3) &amp; &quot; y&quot;" office:value-type="string" office:string-value="5 y" calcext:value-type="string">
            <text:p>5 y</text:p>
          </table:table-cell>
          <table:table-cell table:style-name="ce13" table:formula="of:=IF([.H20]&lt;=[.I$4];0;[.H20])" office:value-type="float" office:value="15" calcext:value-type="float">
            <text:p>15</text:p>
          </table:table-cell>
          <table:table-cell table:style-name="ce13" table:formula="of:=IF(([.K20]-[.L$4])&gt;0;[.K20]-[.L$4]; 1)" office:value-type="float" office:value="9" calcext:value-type="float">
            <text:p>9</text:p>
          </table:table-cell>
          <table:table-cell table:formula="of:=CEILING([.L20]/3)" office:value-type="float" office:value="3" calcext:value-type="float">
            <text:p>3</text:p>
          </table:table-cell>
          <table:table-cell table:style-name="ce25" table:formula="of:=IF([.M20]&gt;[.$B$2];[.$G$2]&amp;&quot;d vs &quot;&amp;([.M20]-[.$B$2]);&quot;-&quot;)" office:value-type="string" office:string-value="-" calcext:value-type="string">
            <text:p>-</text:p>
          </table:table-cell>
          <table:table-cell table:style-name="ce6" office:value-type="float" office:value="15" calcext:value-type="float">
            <text:p>15</text:p>
          </table:table-cell>
          <table:table-cell table:style-name="ce13" table:formula="of:=IF([.O20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O20]/3) &amp; &quot; y&quot;" office:value-type="string" office:string-value="5 y" calcext:value-type="string">
            <text:p>5 y</text:p>
          </table:table-cell>
          <table:table-cell table:style-name="ce13" table:formula="of:=IF([.O20]&lt;=[.P$4];0;[.O20])" office:value-type="float" office:value="15" calcext:value-type="float">
            <text:p>15</text:p>
          </table:table-cell>
          <table:table-cell table:style-name="ce13" table:formula="of:=IF(([.R20]-[.S$4])&gt;0;[.R20]-[.S$4]; 1)" office:value-type="float" office:value="9" calcext:value-type="float">
            <text:p>9</text:p>
          </table:table-cell>
          <table:table-cell table:formula="of:=CEILING([.S20]/3)" office:value-type="float" office:value="3" calcext:value-type="float">
            <text:p>3</text:p>
          </table:table-cell>
          <table:table-cell table:style-name="ce25" table:formula="of:=IF([.T20]&gt;[.$B$2];[.$G$2]&amp;&quot;d vs &quot;&amp;([.T20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table:formula="of:=IF([.A21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A21]/3) &amp; &quot; y&quot;" office:value-type="string" office:string-value="5 y" calcext:value-type="string">
            <text:p>5 y</text:p>
          </table:table-cell>
          <table:table-cell table:style-name="ce12" table:formula="of:=IF([.A21]&lt;=[.B$4];0;[.A21])" office:value-type="float" office:value="16" calcext:value-type="float">
            <text:p>16</text:p>
          </table:table-cell>
          <table:table-cell table:style-name="ce12" table:formula="of:=IF(([.D21]-[.E$4])&gt;0;[.D21]-[.E$4]; 1)" office:value-type="float" office:value="5" calcext:value-type="float">
            <text:p>5</text:p>
          </table:table-cell>
          <table:table-cell table:style-name="ce18" table:formula="of:=CEILING([.E21]/3)" office:value-type="float" office:value="2" calcext:value-type="float">
            <text:p>2</text:p>
          </table:table-cell>
          <table:table-cell table:style-name="ce24" table:formula="of:=IF([.F21]&gt;[.$B$2];[.$G$2]&amp;&quot;d vs &quot;&amp;([.F21]-[.$B$2]);&quot;-&quot;)" office:value-type="string" office:string-value="-" calcext:value-type="string">
            <text:p>-</text:p>
          </table:table-cell>
          <table:table-cell table:style-name="ce5" office:value-type="float" office:value="16" calcext:value-type="float">
            <text:p>16</text:p>
          </table:table-cell>
          <table:table-cell table:style-name="ce12" table:formula="of:=IF([.H21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H21]/3) &amp; &quot; y&quot;" office:value-type="string" office:string-value="5 y" calcext:value-type="string">
            <text:p>5 y</text:p>
          </table:table-cell>
          <table:table-cell table:style-name="ce12" table:formula="of:=IF([.H21]&lt;=[.I$4];0;[.H21])" office:value-type="float" office:value="16" calcext:value-type="float">
            <text:p>16</text:p>
          </table:table-cell>
          <table:table-cell table:style-name="ce12" table:formula="of:=IF(([.K21]-[.L$4])&gt;0;[.K21]-[.L$4]; 1)" office:value-type="float" office:value="10" calcext:value-type="float">
            <text:p>10</text:p>
          </table:table-cell>
          <table:table-cell table:style-name="ce18" table:formula="of:=CEILING([.L21]/3)" office:value-type="float" office:value="4" calcext:value-type="float">
            <text:p>4</text:p>
          </table:table-cell>
          <table:table-cell table:style-name="ce24" table:formula="of:=IF([.M21]&gt;[.$B$2];[.$G$2]&amp;&quot;d vs &quot;&amp;([.M21]-[.$B$2]);&quot;-&quot;)" office:value-type="string" office:string-value="-" calcext:value-type="string">
            <text:p>-</text:p>
          </table:table-cell>
          <table:table-cell table:style-name="ce5" office:value-type="float" office:value="16" calcext:value-type="float">
            <text:p>16</text:p>
          </table:table-cell>
          <table:table-cell table:style-name="ce12" table:formula="of:=IF([.O21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O21]/3) &amp; &quot; y&quot;" office:value-type="string" office:string-value="5 y" calcext:value-type="string">
            <text:p>5 y</text:p>
          </table:table-cell>
          <table:table-cell table:style-name="ce12" table:formula="of:=IF([.O21]&lt;=[.P$4];0;[.O21])" office:value-type="float" office:value="16" calcext:value-type="float">
            <text:p>16</text:p>
          </table:table-cell>
          <table:table-cell table:style-name="ce12" table:formula="of:=IF(([.R21]-[.S$4])&gt;0;[.R21]-[.S$4]; 1)" office:value-type="float" office:value="10" calcext:value-type="float">
            <text:p>10</text:p>
          </table:table-cell>
          <table:table-cell table:style-name="ce18" table:formula="of:=CEILING([.S21]/3)" office:value-type="float" office:value="4" calcext:value-type="float">
            <text:p>4</text:p>
          </table:table-cell>
          <table:table-cell table:style-name="ce24" table:formula="of:=IF([.T21]&gt;[.$B$2];[.$G$2]&amp;&quot;d vs &quot;&amp;([.T21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3" table:formula="of:=IF([.A22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A22]/3) &amp; &quot; y&quot;" office:value-type="string" office:string-value="5 y" calcext:value-type="string">
            <text:p>5 y</text:p>
          </table:table-cell>
          <table:table-cell table:style-name="ce13" table:formula="of:=IF([.A22]&lt;=[.B$4];0;[.A22])" office:value-type="float" office:value="17" calcext:value-type="float">
            <text:p>17</text:p>
          </table:table-cell>
          <table:table-cell table:style-name="ce13" table:formula="of:=IF(([.D22]-[.E$4])&gt;0;[.D22]-[.E$4]; 1)" office:value-type="float" office:value="6" calcext:value-type="float">
            <text:p>6</text:p>
          </table:table-cell>
          <table:table-cell table:formula="of:=CEILING([.E22]/3)" office:value-type="float" office:value="2" calcext:value-type="float">
            <text:p>2</text:p>
          </table:table-cell>
          <table:table-cell table:style-name="ce25" table:formula="of:=IF([.F22]&gt;[.$B$2];[.$G$2]&amp;&quot;d vs &quot;&amp;([.F22]-[.$B$2]);&quot;-&quot;)" office:value-type="string" office:string-value="-" calcext:value-type="string">
            <text:p>-</text:p>
          </table:table-cell>
          <table:table-cell table:style-name="ce6" office:value-type="float" office:value="17" calcext:value-type="float">
            <text:p>17</text:p>
          </table:table-cell>
          <table:table-cell table:style-name="ce13" table:formula="of:=IF([.H22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H22]/3) &amp; &quot; y&quot;" office:value-type="string" office:string-value="5 y" calcext:value-type="string">
            <text:p>5 y</text:p>
          </table:table-cell>
          <table:table-cell table:style-name="ce13" table:formula="of:=IF([.H22]&lt;=[.I$4];0;[.H22])" office:value-type="float" office:value="17" calcext:value-type="float">
            <text:p>17</text:p>
          </table:table-cell>
          <table:table-cell table:style-name="ce13" table:formula="of:=IF(([.K22]-[.L$4])&gt;0;[.K22]-[.L$4]; 1)" office:value-type="float" office:value="11" calcext:value-type="float">
            <text:p>11</text:p>
          </table:table-cell>
          <table:table-cell table:formula="of:=CEILING([.L22]/3)" office:value-type="float" office:value="4" calcext:value-type="float">
            <text:p>4</text:p>
          </table:table-cell>
          <table:table-cell table:style-name="ce25" table:formula="of:=IF([.M22]&gt;[.$B$2];[.$G$2]&amp;&quot;d vs &quot;&amp;([.M22]-[.$B$2]);&quot;-&quot;)" office:value-type="string" office:string-value="-" calcext:value-type="string">
            <text:p>-</text:p>
          </table:table-cell>
          <table:table-cell table:style-name="ce6" office:value-type="float" office:value="17" calcext:value-type="float">
            <text:p>17</text:p>
          </table:table-cell>
          <table:table-cell table:style-name="ce13" table:formula="of:=IF([.O22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O22]/3) &amp; &quot; y&quot;" office:value-type="string" office:string-value="5 y" calcext:value-type="string">
            <text:p>5 y</text:p>
          </table:table-cell>
          <table:table-cell table:style-name="ce13" table:formula="of:=IF([.O22]&lt;=[.P$4];0;[.O22])" office:value-type="float" office:value="17" calcext:value-type="float">
            <text:p>17</text:p>
          </table:table-cell>
          <table:table-cell table:style-name="ce13" table:formula="of:=IF(([.R22]-[.S$4])&gt;0;[.R22]-[.S$4]; 1)" office:value-type="float" office:value="11" calcext:value-type="float">
            <text:p>11</text:p>
          </table:table-cell>
          <table:table-cell table:formula="of:=CEILING([.S22]/3)" office:value-type="float" office:value="4" calcext:value-type="float">
            <text:p>4</text:p>
          </table:table-cell>
          <table:table-cell table:style-name="ce25" table:formula="of:=IF([.T22]&gt;[.$B$2];[.$G$2]&amp;&quot;d vs &quot;&amp;([.T22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table:formula="of:=IF([.A23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A23]/3) &amp; &quot; y&quot;" office:value-type="string" office:string-value="6 y" calcext:value-type="string">
            <text:p>6 y</text:p>
          </table:table-cell>
          <table:table-cell table:style-name="ce12" table:formula="of:=IF([.A23]&lt;=[.B$4];0;[.A23])" office:value-type="float" office:value="18" calcext:value-type="float">
            <text:p>18</text:p>
          </table:table-cell>
          <table:table-cell table:style-name="ce12" table:formula="of:=IF(([.D23]-[.E$4])&gt;0;[.D23]-[.E$4]; 1)" office:value-type="float" office:value="7" calcext:value-type="float">
            <text:p>7</text:p>
          </table:table-cell>
          <table:table-cell table:style-name="ce18" table:formula="of:=CEILING([.E23]/3)" office:value-type="float" office:value="3" calcext:value-type="float">
            <text:p>3</text:p>
          </table:table-cell>
          <table:table-cell table:style-name="ce24" table:formula="of:=IF([.F23]&gt;[.$B$2];[.$G$2]&amp;&quot;d vs &quot;&amp;([.F23]-[.$B$2]);&quot;-&quot;)" office:value-type="string" office:string-value="-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12" table:formula="of:=IF([.H23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H23]/3) &amp; &quot; y&quot;" office:value-type="string" office:string-value="6 y" calcext:value-type="string">
            <text:p>6 y</text:p>
          </table:table-cell>
          <table:table-cell table:style-name="ce12" table:formula="of:=IF([.H23]&lt;=[.I$4];0;[.H23])" office:value-type="float" office:value="18" calcext:value-type="float">
            <text:p>18</text:p>
          </table:table-cell>
          <table:table-cell table:style-name="ce12" table:formula="of:=IF(([.K23]-[.L$4])&gt;0;[.K23]-[.L$4]; 1)" office:value-type="float" office:value="12" calcext:value-type="float">
            <text:p>12</text:p>
          </table:table-cell>
          <table:table-cell table:style-name="ce18" table:formula="of:=CEILING([.L23]/3)" office:value-type="float" office:value="4" calcext:value-type="float">
            <text:p>4</text:p>
          </table:table-cell>
          <table:table-cell table:style-name="ce24" table:formula="of:=IF([.M23]&gt;[.$B$2];[.$G$2]&amp;&quot;d vs &quot;&amp;([.M23]-[.$B$2]);&quot;-&quot;)" office:value-type="string" office:string-value="-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12" table:formula="of:=IF([.O23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O23]/3) &amp; &quot; y&quot;" office:value-type="string" office:string-value="6 y" calcext:value-type="string">
            <text:p>6 y</text:p>
          </table:table-cell>
          <table:table-cell table:style-name="ce12" table:formula="of:=IF([.O23]&lt;=[.P$4];0;[.O23])" office:value-type="float" office:value="18" calcext:value-type="float">
            <text:p>18</text:p>
          </table:table-cell>
          <table:table-cell table:style-name="ce12" table:formula="of:=IF(([.R23]-[.S$4])&gt;0;[.R23]-[.S$4]; 1)" office:value-type="float" office:value="12" calcext:value-type="float">
            <text:p>12</text:p>
          </table:table-cell>
          <table:table-cell table:style-name="ce18" table:formula="of:=CEILING([.S23]/3)" office:value-type="float" office:value="4" calcext:value-type="float">
            <text:p>4</text:p>
          </table:table-cell>
          <table:table-cell table:style-name="ce24" table:formula="of:=IF([.T23]&gt;[.$B$2];[.$G$2]&amp;&quot;d vs &quot;&amp;([.T23]-[.$B$2]);&quot;-&quot;)" office:value-type="string" office:string-value="-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3" table:formula="of:=IF([.A24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A24]/3) &amp; &quot; y&quot;" office:value-type="string" office:string-value="6 y" calcext:value-type="string">
            <text:p>6 y</text:p>
          </table:table-cell>
          <table:table-cell table:style-name="ce13" table:formula="of:=IF([.A24]&lt;=[.B$4];0;[.A24])" office:value-type="float" office:value="19" calcext:value-type="float">
            <text:p>19</text:p>
          </table:table-cell>
          <table:table-cell table:style-name="ce13" table:formula="of:=IF(([.D24]-[.E$4])&gt;0;[.D24]-[.E$4]; 1)" office:value-type="float" office:value="8" calcext:value-type="float">
            <text:p>8</text:p>
          </table:table-cell>
          <table:table-cell table:formula="of:=CEILING([.E24]/3)" office:value-type="float" office:value="3" calcext:value-type="float">
            <text:p>3</text:p>
          </table:table-cell>
          <table:table-cell table:style-name="ce25" table:formula="of:=IF([.F24]&gt;[.$B$2];[.$G$2]&amp;&quot;d vs &quot;&amp;([.F24]-[.$B$2]);&quot;-&quot;)" office:value-type="string" office:string-value="-" calcext:value-type="string">
            <text:p>-</text:p>
          </table:table-cell>
          <table:table-cell table:style-name="ce6" office:value-type="float" office:value="19" calcext:value-type="float">
            <text:p>19</text:p>
          </table:table-cell>
          <table:table-cell table:style-name="ce13" table:formula="of:=IF([.H24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H24]/3) &amp; &quot; y&quot;" office:value-type="string" office:string-value="6 y" calcext:value-type="string">
            <text:p>6 y</text:p>
          </table:table-cell>
          <table:table-cell table:style-name="ce13" table:formula="of:=IF([.H24]&lt;=[.I$4];0;[.H24])" office:value-type="float" office:value="19" calcext:value-type="float">
            <text:p>19</text:p>
          </table:table-cell>
          <table:table-cell table:style-name="ce13" table:formula="of:=IF(([.K24]-[.L$4])&gt;0;[.K24]-[.L$4]; 1)" office:value-type="float" office:value="13" calcext:value-type="float">
            <text:p>13</text:p>
          </table:table-cell>
          <table:table-cell table:formula="of:=CEILING([.L24]/3)" office:value-type="float" office:value="5" calcext:value-type="float">
            <text:p>5</text:p>
          </table:table-cell>
          <table:table-cell table:style-name="ce25" table:formula="of:=IF([.M24]&gt;[.$B$2];[.$G$2]&amp;&quot;d vs &quot;&amp;([.M24]-[.$B$2]);&quot;-&quot;)" office:value-type="string" office:string-value="7d vs 1" calcext:value-type="string">
            <text:p>7d vs 1</text:p>
          </table:table-cell>
          <table:table-cell table:style-name="ce6" office:value-type="float" office:value="19" calcext:value-type="float">
            <text:p>19</text:p>
          </table:table-cell>
          <table:table-cell table:style-name="ce13" table:formula="of:=IF([.O24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O24]/3) &amp; &quot; y&quot;" office:value-type="string" office:string-value="6 y" calcext:value-type="string">
            <text:p>6 y</text:p>
          </table:table-cell>
          <table:table-cell table:style-name="ce13" table:formula="of:=IF([.O24]&lt;=[.P$4];0;[.O24])" office:value-type="float" office:value="19" calcext:value-type="float">
            <text:p>19</text:p>
          </table:table-cell>
          <table:table-cell table:style-name="ce13" table:formula="of:=IF(([.R24]-[.S$4])&gt;0;[.R24]-[.S$4]; 1)" office:value-type="float" office:value="13" calcext:value-type="float">
            <text:p>13</text:p>
          </table:table-cell>
          <table:table-cell table:formula="of:=CEILING([.S24]/3)" office:value-type="float" office:value="5" calcext:value-type="float">
            <text:p>5</text:p>
          </table:table-cell>
          <table:table-cell table:style-name="ce25" table:formula="of:=IF([.T24]&gt;[.$B$2];[.$G$2]&amp;&quot;d vs &quot;&amp;([.T24]-[.$B$2]);&quot;-&quot;)" office:value-type="string" office:string-value="7d vs 1" calcext:value-type="string">
            <text:p>7d vs 1</text:p>
          </table:table-cell>
          <table:table-cell table:number-columns-repeated="16363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4" table:formula="of:=IF([.A25]&gt;[.$G$1];[.$G$1]&amp;&quot;d vs 2&quot;;&quot;-&quot;)" office:value-type="string" office:string-value="7d vs 2" calcext:value-type="string">
            <text:p>7d vs 2</text:p>
          </table:table-cell>
          <table:table-cell table:style-name="ce14" table:formula="of:=FLOOR([.A25]/3) &amp; &quot; y&quot;" office:value-type="string" office:string-value="6 y" calcext:value-type="string">
            <text:p>6 y</text:p>
          </table:table-cell>
          <table:table-cell table:style-name="ce14" table:formula="of:=IF([.A25]&lt;=[.B$4];0;[.A25])" office:value-type="float" office:value="20" calcext:value-type="float">
            <text:p>20</text:p>
          </table:table-cell>
          <table:table-cell table:style-name="ce14" table:formula="of:=IF(([.D25]-[.E$4])&gt;0;[.D25]-[.E$4]; 1)" office:value-type="float" office:value="9" calcext:value-type="float">
            <text:p>9</text:p>
          </table:table-cell>
          <table:table-cell table:style-name="ce19" table:formula="of:=CEILING([.E25]/3)" office:value-type="float" office:value="3" calcext:value-type="float">
            <text:p>3</text:p>
          </table:table-cell>
          <table:table-cell table:style-name="ce26" table:formula="of:=IF([.F25]&gt;[.$B$2];[.$G$2]&amp;&quot;d vs &quot;&amp;([.F25]-[.$B$2]);&quot;-&quot;)" office:value-type="string" office:string-value="-" calcext:value-type="string">
            <text:p>-</text:p>
          </table:table-cell>
          <table:table-cell table:style-name="ce7" office:value-type="float" office:value="20" calcext:value-type="float">
            <text:p>20</text:p>
          </table:table-cell>
          <table:table-cell table:style-name="ce14" table:formula="of:=IF([.H25]&gt;[.$G$1];[.$G$1]&amp;&quot;d vs 2&quot;;&quot;-&quot;)" office:value-type="string" office:string-value="7d vs 2" calcext:value-type="string">
            <text:p>7d vs 2</text:p>
          </table:table-cell>
          <table:table-cell table:style-name="ce14" table:formula="of:=FLOOR([.H25]/3) &amp; &quot; y&quot;" office:value-type="string" office:string-value="6 y" calcext:value-type="string">
            <text:p>6 y</text:p>
          </table:table-cell>
          <table:table-cell table:style-name="ce14" table:formula="of:=IF([.H25]&lt;=[.I$4];0;[.H25])" office:value-type="float" office:value="20" calcext:value-type="float">
            <text:p>20</text:p>
          </table:table-cell>
          <table:table-cell table:style-name="ce14" table:formula="of:=IF(([.K25]-[.L$4])&gt;0;[.K25]-[.L$4]; 1)" office:value-type="float" office:value="14" calcext:value-type="float">
            <text:p>14</text:p>
          </table:table-cell>
          <table:table-cell table:style-name="ce19" table:formula="of:=CEILING([.L25]/3)" office:value-type="float" office:value="5" calcext:value-type="float">
            <text:p>5</text:p>
          </table:table-cell>
          <table:table-cell table:style-name="ce26" table:formula="of:=IF([.M25]&gt;[.$B$2];[.$G$2]&amp;&quot;d vs &quot;&amp;([.M25]-[.$B$2]);&quot;-&quot;)" office:value-type="string" office:string-value="7d vs 1" calcext:value-type="string">
            <text:p>7d vs 1</text:p>
          </table:table-cell>
          <table:table-cell table:style-name="ce7" office:value-type="float" office:value="20" calcext:value-type="float">
            <text:p>20</text:p>
          </table:table-cell>
          <table:table-cell table:style-name="ce14" table:formula="of:=IF([.O25]&gt;[.$G$1];[.$G$1]&amp;&quot;d vs 2&quot;;&quot;-&quot;)" office:value-type="string" office:string-value="7d vs 2" calcext:value-type="string">
            <text:p>7d vs 2</text:p>
          </table:table-cell>
          <table:table-cell table:style-name="ce14" table:formula="of:=FLOOR([.O25]/3) &amp; &quot; y&quot;" office:value-type="string" office:string-value="6 y" calcext:value-type="string">
            <text:p>6 y</text:p>
          </table:table-cell>
          <table:table-cell table:style-name="ce14" table:formula="of:=IF([.O25]&lt;=[.P$4];0;[.O25])" office:value-type="float" office:value="20" calcext:value-type="float">
            <text:p>20</text:p>
          </table:table-cell>
          <table:table-cell table:style-name="ce14" table:formula="of:=IF(([.R25]-[.S$4])&gt;0;[.R25]-[.S$4]; 1)" office:value-type="float" office:value="14" calcext:value-type="float">
            <text:p>14</text:p>
          </table:table-cell>
          <table:table-cell table:style-name="ce19" table:formula="of:=CEILING([.S25]/3)" office:value-type="float" office:value="5" calcext:value-type="float">
            <text:p>5</text:p>
          </table:table-cell>
          <table:table-cell table:style-name="ce26" table:formula="of:=IF([.T25]&gt;[.$B$2];[.$G$2]&amp;&quot;d vs &quot;&amp;([.T25]-[.$B$2]);&quot;-&quot;)" office:value-type="string" office:string-value="7d vs 1" calcext:value-type="string">
            <text:p>7d vs 1</text:p>
          </table:table-cell>
          <table:table-cell table:number-columns-repeated="1636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1" table:formula="of:=IF([.A26]&gt;[.$G$1];[.$G$1]&amp;&quot;d vs 2&quot;;&quot;-&quot;)" office:value-type="string" office:string-value="7d vs 2" calcext:value-type="string">
            <text:p>7d vs 2</text:p>
          </table:table-cell>
          <table:table-cell table:style-name="ce11" table:formula="of:=FLOOR([.A26]/3) &amp; &quot; y&quot;" office:value-type="string" office:string-value="7 y" calcext:value-type="string">
            <text:p>7 y</text:p>
          </table:table-cell>
          <table:table-cell table:style-name="ce11" table:formula="of:=IF([.A26]&lt;=[.B$4];0;[.A26])" office:value-type="float" office:value="21" calcext:value-type="float">
            <text:p>21</text:p>
          </table:table-cell>
          <table:table-cell table:style-name="ce11" table:formula="of:=IF(([.D26]-[.E$4])&gt;0;[.D26]-[.E$4]; 1)" office:value-type="float" office:value="10" calcext:value-type="float">
            <text:p>10</text:p>
          </table:table-cell>
          <table:table-cell table:style-name="ce17" table:formula="of:=CEILING([.E26]/3)" office:value-type="float" office:value="4" calcext:value-type="float">
            <text:p>4</text:p>
          </table:table-cell>
          <table:table-cell table:style-name="ce23" table:formula="of:=IF([.F26]&gt;[.$B$2];[.$G$2]&amp;&quot;d vs &quot;&amp;([.F26]-[.$B$2]);&quot;-&quot;)" office:value-type="string" office:string-value="-" calcext:value-type="string">
            <text:p>-</text:p>
          </table:table-cell>
          <table:table-cell table:style-name="ce4" office:value-type="float" office:value="21" calcext:value-type="float">
            <text:p>21</text:p>
          </table:table-cell>
          <table:table-cell table:style-name="ce11" table:formula="of:=IF([.H26]&gt;[.$G$1];[.$G$1]&amp;&quot;d vs 2&quot;;&quot;-&quot;)" office:value-type="string" office:string-value="7d vs 2" calcext:value-type="string">
            <text:p>7d vs 2</text:p>
          </table:table-cell>
          <table:table-cell table:style-name="ce11" table:formula="of:=FLOOR([.H26]/3) &amp; &quot; y&quot;" office:value-type="string" office:string-value="7 y" calcext:value-type="string">
            <text:p>7 y</text:p>
          </table:table-cell>
          <table:table-cell table:style-name="ce11" table:formula="of:=IF([.H26]&lt;=[.I$4];0;[.H26])" office:value-type="float" office:value="21" calcext:value-type="float">
            <text:p>21</text:p>
          </table:table-cell>
          <table:table-cell table:style-name="ce11" table:formula="of:=IF(([.K26]-[.L$4])&gt;0;[.K26]-[.L$4]; 1)" office:value-type="float" office:value="15" calcext:value-type="float">
            <text:p>15</text:p>
          </table:table-cell>
          <table:table-cell table:style-name="ce17" table:formula="of:=CEILING([.L26]/3)" office:value-type="float" office:value="5" calcext:value-type="float">
            <text:p>5</text:p>
          </table:table-cell>
          <table:table-cell table:style-name="ce23" table:formula="of:=IF([.M26]&gt;[.$B$2];[.$G$2]&amp;&quot;d vs &quot;&amp;([.M26]-[.$B$2]);&quot;-&quot;)" office:value-type="string" office:string-value="7d vs 1" calcext:value-type="string">
            <text:p>7d vs 1</text:p>
          </table:table-cell>
          <table:table-cell table:style-name="ce4" office:value-type="float" office:value="21" calcext:value-type="float">
            <text:p>21</text:p>
          </table:table-cell>
          <table:table-cell table:style-name="ce11" table:formula="of:=IF([.O26]&gt;[.$G$1];[.$G$1]&amp;&quot;d vs 2&quot;;&quot;-&quot;)" office:value-type="string" office:string-value="7d vs 2" calcext:value-type="string">
            <text:p>7d vs 2</text:p>
          </table:table-cell>
          <table:table-cell table:style-name="ce11" table:formula="of:=FLOOR([.O26]/3) &amp; &quot; y&quot;" office:value-type="string" office:string-value="7 y" calcext:value-type="string">
            <text:p>7 y</text:p>
          </table:table-cell>
          <table:table-cell table:style-name="ce11" table:formula="of:=IF([.O26]&lt;=[.P$4];0;[.O26])" office:value-type="float" office:value="21" calcext:value-type="float">
            <text:p>21</text:p>
          </table:table-cell>
          <table:table-cell table:style-name="ce11" table:formula="of:=IF(([.R26]-[.S$4])&gt;0;[.R26]-[.S$4]; 1)" office:value-type="float" office:value="15" calcext:value-type="float">
            <text:p>15</text:p>
          </table:table-cell>
          <table:table-cell table:style-name="ce17" table:formula="of:=CEILING([.S26]/3)" office:value-type="float" office:value="5" calcext:value-type="float">
            <text:p>5</text:p>
          </table:table-cell>
          <table:table-cell table:style-name="ce23" table:formula="of:=IF([.T26]&gt;[.$B$2];[.$G$2]&amp;&quot;d vs &quot;&amp;([.T26]-[.$B$2]);&quot;-&quot;)" office:value-type="string" office:string-value="7d vs 1" calcext:value-type="string">
            <text:p>7d vs 1</text:p>
          </table:table-cell>
          <table:table-cell table:number-columns-repeated="1636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table:formula="of:=IF([.A27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A27]/3) &amp; &quot; y&quot;" office:value-type="string" office:string-value="7 y" calcext:value-type="string">
            <text:p>7 y</text:p>
          </table:table-cell>
          <table:table-cell table:style-name="ce12" table:formula="of:=IF([.A27]&lt;=[.B$4];0;[.A27])" office:value-type="float" office:value="22" calcext:value-type="float">
            <text:p>22</text:p>
          </table:table-cell>
          <table:table-cell table:style-name="ce12" table:formula="of:=IF(([.D27]-[.E$4])&gt;0;[.D27]-[.E$4]; 1)" office:value-type="float" office:value="11" calcext:value-type="float">
            <text:p>11</text:p>
          </table:table-cell>
          <table:table-cell table:style-name="ce18" table:formula="of:=CEILING([.E27]/3)" office:value-type="float" office:value="4" calcext:value-type="float">
            <text:p>4</text:p>
          </table:table-cell>
          <table:table-cell table:style-name="ce24" table:formula="of:=IF([.F27]&gt;[.$B$2];[.$G$2]&amp;&quot;d vs &quot;&amp;([.F27]-[.$B$2]);&quot;-&quot;)" office:value-type="string" office:string-value="-" calcext:value-type="string">
            <text:p>-</text:p>
          </table:table-cell>
          <table:table-cell table:style-name="ce5" office:value-type="float" office:value="22" calcext:value-type="float">
            <text:p>22</text:p>
          </table:table-cell>
          <table:table-cell table:style-name="ce12" table:formula="of:=IF([.H27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H27]/3) &amp; &quot; y&quot;" office:value-type="string" office:string-value="7 y" calcext:value-type="string">
            <text:p>7 y</text:p>
          </table:table-cell>
          <table:table-cell table:style-name="ce12" table:formula="of:=IF([.H27]&lt;=[.I$4];0;[.H27])" office:value-type="float" office:value="22" calcext:value-type="float">
            <text:p>22</text:p>
          </table:table-cell>
          <table:table-cell table:style-name="ce12" table:formula="of:=IF(([.K27]-[.L$4])&gt;0;[.K27]-[.L$4]; 1)" office:value-type="float" office:value="16" calcext:value-type="float">
            <text:p>16</text:p>
          </table:table-cell>
          <table:table-cell table:style-name="ce18" table:formula="of:=CEILING([.L27]/3)" office:value-type="float" office:value="6" calcext:value-type="float">
            <text:p>6</text:p>
          </table:table-cell>
          <table:table-cell table:style-name="ce24" table:formula="of:=IF([.M27]&gt;[.$B$2];[.$G$2]&amp;&quot;d vs &quot;&amp;([.M27]-[.$B$2]);&quot;-&quot;)" office:value-type="string" office:string-value="7d vs 2" calcext:value-type="string">
            <text:p>7d vs 2</text:p>
          </table:table-cell>
          <table:table-cell table:style-name="ce5" office:value-type="float" office:value="22" calcext:value-type="float">
            <text:p>22</text:p>
          </table:table-cell>
          <table:table-cell table:style-name="ce12" table:formula="of:=IF([.O27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O27]/3) &amp; &quot; y&quot;" office:value-type="string" office:string-value="7 y" calcext:value-type="string">
            <text:p>7 y</text:p>
          </table:table-cell>
          <table:table-cell table:style-name="ce12" table:formula="of:=IF([.O27]&lt;=[.P$4];0;[.O27])" office:value-type="float" office:value="22" calcext:value-type="float">
            <text:p>22</text:p>
          </table:table-cell>
          <table:table-cell table:style-name="ce12" table:formula="of:=IF(([.R27]-[.S$4])&gt;0;[.R27]-[.S$4]; 1)" office:value-type="float" office:value="16" calcext:value-type="float">
            <text:p>16</text:p>
          </table:table-cell>
          <table:table-cell table:style-name="ce18" table:formula="of:=CEILING([.S27]/3)" office:value-type="float" office:value="6" calcext:value-type="float">
            <text:p>6</text:p>
          </table:table-cell>
          <table:table-cell table:style-name="ce24" table:formula="of:=IF([.T27]&gt;[.$B$2];[.$G$2]&amp;&quot;d vs &quot;&amp;([.T27]-[.$B$2]);&quot;-&quot;)" office:value-type="string" office:string-value="7d vs 2" calcext:value-type="string">
            <text:p>7d vs 2</text:p>
          </table:table-cell>
          <table:table-cell table:number-columns-repeated="16363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3" table:formula="of:=IF([.A28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A28]/3) &amp; &quot; y&quot;" office:value-type="string" office:string-value="7 y" calcext:value-type="string">
            <text:p>7 y</text:p>
          </table:table-cell>
          <table:table-cell table:style-name="ce13" table:formula="of:=IF([.A28]&lt;=[.B$4];0;[.A28])" office:value-type="float" office:value="23" calcext:value-type="float">
            <text:p>23</text:p>
          </table:table-cell>
          <table:table-cell table:style-name="ce13" table:formula="of:=IF(([.D28]-[.E$4])&gt;0;[.D28]-[.E$4]; 1)" office:value-type="float" office:value="12" calcext:value-type="float">
            <text:p>12</text:p>
          </table:table-cell>
          <table:table-cell table:formula="of:=CEILING([.E28]/3)" office:value-type="float" office:value="4" calcext:value-type="float">
            <text:p>4</text:p>
          </table:table-cell>
          <table:table-cell table:style-name="ce25" table:formula="of:=IF([.F28]&gt;[.$B$2];[.$G$2]&amp;&quot;d vs &quot;&amp;([.F28]-[.$B$2]);&quot;-&quot;)" office:value-type="string" office:string-value="-" calcext:value-type="string">
            <text:p>-</text:p>
          </table:table-cell>
          <table:table-cell table:style-name="ce6" office:value-type="float" office:value="23" calcext:value-type="float">
            <text:p>23</text:p>
          </table:table-cell>
          <table:table-cell table:style-name="ce13" table:formula="of:=IF([.H28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H28]/3) &amp; &quot; y&quot;" office:value-type="string" office:string-value="7 y" calcext:value-type="string">
            <text:p>7 y</text:p>
          </table:table-cell>
          <table:table-cell table:style-name="ce13" table:formula="of:=IF([.H28]&lt;=[.I$4];0;[.H28])" office:value-type="float" office:value="23" calcext:value-type="float">
            <text:p>23</text:p>
          </table:table-cell>
          <table:table-cell table:style-name="ce13" table:formula="of:=IF(([.K28]-[.L$4])&gt;0;[.K28]-[.L$4]; 1)" office:value-type="float" office:value="17" calcext:value-type="float">
            <text:p>17</text:p>
          </table:table-cell>
          <table:table-cell table:formula="of:=CEILING([.L28]/3)" office:value-type="float" office:value="6" calcext:value-type="float">
            <text:p>6</text:p>
          </table:table-cell>
          <table:table-cell table:style-name="ce25" table:formula="of:=IF([.M28]&gt;[.$B$2];[.$G$2]&amp;&quot;d vs &quot;&amp;([.M28]-[.$B$2]);&quot;-&quot;)" office:value-type="string" office:string-value="7d vs 2" calcext:value-type="string">
            <text:p>7d vs 2</text:p>
          </table:table-cell>
          <table:table-cell table:style-name="ce6" office:value-type="float" office:value="23" calcext:value-type="float">
            <text:p>23</text:p>
          </table:table-cell>
          <table:table-cell table:style-name="ce13" table:formula="of:=IF([.O28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O28]/3) &amp; &quot; y&quot;" office:value-type="string" office:string-value="7 y" calcext:value-type="string">
            <text:p>7 y</text:p>
          </table:table-cell>
          <table:table-cell table:style-name="ce13" table:formula="of:=IF([.O28]&lt;=[.P$4];0;[.O28])" office:value-type="float" office:value="23" calcext:value-type="float">
            <text:p>23</text:p>
          </table:table-cell>
          <table:table-cell table:style-name="ce13" table:formula="of:=IF(([.R28]-[.S$4])&gt;0;[.R28]-[.S$4]; 1)" office:value-type="float" office:value="17" calcext:value-type="float">
            <text:p>17</text:p>
          </table:table-cell>
          <table:table-cell table:formula="of:=CEILING([.S28]/3)" office:value-type="float" office:value="6" calcext:value-type="float">
            <text:p>6</text:p>
          </table:table-cell>
          <table:table-cell table:style-name="ce25" table:formula="of:=IF([.T28]&gt;[.$B$2];[.$G$2]&amp;&quot;d vs &quot;&amp;([.T28]-[.$B$2]);&quot;-&quot;)" office:value-type="string" office:string-value="7d vs 2" calcext:value-type="string">
            <text:p>7d vs 2</text:p>
          </table:table-cell>
          <table:table-cell table:number-columns-repeated="1636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table:formula="of:=IF([.A29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A29]/3) &amp; &quot; y&quot;" office:value-type="string" office:string-value="8 y" calcext:value-type="string">
            <text:p>8 y</text:p>
          </table:table-cell>
          <table:table-cell table:style-name="ce12" table:formula="of:=IF([.A29]&lt;=[.B$4];0;[.A29])" office:value-type="float" office:value="24" calcext:value-type="float">
            <text:p>24</text:p>
          </table:table-cell>
          <table:table-cell table:style-name="ce12" table:formula="of:=IF(([.D29]-[.E$4])&gt;0;[.D29]-[.E$4]; 1)" office:value-type="float" office:value="13" calcext:value-type="float">
            <text:p>13</text:p>
          </table:table-cell>
          <table:table-cell table:style-name="ce18" table:formula="of:=CEILING([.E29]/3)" office:value-type="float" office:value="5" calcext:value-type="float">
            <text:p>5</text:p>
          </table:table-cell>
          <table:table-cell table:style-name="ce24" table:formula="of:=IF([.F29]&gt;[.$B$2];[.$G$2]&amp;&quot;d vs &quot;&amp;([.F29]-[.$B$2]);&quot;-&quot;)" office:value-type="string" office:string-value="7d vs 1" calcext:value-type="string">
            <text:p>7d vs 1</text:p>
          </table:table-cell>
          <table:table-cell table:style-name="ce5" office:value-type="float" office:value="24" calcext:value-type="float">
            <text:p>24</text:p>
          </table:table-cell>
          <table:table-cell table:style-name="ce12" table:formula="of:=IF([.H29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H29]/3) &amp; &quot; y&quot;" office:value-type="string" office:string-value="8 y" calcext:value-type="string">
            <text:p>8 y</text:p>
          </table:table-cell>
          <table:table-cell table:style-name="ce12" table:formula="of:=IF([.H29]&lt;=[.I$4];0;[.H29])" office:value-type="float" office:value="24" calcext:value-type="float">
            <text:p>24</text:p>
          </table:table-cell>
          <table:table-cell table:style-name="ce12" table:formula="of:=IF(([.K29]-[.L$4])&gt;0;[.K29]-[.L$4]; 1)" office:value-type="float" office:value="18" calcext:value-type="float">
            <text:p>18</text:p>
          </table:table-cell>
          <table:table-cell table:style-name="ce18" table:formula="of:=CEILING([.L29]/3)" office:value-type="float" office:value="6" calcext:value-type="float">
            <text:p>6</text:p>
          </table:table-cell>
          <table:table-cell table:style-name="ce24" table:formula="of:=IF([.M29]&gt;[.$B$2];[.$G$2]&amp;&quot;d vs &quot;&amp;([.M29]-[.$B$2]);&quot;-&quot;)" office:value-type="string" office:string-value="7d vs 2" calcext:value-type="string">
            <text:p>7d vs 2</text:p>
          </table:table-cell>
          <table:table-cell table:style-name="ce5" office:value-type="float" office:value="24" calcext:value-type="float">
            <text:p>24</text:p>
          </table:table-cell>
          <table:table-cell table:style-name="ce12" table:formula="of:=IF([.O29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O29]/3) &amp; &quot; y&quot;" office:value-type="string" office:string-value="8 y" calcext:value-type="string">
            <text:p>8 y</text:p>
          </table:table-cell>
          <table:table-cell table:style-name="ce12" table:formula="of:=IF([.O29]&lt;=[.P$4];0;[.O29])" office:value-type="float" office:value="24" calcext:value-type="float">
            <text:p>24</text:p>
          </table:table-cell>
          <table:table-cell table:style-name="ce12" table:formula="of:=IF(([.R29]-[.S$4])&gt;0;[.R29]-[.S$4]; 1)" office:value-type="float" office:value="18" calcext:value-type="float">
            <text:p>18</text:p>
          </table:table-cell>
          <table:table-cell table:style-name="ce18" table:formula="of:=CEILING([.S29]/3)" office:value-type="float" office:value="6" calcext:value-type="float">
            <text:p>6</text:p>
          </table:table-cell>
          <table:table-cell table:style-name="ce24" table:formula="of:=IF([.T29]&gt;[.$B$2];[.$G$2]&amp;&quot;d vs &quot;&amp;([.T29]-[.$B$2]);&quot;-&quot;)" office:value-type="string" office:string-value="7d vs 2" calcext:value-type="string">
            <text:p>7d vs 2</text:p>
          </table:table-cell>
          <table:table-cell table:number-columns-repeated="1636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3" table:formula="of:=IF([.A30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A30]/3) &amp; &quot; y&quot;" office:value-type="string" office:string-value="8 y" calcext:value-type="string">
            <text:p>8 y</text:p>
          </table:table-cell>
          <table:table-cell table:style-name="ce13" table:formula="of:=IF([.A30]&lt;=[.B$4];0;[.A30])" office:value-type="float" office:value="25" calcext:value-type="float">
            <text:p>25</text:p>
          </table:table-cell>
          <table:table-cell table:style-name="ce13" table:formula="of:=IF(([.D30]-[.E$4])&gt;0;[.D30]-[.E$4]; 1)" office:value-type="float" office:value="14" calcext:value-type="float">
            <text:p>14</text:p>
          </table:table-cell>
          <table:table-cell table:formula="of:=CEILING([.E30]/3)" office:value-type="float" office:value="5" calcext:value-type="float">
            <text:p>5</text:p>
          </table:table-cell>
          <table:table-cell table:style-name="ce25" table:formula="of:=IF([.F30]&gt;[.$B$2];[.$G$2]&amp;&quot;d vs &quot;&amp;([.F30]-[.$B$2]);&quot;-&quot;)" office:value-type="string" office:string-value="7d vs 1" calcext:value-type="string">
            <text:p>7d vs 1</text:p>
          </table:table-cell>
          <table:table-cell table:style-name="ce6" office:value-type="float" office:value="25" calcext:value-type="float">
            <text:p>25</text:p>
          </table:table-cell>
          <table:table-cell table:style-name="ce13" table:formula="of:=IF([.H30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H30]/3) &amp; &quot; y&quot;" office:value-type="string" office:string-value="8 y" calcext:value-type="string">
            <text:p>8 y</text:p>
          </table:table-cell>
          <table:table-cell table:style-name="ce13" table:formula="of:=IF([.H30]&lt;=[.I$4];0;[.H30])" office:value-type="float" office:value="25" calcext:value-type="float">
            <text:p>25</text:p>
          </table:table-cell>
          <table:table-cell table:style-name="ce13" table:formula="of:=IF(([.K30]-[.L$4])&gt;0;[.K30]-[.L$4]; 1)" office:value-type="float" office:value="19" calcext:value-type="float">
            <text:p>19</text:p>
          </table:table-cell>
          <table:table-cell table:formula="of:=CEILING([.L30]/3)" office:value-type="float" office:value="7" calcext:value-type="float">
            <text:p>7</text:p>
          </table:table-cell>
          <table:table-cell table:style-name="ce25" table:formula="of:=IF([.M30]&gt;[.$B$2];[.$G$2]&amp;&quot;d vs &quot;&amp;([.M30]-[.$B$2]);&quot;-&quot;)" office:value-type="string" office:string-value="7d vs 3" calcext:value-type="string">
            <text:p>7d vs 3</text:p>
          </table:table-cell>
          <table:table-cell table:style-name="ce6" office:value-type="float" office:value="25" calcext:value-type="float">
            <text:p>25</text:p>
          </table:table-cell>
          <table:table-cell table:style-name="ce13" table:formula="of:=IF([.O30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O30]/3) &amp; &quot; y&quot;" office:value-type="string" office:string-value="8 y" calcext:value-type="string">
            <text:p>8 y</text:p>
          </table:table-cell>
          <table:table-cell table:style-name="ce13" table:formula="of:=IF([.O30]&lt;=[.P$4];0;[.O30])" office:value-type="float" office:value="25" calcext:value-type="float">
            <text:p>25</text:p>
          </table:table-cell>
          <table:table-cell table:style-name="ce13" table:formula="of:=IF(([.R30]-[.S$4])&gt;0;[.R30]-[.S$4]; 1)" office:value-type="float" office:value="19" calcext:value-type="float">
            <text:p>19</text:p>
          </table:table-cell>
          <table:table-cell table:formula="of:=CEILING([.S30]/3)" office:value-type="float" office:value="7" calcext:value-type="float">
            <text:p>7</text:p>
          </table:table-cell>
          <table:table-cell table:style-name="ce25" table:formula="of:=IF([.T30]&gt;[.$B$2];[.$G$2]&amp;&quot;d vs &quot;&amp;([.T30]-[.$B$2]);&quot;-&quot;)" office:value-type="string" office:string-value="7d vs 3" calcext:value-type="string">
            <text:p>7d vs 3</text:p>
          </table:table-cell>
          <table:table-cell table:number-columns-repeated="16363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2" table:formula="of:=IF([.A31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A31]/3) &amp; &quot; y&quot;" office:value-type="string" office:string-value="8 y" calcext:value-type="string">
            <text:p>8 y</text:p>
          </table:table-cell>
          <table:table-cell table:style-name="ce12" table:formula="of:=IF([.A31]&lt;=[.B$4];0;[.A31])" office:value-type="float" office:value="26" calcext:value-type="float">
            <text:p>26</text:p>
          </table:table-cell>
          <table:table-cell table:style-name="ce12" table:formula="of:=IF(([.D31]-[.E$4])&gt;0;[.D31]-[.E$4]; 1)" office:value-type="float" office:value="15" calcext:value-type="float">
            <text:p>15</text:p>
          </table:table-cell>
          <table:table-cell table:style-name="ce18" table:formula="of:=CEILING([.E31]/3)" office:value-type="float" office:value="5" calcext:value-type="float">
            <text:p>5</text:p>
          </table:table-cell>
          <table:table-cell table:style-name="ce24" table:formula="of:=IF([.F31]&gt;[.$B$2];[.$G$2]&amp;&quot;d vs &quot;&amp;([.F31]-[.$B$2]);&quot;-&quot;)" office:value-type="string" office:string-value="7d vs 1" calcext:value-type="string">
            <text:p>7d vs 1</text:p>
          </table:table-cell>
          <table:table-cell table:style-name="ce5" office:value-type="float" office:value="26" calcext:value-type="float">
            <text:p>26</text:p>
          </table:table-cell>
          <table:table-cell table:style-name="ce12" table:formula="of:=IF([.H31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H31]/3) &amp; &quot; y&quot;" office:value-type="string" office:string-value="8 y" calcext:value-type="string">
            <text:p>8 y</text:p>
          </table:table-cell>
          <table:table-cell table:style-name="ce12" table:formula="of:=IF([.H31]&lt;=[.I$4];0;[.H31])" office:value-type="float" office:value="26" calcext:value-type="float">
            <text:p>26</text:p>
          </table:table-cell>
          <table:table-cell table:style-name="ce12" table:formula="of:=IF(([.K31]-[.L$4])&gt;0;[.K31]-[.L$4]; 1)" office:value-type="float" office:value="20" calcext:value-type="float">
            <text:p>20</text:p>
          </table:table-cell>
          <table:table-cell table:style-name="ce18" table:formula="of:=CEILING([.L31]/3)" office:value-type="float" office:value="7" calcext:value-type="float">
            <text:p>7</text:p>
          </table:table-cell>
          <table:table-cell table:style-name="ce24" table:formula="of:=IF([.M31]&gt;[.$B$2];[.$G$2]&amp;&quot;d vs &quot;&amp;([.M31]-[.$B$2]);&quot;-&quot;)" office:value-type="string" office:string-value="7d vs 3" calcext:value-type="string">
            <text:p>7d vs 3</text:p>
          </table:table-cell>
          <table:table-cell table:style-name="ce5" office:value-type="float" office:value="26" calcext:value-type="float">
            <text:p>26</text:p>
          </table:table-cell>
          <table:table-cell table:style-name="ce12" table:formula="of:=IF([.O31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O31]/3) &amp; &quot; y&quot;" office:value-type="string" office:string-value="8 y" calcext:value-type="string">
            <text:p>8 y</text:p>
          </table:table-cell>
          <table:table-cell table:style-name="ce12" table:formula="of:=IF([.O31]&lt;=[.P$4];0;[.O31])" office:value-type="float" office:value="26" calcext:value-type="float">
            <text:p>26</text:p>
          </table:table-cell>
          <table:table-cell table:style-name="ce12" table:formula="of:=IF(([.R31]-[.S$4])&gt;0;[.R31]-[.S$4]; 1)" office:value-type="float" office:value="20" calcext:value-type="float">
            <text:p>20</text:p>
          </table:table-cell>
          <table:table-cell table:style-name="ce18" table:formula="of:=CEILING([.S31]/3)" office:value-type="float" office:value="7" calcext:value-type="float">
            <text:p>7</text:p>
          </table:table-cell>
          <table:table-cell table:style-name="ce24" table:formula="of:=IF([.T31]&gt;[.$B$2];[.$G$2]&amp;&quot;d vs &quot;&amp;([.T31]-[.$B$2]);&quot;-&quot;)" office:value-type="string" office:string-value="7d vs 3" calcext:value-type="string">
            <text:p>7d vs 3</text:p>
          </table:table-cell>
          <table:table-cell table:number-columns-repeated="16363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3" table:formula="of:=IF([.A32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A32]/3) &amp; &quot; y&quot;" office:value-type="string" office:string-value="9 y" calcext:value-type="string">
            <text:p>9 y</text:p>
          </table:table-cell>
          <table:table-cell table:style-name="ce13" table:formula="of:=IF([.A32]&lt;=[.B$4];0;[.A32])" office:value-type="float" office:value="27" calcext:value-type="float">
            <text:p>27</text:p>
          </table:table-cell>
          <table:table-cell table:style-name="ce13" table:formula="of:=IF(([.D32]-[.E$4])&gt;0;[.D32]-[.E$4]; 1)" office:value-type="float" office:value="16" calcext:value-type="float">
            <text:p>16</text:p>
          </table:table-cell>
          <table:table-cell table:formula="of:=CEILING([.E32]/3)" office:value-type="float" office:value="6" calcext:value-type="float">
            <text:p>6</text:p>
          </table:table-cell>
          <table:table-cell table:style-name="ce25" table:formula="of:=IF([.F32]&gt;[.$B$2];[.$G$2]&amp;&quot;d vs &quot;&amp;([.F32]-[.$B$2]);&quot;-&quot;)" office:value-type="string" office:string-value="7d vs 2" calcext:value-type="string">
            <text:p>7d vs 2</text:p>
          </table:table-cell>
          <table:table-cell table:style-name="ce6" office:value-type="float" office:value="27" calcext:value-type="float">
            <text:p>27</text:p>
          </table:table-cell>
          <table:table-cell table:style-name="ce13" table:formula="of:=IF([.H32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H32]/3) &amp; &quot; y&quot;" office:value-type="string" office:string-value="9 y" calcext:value-type="string">
            <text:p>9 y</text:p>
          </table:table-cell>
          <table:table-cell table:style-name="ce13" table:formula="of:=IF([.H32]&lt;=[.I$4];0;[.H32])" office:value-type="float" office:value="27" calcext:value-type="float">
            <text:p>27</text:p>
          </table:table-cell>
          <table:table-cell table:style-name="ce13" table:formula="of:=IF(([.K32]-[.L$4])&gt;0;[.K32]-[.L$4]; 1)" office:value-type="float" office:value="21" calcext:value-type="float">
            <text:p>21</text:p>
          </table:table-cell>
          <table:table-cell table:formula="of:=CEILING([.L32]/3)" office:value-type="float" office:value="7" calcext:value-type="float">
            <text:p>7</text:p>
          </table:table-cell>
          <table:table-cell table:style-name="ce25" table:formula="of:=IF([.M32]&gt;[.$B$2];[.$G$2]&amp;&quot;d vs &quot;&amp;([.M32]-[.$B$2]);&quot;-&quot;)" office:value-type="string" office:string-value="7d vs 3" calcext:value-type="string">
            <text:p>7d vs 3</text:p>
          </table:table-cell>
          <table:table-cell table:style-name="ce6" office:value-type="float" office:value="27" calcext:value-type="float">
            <text:p>27</text:p>
          </table:table-cell>
          <table:table-cell table:style-name="ce13" table:formula="of:=IF([.O32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O32]/3) &amp; &quot; y&quot;" office:value-type="string" office:string-value="9 y" calcext:value-type="string">
            <text:p>9 y</text:p>
          </table:table-cell>
          <table:table-cell table:style-name="ce13" table:formula="of:=IF([.O32]&lt;=[.P$4];0;[.O32])" office:value-type="float" office:value="27" calcext:value-type="float">
            <text:p>27</text:p>
          </table:table-cell>
          <table:table-cell table:style-name="ce13" table:formula="of:=IF(([.R32]-[.S$4])&gt;0;[.R32]-[.S$4]; 1)" office:value-type="float" office:value="21" calcext:value-type="float">
            <text:p>21</text:p>
          </table:table-cell>
          <table:table-cell table:formula="of:=CEILING([.S32]/3)" office:value-type="float" office:value="7" calcext:value-type="float">
            <text:p>7</text:p>
          </table:table-cell>
          <table:table-cell table:style-name="ce25" table:formula="of:=IF([.T32]&gt;[.$B$2];[.$G$2]&amp;&quot;d vs &quot;&amp;([.T32]-[.$B$2]);&quot;-&quot;)" office:value-type="string" office:string-value="7d vs 3" calcext:value-type="string">
            <text:p>7d vs 3</text:p>
          </table:table-cell>
          <table:table-cell table:number-columns-repeated="1636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2" table:formula="of:=IF([.A33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A33]/3) &amp; &quot; y&quot;" office:value-type="string" office:string-value="9 y" calcext:value-type="string">
            <text:p>9 y</text:p>
          </table:table-cell>
          <table:table-cell table:style-name="ce12" table:formula="of:=IF([.A33]&lt;=[.B$4];0;[.A33])" office:value-type="float" office:value="28" calcext:value-type="float">
            <text:p>28</text:p>
          </table:table-cell>
          <table:table-cell table:style-name="ce12" table:formula="of:=IF(([.D33]-[.E$4])&gt;0;[.D33]-[.E$4]; 1)" office:value-type="float" office:value="17" calcext:value-type="float">
            <text:p>17</text:p>
          </table:table-cell>
          <table:table-cell table:style-name="ce18" table:formula="of:=CEILING([.E33]/3)" office:value-type="float" office:value="6" calcext:value-type="float">
            <text:p>6</text:p>
          </table:table-cell>
          <table:table-cell table:style-name="ce24" table:formula="of:=IF([.F33]&gt;[.$B$2];[.$G$2]&amp;&quot;d vs &quot;&amp;([.F33]-[.$B$2]);&quot;-&quot;)" office:value-type="string" office:string-value="7d vs 2" calcext:value-type="string">
            <text:p>7d vs 2</text:p>
          </table:table-cell>
          <table:table-cell table:style-name="ce5" office:value-type="float" office:value="28" calcext:value-type="float">
            <text:p>28</text:p>
          </table:table-cell>
          <table:table-cell table:style-name="ce12" table:formula="of:=IF([.H33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H33]/3) &amp; &quot; y&quot;" office:value-type="string" office:string-value="9 y" calcext:value-type="string">
            <text:p>9 y</text:p>
          </table:table-cell>
          <table:table-cell table:style-name="ce12" table:formula="of:=IF([.H33]&lt;=[.I$4];0;[.H33])" office:value-type="float" office:value="28" calcext:value-type="float">
            <text:p>28</text:p>
          </table:table-cell>
          <table:table-cell table:style-name="ce12" table:formula="of:=IF(([.K33]-[.L$4])&gt;0;[.K33]-[.L$4]; 1)" office:value-type="float" office:value="22" calcext:value-type="float">
            <text:p>22</text:p>
          </table:table-cell>
          <table:table-cell table:style-name="ce18" table:formula="of:=CEILING([.L33]/3)" office:value-type="float" office:value="8" calcext:value-type="float">
            <text:p>8</text:p>
          </table:table-cell>
          <table:table-cell table:style-name="ce24" table:formula="of:=IF([.M33]&gt;[.$B$2];[.$G$2]&amp;&quot;d vs &quot;&amp;([.M33]-[.$B$2]);&quot;-&quot;)" office:value-type="string" office:string-value="7d vs 4" calcext:value-type="string">
            <text:p>7d vs 4</text:p>
          </table:table-cell>
          <table:table-cell table:style-name="ce5" office:value-type="float" office:value="28" calcext:value-type="float">
            <text:p>28</text:p>
          </table:table-cell>
          <table:table-cell table:style-name="ce12" table:formula="of:=IF([.O33]&gt;[.$G$1];[.$G$1]&amp;&quot;d vs 2&quot;;&quot;-&quot;)" office:value-type="string" office:string-value="7d vs 2" calcext:value-type="string">
            <text:p>7d vs 2</text:p>
          </table:table-cell>
          <table:table-cell table:style-name="ce12" table:formula="of:=FLOOR([.O33]/3) &amp; &quot; y&quot;" office:value-type="string" office:string-value="9 y" calcext:value-type="string">
            <text:p>9 y</text:p>
          </table:table-cell>
          <table:table-cell table:style-name="ce12" table:formula="of:=IF([.O33]&lt;=[.P$4];0;[.O33])" office:value-type="float" office:value="28" calcext:value-type="float">
            <text:p>28</text:p>
          </table:table-cell>
          <table:table-cell table:style-name="ce12" table:formula="of:=IF(([.R33]-[.S$4])&gt;0;[.R33]-[.S$4]; 1)" office:value-type="float" office:value="22" calcext:value-type="float">
            <text:p>22</text:p>
          </table:table-cell>
          <table:table-cell table:style-name="ce18" table:formula="of:=CEILING([.S33]/3)" office:value-type="float" office:value="8" calcext:value-type="float">
            <text:p>8</text:p>
          </table:table-cell>
          <table:table-cell table:style-name="ce24" table:formula="of:=IF([.T33]&gt;[.$B$2];[.$G$2]&amp;&quot;d vs &quot;&amp;([.T33]-[.$B$2]);&quot;-&quot;)" office:value-type="string" office:string-value="7d vs 4" calcext:value-type="string">
            <text:p>7d vs 4</text:p>
          </table:table-cell>
          <table:table-cell table:number-columns-repeated="16363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13" table:formula="of:=IF([.A34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A34]/3) &amp; &quot; y&quot;" office:value-type="string" office:string-value="9 y" calcext:value-type="string">
            <text:p>9 y</text:p>
          </table:table-cell>
          <table:table-cell table:style-name="ce13" table:formula="of:=IF([.A34]&lt;=[.B$4];0;[.A34])" office:value-type="float" office:value="29" calcext:value-type="float">
            <text:p>29</text:p>
          </table:table-cell>
          <table:table-cell table:style-name="ce13" table:formula="of:=IF(([.D34]-[.E$4])&gt;0;[.D34]-[.E$4]; 1)" office:value-type="float" office:value="18" calcext:value-type="float">
            <text:p>18</text:p>
          </table:table-cell>
          <table:table-cell table:formula="of:=CEILING([.E34]/3)" office:value-type="float" office:value="6" calcext:value-type="float">
            <text:p>6</text:p>
          </table:table-cell>
          <table:table-cell table:style-name="ce25" table:formula="of:=IF([.F34]&gt;[.$B$2];[.$G$2]&amp;&quot;d vs &quot;&amp;([.F34]-[.$B$2]);&quot;-&quot;)" office:value-type="string" office:string-value="7d vs 2" calcext:value-type="string">
            <text:p>7d vs 2</text:p>
          </table:table-cell>
          <table:table-cell table:style-name="ce6" office:value-type="float" office:value="29" calcext:value-type="float">
            <text:p>29</text:p>
          </table:table-cell>
          <table:table-cell table:style-name="ce13" table:formula="of:=IF([.H34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H34]/3) &amp; &quot; y&quot;" office:value-type="string" office:string-value="9 y" calcext:value-type="string">
            <text:p>9 y</text:p>
          </table:table-cell>
          <table:table-cell table:style-name="ce13" table:formula="of:=IF([.H34]&lt;=[.I$4];0;[.H34])" office:value-type="float" office:value="29" calcext:value-type="float">
            <text:p>29</text:p>
          </table:table-cell>
          <table:table-cell table:style-name="ce13" table:formula="of:=IF(([.K34]-[.L$4])&gt;0;[.K34]-[.L$4]; 1)" office:value-type="float" office:value="23" calcext:value-type="float">
            <text:p>23</text:p>
          </table:table-cell>
          <table:table-cell table:formula="of:=CEILING([.L34]/3)" office:value-type="float" office:value="8" calcext:value-type="float">
            <text:p>8</text:p>
          </table:table-cell>
          <table:table-cell table:style-name="ce25" table:formula="of:=IF([.M34]&gt;[.$B$2];[.$G$2]&amp;&quot;d vs &quot;&amp;([.M34]-[.$B$2]);&quot;-&quot;)" office:value-type="string" office:string-value="7d vs 4" calcext:value-type="string">
            <text:p>7d vs 4</text:p>
          </table:table-cell>
          <table:table-cell table:style-name="ce6" office:value-type="float" office:value="29" calcext:value-type="float">
            <text:p>29</text:p>
          </table:table-cell>
          <table:table-cell table:style-name="ce13" table:formula="of:=IF([.O34]&gt;[.$G$1];[.$G$1]&amp;&quot;d vs 2&quot;;&quot;-&quot;)" office:value-type="string" office:string-value="7d vs 2" calcext:value-type="string">
            <text:p>7d vs 2</text:p>
          </table:table-cell>
          <table:table-cell table:style-name="ce13" table:formula="of:=FLOOR([.O34]/3) &amp; &quot; y&quot;" office:value-type="string" office:string-value="9 y" calcext:value-type="string">
            <text:p>9 y</text:p>
          </table:table-cell>
          <table:table-cell table:style-name="ce13" table:formula="of:=IF([.O34]&lt;=[.P$4];0;[.O34])" office:value-type="float" office:value="29" calcext:value-type="float">
            <text:p>29</text:p>
          </table:table-cell>
          <table:table-cell table:style-name="ce13" table:formula="of:=IF(([.R34]-[.S$4])&gt;0;[.R34]-[.S$4]; 1)" office:value-type="float" office:value="23" calcext:value-type="float">
            <text:p>23</text:p>
          </table:table-cell>
          <table:table-cell table:formula="of:=CEILING([.S34]/3)" office:value-type="float" office:value="8" calcext:value-type="float">
            <text:p>8</text:p>
          </table:table-cell>
          <table:table-cell table:style-name="ce25" table:formula="of:=IF([.T34]&gt;[.$B$2];[.$G$2]&amp;&quot;d vs &quot;&amp;([.T34]-[.$B$2]);&quot;-&quot;)" office:value-type="string" office:string-value="7d vs 4" calcext:value-type="string">
            <text:p>7d vs 4</text:p>
          </table:table-cell>
          <table:table-cell table:number-columns-repeated="16363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4" table:formula="of:=IF([.A35]&gt;[.$G$1];[.$G$1]&amp;&quot;d vs 2&quot;;&quot;-&quot;)" office:value-type="string" office:string-value="7d vs 2" calcext:value-type="string">
            <text:p>7d vs 2</text:p>
          </table:table-cell>
          <table:table-cell table:style-name="ce14" table:formula="of:=FLOOR([.A35]/3) &amp; &quot; y&quot;" office:value-type="string" office:string-value="10 y" calcext:value-type="string">
            <text:p>10 y</text:p>
          </table:table-cell>
          <table:table-cell table:style-name="ce14" table:formula="of:=IF([.A35]&lt;=[.B$4];0;[.A35])" office:value-type="float" office:value="30" calcext:value-type="float">
            <text:p>30</text:p>
          </table:table-cell>
          <table:table-cell table:style-name="ce14" table:formula="of:=IF(([.D35]-[.E$4])&gt;0;[.D35]-[.E$4]; 1)" office:value-type="float" office:value="19" calcext:value-type="float">
            <text:p>19</text:p>
          </table:table-cell>
          <table:table-cell table:style-name="ce19" table:formula="of:=CEILING([.E35]/3)" office:value-type="float" office:value="7" calcext:value-type="float">
            <text:p>7</text:p>
          </table:table-cell>
          <table:table-cell table:style-name="ce26" table:formula="of:=IF([.F35]&gt;[.$B$2];[.$G$2]&amp;&quot;d vs &quot;&amp;([.F35]-[.$B$2]);&quot;-&quot;)" office:value-type="string" office:string-value="7d vs 3" calcext:value-type="string">
            <text:p>7d vs 3</text:p>
          </table:table-cell>
          <table:table-cell table:style-name="ce7" office:value-type="float" office:value="30" calcext:value-type="float">
            <text:p>30</text:p>
          </table:table-cell>
          <table:table-cell table:style-name="ce14" table:formula="of:=IF([.H35]&gt;[.$G$1];[.$G$1]&amp;&quot;d vs 2&quot;;&quot;-&quot;)" office:value-type="string" office:string-value="7d vs 2" calcext:value-type="string">
            <text:p>7d vs 2</text:p>
          </table:table-cell>
          <table:table-cell table:style-name="ce14" table:formula="of:=FLOOR([.H35]/3) &amp; &quot; y&quot;" office:value-type="string" office:string-value="10 y" calcext:value-type="string">
            <text:p>10 y</text:p>
          </table:table-cell>
          <table:table-cell table:style-name="ce14" table:formula="of:=IF([.H35]&lt;=[.I$4];0;[.H35])" office:value-type="float" office:value="30" calcext:value-type="float">
            <text:p>30</text:p>
          </table:table-cell>
          <table:table-cell table:style-name="ce14" table:formula="of:=IF(([.K35]-[.L$4])&gt;0;[.K35]-[.L$4]; 1)" office:value-type="float" office:value="24" calcext:value-type="float">
            <text:p>24</text:p>
          </table:table-cell>
          <table:table-cell table:style-name="ce19" table:formula="of:=CEILING([.L35]/3)" office:value-type="float" office:value="8" calcext:value-type="float">
            <text:p>8</text:p>
          </table:table-cell>
          <table:table-cell table:style-name="ce26" table:formula="of:=IF([.M35]&gt;[.$B$2];[.$G$2]&amp;&quot;d vs &quot;&amp;([.M35]-[.$B$2]);&quot;-&quot;)" office:value-type="string" office:string-value="7d vs 4" calcext:value-type="string">
            <text:p>7d vs 4</text:p>
          </table:table-cell>
          <table:table-cell table:style-name="ce7" office:value-type="float" office:value="30" calcext:value-type="float">
            <text:p>30</text:p>
          </table:table-cell>
          <table:table-cell table:style-name="ce14" table:formula="of:=IF([.O35]&gt;[.$G$1];[.$G$1]&amp;&quot;d vs 2&quot;;&quot;-&quot;)" office:value-type="string" office:string-value="7d vs 2" calcext:value-type="string">
            <text:p>7d vs 2</text:p>
          </table:table-cell>
          <table:table-cell table:style-name="ce14" table:formula="of:=FLOOR([.O35]/3) &amp; &quot; y&quot;" office:value-type="string" office:string-value="10 y" calcext:value-type="string">
            <text:p>10 y</text:p>
          </table:table-cell>
          <table:table-cell table:style-name="ce14" table:formula="of:=IF([.O35]&lt;=[.P$4];0;[.O35])" office:value-type="float" office:value="30" calcext:value-type="float">
            <text:p>30</text:p>
          </table:table-cell>
          <table:table-cell table:style-name="ce14" table:formula="of:=IF(([.R35]-[.S$4])&gt;0;[.R35]-[.S$4]; 1)" office:value-type="float" office:value="24" calcext:value-type="float">
            <text:p>24</text:p>
          </table:table-cell>
          <table:table-cell table:style-name="ce19" table:formula="of:=CEILING([.S35]/3)" office:value-type="float" office:value="8" calcext:value-type="float">
            <text:p>8</text:p>
          </table:table-cell>
          <table:table-cell table:style-name="ce26" table:formula="of:=IF([.T35]&gt;[.$B$2];[.$G$2]&amp;&quot;d vs &quot;&amp;([.T35]-[.$B$2]);&quot;-&quot;)" office:value-type="string" office:string-value="7d vs 4" calcext:value-type="string">
            <text:p>7d vs 4</text:p>
          </table:table-cell>
          <table:table-cell table:number-columns-repeated="16363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rtal Resistanc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5"/>
        <table:table-column table:style-name="co8" table:default-cell-style-name="ce43"/>
        <table:table-column table:style-name="co7" table:default-cell-style-name="Default"/>
        <table:table-column table:style-name="co8" table:default-cell-style-name="ce43"/>
        <table:table-column table:style-name="co16" table:default-cell-style-name="Default"/>
        <table:table-column table:style-name="co8" table:default-cell-style-name="ce43"/>
        <table:table-column table:style-name="co17" table:default-cell-style-name="Default"/>
        <table:table-column table:style-name="co18" table:default-cell-style-name="Default"/>
        <table:table-column table:style-name="co8" table:default-cell-style-name="ce43"/>
        <table:table-column table:style-name="co19" table:default-cell-style-name="Default"/>
        <table:table-column table:style-name="co20" table:default-cell-style-name="Default"/>
        <table:table-column table:style-name="co7" table:number-columns-repeated="16366" table:default-cell-style-name="Default"/>
        <table:table-row table:style-name="ro1">
          <table:table-cell office:value-type="string" calcext:value-type="string">
            <text:p>STA</text:p>
          </table:table-cell>
          <table:table-cell table:style-name="ce33" office:value-type="float" office:value="2" calcext:value-type="float">
            <text:p>2</text:p>
          </table:table-cell>
          <table:table-cell table:style-name="ce35" table:formula="of:=[.D2]" office:value-type="float" office:value="5" calcext:value-type="float">
            <text:p>5</text:p>
          </table:table-cell>
          <table:table-cell table:style-name="ce38" office:value-type="string" calcext:value-type="string">
            <text:p>STA+RES</text:p>
          </table:table-cell>
          <table:table-cell office:value-type="string" calcext:value-type="string">
            <text:p>/2</text:p>
          </table:table-cell>
          <table:table-cell table:number-columns-repeated="2"/>
          <table:table-cell table:style-name="ce36"/>
          <table:table-cell table:style-name="ce41"/>
          <table:table-cell table:style-name="ce44" table:formula="of:=[.E2]" office:value-type="float" office:value="3" calcext:value-type="float">
            <text:p>3</text:p>
          </table:table-cell>
          <table:table-cell table:style-name="ce41"/>
          <table:table-cell table:style-name="ce44" office:value-type="float" office:value="0" calcext:value-type="float">
            <text:p>0</text:p>
          </table:table-cell>
          <table:table-cell table:style-name="ce41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1"/>
          <table:table-cell table:style-name="ce44" table:formula="of:=[.D2]" office:value-type="float" office:value="5" calcext:value-type="float">
            <text:p>5</text:p>
          </table:table-cell>
          <table:table-cell table:style-name="ce44" table:number-columns-repeated="4"/>
          <table:table-cell table:number-columns-repeated="16363"/>
        </table:table-row>
        <table:table-row table:style-name="ro1">
          <table:table-cell office:value-type="string" calcext:value-type="string">
            <text:p>RES</text:p>
          </table:table-cell>
          <table:table-cell table:style-name="ce33" office:value-type="float" office:value="3" calcext:value-type="float">
            <text:p>3</text:p>
          </table:table-cell>
          <table:table-cell table:style-name="ce36" table:formula="of:=[.B1]+[.D2]" office:value-type="float" office:value="7" calcext:value-type="float">
            <text:p>7</text:p>
          </table:table-cell>
          <table:table-cell table:formula="of:=[.B1]+[.B2]" office:value-type="float" office:value="5" calcext:value-type="float">
            <text:p>5</text:p>
          </table:table-cell>
          <table:table-cell table:formula="of:=CEILING([.D2]/2)" office:value-type="float" office:value="3" calcext:value-type="float">
            <text:p>3</text:p>
          </table:table-cell>
          <table:table-cell table:number-columns-repeated="2"/>
          <table:table-cell table:style-name="ce36"/>
          <table:table-cell table:style-name="ce41"/>
          <table:table-cell table:style-name="ce44" table:formula="of:=[.D2]+[.E2]" office:value-type="float" office:value="8" calcext:value-type="float">
            <text:p>8</text:p>
          </table:table-cell>
          <table:table-cell table:style-name="ce41"/>
          <table:table-cell table:style-name="ce44" table:formula="of:=[.B1]" office:value-type="float" office:value="2" calcext:value-type="float">
            <text:p>2</text:p>
          </table:table-cell>
          <table:table-cell table:style-name="ce41"/>
          <table:table-cell table:style-name="ce44" office:value-type="float" office:value="4" calcext:value-type="float">
            <text:p>4</text:p>
          </table:table-cell>
          <table:table-cell table:style-name="ce44"/>
          <table:table-cell table:style-name="ce41"/>
          <table:table-cell table:style-name="ce44" table:formula="of:=[.D2]*2" office:value-type="float" office:value="10" calcext:value-type="float">
            <text:p>10</text:p>
          </table:table-cell>
          <table:table-cell table:style-name="ce44" table:number-columns-repeated="4"/>
          <table:table-cell table:number-columns-repeated="16363"/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42"/>
          <table:table-cell table:style-name="ce15"/>
          <table:table-cell table:style-name="ce42"/>
          <table:table-cell table:style-name="ce15"/>
          <table:table-cell table:style-name="ce42"/>
          <table:table-cell table:style-name="ce15" table:number-columns-repeated="2"/>
          <table:table-cell table:style-name="ce42"/>
          <table:table-cell table:style-name="ce15" table:number-columns-repeated="16368"/>
        </table:table-row>
        <table:table-row table:style-name="ro3">
          <table:table-cell table:style-name="ce31" office:value-type="string" calcext:value-type="string" table:number-columns-spanned="2" table:number-rows-spanned="1">
            <text:p>Infection</text:p>
            <text:p>[days]</text:p>
          </table:table-cell>
          <table:covered-table-cell table:style-name="ce31"/>
          <table:table-cell table:style-name="ce31" office:value-type="string" calcext:value-type="string">
            <text:p>Pen.</text:p>
          </table:table-cell>
          <table:table-cell table:style-name="ce39" office:value-type="string" calcext:value-type="string">
            <text:p>Untreated</text:p>
            <text:p>Resist roll</text:p>
            <text:p>(-wound pens.)</text:p>
          </table:table-cell>
          <table:table-cell table:style-name="ce39" office:value-type="string" calcext:value-type="string">
            <text:p>Treated</text:p>
            <text:p>Resist roll</text:p>
            <text:p>(-wound pens. +medic hits)</text:p>
          </table:table-cell>
          <table:table-cell table:style-name="ce31" office:value-type="string" calcext:value-type="string">
            <text:p>Treating</text:p>
            <text:p>Difficulty</text:p>
          </table:table-cell>
          <table:table-cell table:style-name="ce31"/>
          <table:table-cell table:style-name="ce31" office:value-type="string" calcext:value-type="string">
            <text:p>Pen.</text:p>
          </table:table-cell>
          <table:table-cell table:style-name="ce31" office:value-type="string" calcext:value-type="string" table:number-columns-spanned="2" table:number-rows-spanned="1">
            <text:p>Hunger</text:p>
            <text:p>[days]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Thirst</text:p>
            <text:p>[days]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leep Deprivation</text:p>
            <text:p>[days]</text:p>
          </table:table-cell>
          <table:covered-table-cell table:style-name="ce31"/>
          <table:table-cell table:style-name="ce31"/>
          <table:table-cell table:style-name="ce39" office:value-type="string" calcext:value-type="string" table:number-columns-spanned="2" table:number-rows-spanned="1">
            <text:p>Strenunous Activity</text:p>
            <text:p>[hours]</text:p>
          </table:table-cell>
          <table:covered-table-cell/>
          <table:table-cell table:style-name="ce31" office:value-type="string" calcext:value-type="string">
            <text:p>Pen.</text:p>
          </table:table-cell>
          <table:table-cell table:style-name="ce42" table:number-columns-repeated="16366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4" table:formula="of:=IF([.A5]&lt;=[.C$1];&quot;INFECT&quot;;&quot;&quot;) &amp; IF([.A5]&gt;[.C$2];&quot;DEAD&quot;;&quot;&quot;) &amp; IF(AND([.A5]&lt;=[.C$2]; [.A5]&gt;[.C$1]);&quot;DYING&quot;;&quot;&quot;)" office:value-type="string" office:string-value="INFECT" calcext:value-type="string">
            <text:p>INFECT</text:p>
          </table:table-cell>
          <table:table-cell table:style-name="ce37" table:formula="of:=IF([.B5]=&quot;INFECT&quot;;-2; &quot;&quot;) &amp; IF([.B5]=&quot;DYING&quot;;-4; &quot;&quot;)" office:value-type="string" office:string-value="-2" calcext:value-type="string">
            <text:p>-2</text:p>
          </table:table-cell>
          <table:table-cell table:style-name="ce40" table:formula="of:==IF([.B5]&lt;&gt;&quot;DEAD&quot;; [.D$2]+[.C5] &amp; &quot;d vs &quot; &amp; [.A5]; &quot;&quot;)" office:value-type="string" office:string-value="3d vs 1" calcext:value-type="string">
            <text:p>3d vs 1</text:p>
          </table:table-cell>
          <table:table-cell table:style-name="ce40" table:formula="of:=IF([.B5]&lt;&gt;&quot;DEAD&quot;; [.D$2]+[.C5] &amp; &quot;d vs &quot; &amp; [.A5]; &quot;&quot;)" office:value-type="string" office:string-value="3d vs 1" calcext:value-type="string">
            <text:p>3d vs 1</text:p>
          </table:table-cell>
          <table:table-cell table:style-name="ce34" table:formula="of:=IF([.B5]&lt;&gt;&quot;DEAD&quot;; &quot;Int+Med vs &quot; &amp; [.A5]; &quot;&quot;)" office:value-type="string" office:string-value="Int+Med vs 1" calcext:value-type="string">
            <text:p>Int+Med vs 1</text:p>
          </table:table-cell>
          <table:table-cell table:style-name="ce34"/>
          <table:table-cell table:style-name="ce37" table:formula="of:=MIN(0; -[.I5]+[.$E$2]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table:formula="of:=IF([.I5]&lt;=[.J$1];&quot;&quot;;&quot;&quot;) &amp; IF([.I5]&gt;[.J$2];&quot;DEAD&quot;;&quot;&quot;) &amp; IF(AND([.I5]&lt;=[.J$2]; [.I5]&gt;[.J$1]);&quot;HUNGER&quot;;&quot;&quot;)">
            <text:p/>
          </table:table-cell>
          <table:table-cell table:style-name="ce32" table:formula="of:=MAX([.I5]-[.$J$1]+[.L$1]; 0)" office:value-type="float" office:value="0" calcext:value-type="float">
            <text:p>0</text:p>
          </table:table-cell>
          <table:table-cell table:style-name="ce34" table:formula="of:=IF([.K5]&lt;=[.L$1];&quot;&quot;;&quot;&quot;) &amp; IF([.K5]&gt;[.L$2];&quot;DEAD&quot;;&quot;&quot;) &amp; IF(AND([.K5]&lt;=[.L$2]; [.K5]&gt;[.L$1]);&quot;THIRST&quot;;&quot;&quot;)">
            <text:p/>
          </table:table-cell>
          <table:table-cell table:style-name="ce32" table:formula="of:=MAX([.I5]-[.$J$1]+[.N$1]; 0)" office:value-type="float" office:value="0" calcext:value-type="float">
            <text:p>0</text:p>
          </table:table-cell>
          <table:table-cell table:style-name="ce34" table:formula="of:=IF([.M5]&lt;=[.N$1];&quot;&quot;;&quot;&quot;) &amp; IF([.M5]&gt;[.N$2];&quot;TIRED (max -3)&quot;;&quot;&quot;) &amp; IF(AND([.M5]&lt;=[.N$2]; [.M5]&gt;[.N$1]);&quot;TIRED&quot;;&quot;&quot;)">
            <text:p/>
          </table:table-cell>
          <table:table-cell table:style-name="ce34"/>
          <table:table-cell table:style-name="ce32" office:value-type="float" office:value="1" calcext:value-type="float">
            <text:p>1</text:p>
          </table:table-cell>
          <table:table-cell table:style-name="ce34" table:formula="of:=IF([.P5]&lt;=[.Q$1];&quot;&quot;;&quot;&quot;) &amp; IF([.P5]&gt;[.Q$2];&quot;PASSED OUT&quot;;&quot;&quot;) &amp; IF(AND([.P5]&lt;=[.Q$2]; [.P5]&gt;[.Q$1]);&quot;TIRED&quot;;&quot;&quot;)">
            <text:p/>
          </table:table-cell>
          <table:table-cell table:style-name="ce37" table:formula="of:=IF([.Q5]=&quot;TIRED&quot;;MIN(0;[.$Q$1]-[.P5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2" calcext:value-type="float">
            <text:p>2</text:p>
          </table:table-cell>
          <table:table-cell table:style-name="ce34" table:formula="of:=IF([.A6]&lt;=[.C$1];&quot;INFECT&quot;;&quot;&quot;) &amp; IF([.A6]&gt;[.C$2];&quot;DEAD&quot;;&quot;&quot;) &amp; IF(AND([.A6]&lt;=[.C$2]; [.A6]&gt;[.C$1]);&quot;DYING&quot;;&quot;&quot;)" office:value-type="string" office:string-value="INFECT" calcext:value-type="string">
            <text:p>INFECT</text:p>
          </table:table-cell>
          <table:table-cell table:style-name="ce37" table:formula="of:=IF([.B6]=&quot;INFECT&quot;;-2; &quot;&quot;) &amp; IF([.B6]=&quot;DYING&quot;;-4; &quot;&quot;)" office:value-type="string" office:string-value="-2" calcext:value-type="string">
            <text:p>-2</text:p>
          </table:table-cell>
          <table:table-cell table:style-name="ce34" table:formula="of:==IF([.B6]&lt;&gt;&quot;DEAD&quot;; [.D$2]+[.C6] &amp; &quot;d vs &quot; &amp; [.A6]; &quot;&quot;)" office:value-type="string" office:string-value="3d vs 2" calcext:value-type="string">
            <text:p>3d vs 2</text:p>
          </table:table-cell>
          <table:table-cell table:style-name="ce34" table:formula="of:=IF([.B6]&lt;&gt;&quot;DEAD&quot;; [.D$2]+[.C6] &amp; &quot;d vs &quot; &amp; [.A6]; &quot;&quot;)" office:value-type="string" office:string-value="3d vs 2" calcext:value-type="string">
            <text:p>3d vs 2</text:p>
          </table:table-cell>
          <table:table-cell table:style-name="ce34" table:formula="of:=IF([.B6]&lt;&gt;&quot;DEAD&quot;; &quot;Int+Med vs &quot; &amp; [.A6]; &quot;&quot;)" office:value-type="string" office:string-value="Int+Med vs 2" calcext:value-type="string">
            <text:p>Int+Med vs 2</text:p>
          </table:table-cell>
          <table:table-cell table:style-name="ce34"/>
          <table:table-cell table:style-name="ce37" table:formula="of:=MIN(0; -[.I6]+[.$E$2])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4" table:formula="of:=IF([.I6]&lt;=[.J$1];&quot;&quot;;&quot;&quot;) &amp; IF([.I6]&gt;[.J$2];&quot;DEAD&quot;;&quot;&quot;) &amp; IF(AND([.I6]&lt;=[.J$2]; [.I6]&gt;[.J$1]);&quot;HUNGER&quot;;&quot;&quot;)">
            <text:p/>
          </table:table-cell>
          <table:table-cell table:style-name="ce32" table:formula="of:=MAX([.I6]-[.$J$1]+[.L$1]; 0)" office:value-type="float" office:value="0" calcext:value-type="float">
            <text:p>0</text:p>
          </table:table-cell>
          <table:table-cell table:style-name="ce34" table:formula="of:=IF([.K6]&lt;=[.L$1];&quot;&quot;;&quot;&quot;) &amp; IF([.K6]&gt;[.L$2];&quot;DEAD&quot;;&quot;&quot;) &amp; IF(AND([.K6]&lt;=[.L$2]; [.K6]&gt;[.L$1]);&quot;THIRST&quot;;&quot;&quot;)">
            <text:p/>
          </table:table-cell>
          <table:table-cell table:style-name="ce32" table:formula="of:=MAX([.I6]-[.$J$1]+[.N$1]; 0)" office:value-type="float" office:value="0" calcext:value-type="float">
            <text:p>0</text:p>
          </table:table-cell>
          <table:table-cell table:style-name="ce34" table:formula="of:=IF([.M6]&lt;=[.N$1];&quot;&quot;;&quot;&quot;) &amp; IF([.M6]&gt;[.N$2];&quot;TIRED (max -3)&quot;;&quot;&quot;) &amp; IF(AND([.M6]&lt;=[.N$2]; [.M6]&gt;[.N$1]);&quot;TIRED&quot;;&quot;&quot;)">
            <text:p/>
          </table:table-cell>
          <table:table-cell table:style-name="ce34"/>
          <table:table-cell table:style-name="ce32" office:value-type="float" office:value="2" calcext:value-type="float">
            <text:p>2</text:p>
          </table:table-cell>
          <table:table-cell table:style-name="ce34" table:formula="of:=IF([.P6]&lt;=[.Q$1];&quot;&quot;;&quot;&quot;) &amp; IF([.P6]&gt;[.Q$2];&quot;PASSED OUT&quot;;&quot;&quot;) &amp; IF(AND([.P6]&lt;=[.Q$2]; [.P6]&gt;[.Q$1]);&quot;TIRED&quot;;&quot;&quot;)">
            <text:p/>
          </table:table-cell>
          <table:table-cell table:style-name="ce37" table:formula="of:=IF([.Q6]=&quot;TIRED&quot;;MIN(0;[.$Q$1]-[.P6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4" table:formula="of:=IF([.A7]&lt;=[.C$1];&quot;INFECT&quot;;&quot;&quot;) &amp; IF([.A7]&gt;[.C$2];&quot;DEAD&quot;;&quot;&quot;) &amp; IF(AND([.A7]&lt;=[.C$2]; [.A7]&gt;[.C$1]);&quot;DYING&quot;;&quot;&quot;)" office:value-type="string" office:string-value="INFECT" calcext:value-type="string">
            <text:p>INFECT</text:p>
          </table:table-cell>
          <table:table-cell table:style-name="ce37" table:formula="of:=IF([.B7]=&quot;INFECT&quot;;-2; &quot;&quot;) &amp; IF([.B7]=&quot;DYING&quot;;-4; &quot;&quot;)" office:value-type="string" office:string-value="-2" calcext:value-type="string">
            <text:p>-2</text:p>
          </table:table-cell>
          <table:table-cell table:style-name="ce34" table:formula="of:==IF([.B7]&lt;&gt;&quot;DEAD&quot;; [.D$2]+[.C7] &amp; &quot;d vs &quot; &amp; [.A7]; &quot;&quot;)" office:value-type="string" office:string-value="3d vs 3" calcext:value-type="string">
            <text:p>3d vs 3</text:p>
          </table:table-cell>
          <table:table-cell table:style-name="ce34" table:formula="of:=IF([.B7]&lt;&gt;&quot;DEAD&quot;; [.D$2]+[.C7] &amp; &quot;d vs &quot; &amp; [.A7]; &quot;&quot;)" office:value-type="string" office:string-value="3d vs 3" calcext:value-type="string">
            <text:p>3d vs 3</text:p>
          </table:table-cell>
          <table:table-cell table:style-name="ce34" table:formula="of:=IF([.B7]&lt;&gt;&quot;DEAD&quot;; &quot;Int+Med vs &quot; &amp; [.A7]; &quot;&quot;)" office:value-type="string" office:string-value="Int+Med vs 3" calcext:value-type="string">
            <text:p>Int+Med vs 3</text:p>
          </table:table-cell>
          <table:table-cell table:style-name="ce34"/>
          <table:table-cell table:style-name="ce37" table:formula="of:=MIN(0; -[.I7]+[.$E$2])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4" table:formula="of:=IF([.I7]&lt;=[.J$1];&quot;&quot;;&quot;&quot;) &amp; IF([.I7]&gt;[.J$2];&quot;DEAD&quot;;&quot;&quot;) &amp; IF(AND([.I7]&lt;=[.J$2]; [.I7]&gt;[.J$1]);&quot;HUNGER&quot;;&quot;&quot;)">
            <text:p/>
          </table:table-cell>
          <table:table-cell table:style-name="ce32" table:formula="of:=MAX([.I7]-[.$J$1]+[.L$1]; 0)" office:value-type="float" office:value="0" calcext:value-type="float">
            <text:p>0</text:p>
          </table:table-cell>
          <table:table-cell table:style-name="ce34" table:formula="of:=IF([.K7]&lt;=[.L$1];&quot;&quot;;&quot;&quot;) &amp; IF([.K7]&gt;[.L$2];&quot;DEAD&quot;;&quot;&quot;) &amp; IF(AND([.K7]&lt;=[.L$2]; [.K7]&gt;[.L$1]);&quot;THIRST&quot;;&quot;&quot;)">
            <text:p/>
          </table:table-cell>
          <table:table-cell table:style-name="ce32" table:formula="of:=MAX([.I7]-[.$J$1]+[.N$1]; 0)" office:value-type="float" office:value="1" calcext:value-type="float">
            <text:p>1</text:p>
          </table:table-cell>
          <table:table-cell table:style-name="ce34" table:formula="of:=IF([.M7]&lt;=[.N$1];&quot;&quot;;&quot;&quot;) &amp; IF([.M7]&gt;[.N$2];&quot;TIRED (max -3)&quot;;&quot;&quot;) &amp; IF(AND([.M7]&lt;=[.N$2]; [.M7]&gt;[.N$1]);&quot;TIRED&quot;;&quot;&quot;)">
            <text:p/>
          </table:table-cell>
          <table:table-cell table:style-name="ce34"/>
          <table:table-cell table:style-name="ce32" office:value-type="float" office:value="3" calcext:value-type="float">
            <text:p>3</text:p>
          </table:table-cell>
          <table:table-cell table:style-name="ce34" table:formula="of:=IF([.P7]&lt;=[.Q$1];&quot;&quot;;&quot;&quot;) &amp; IF([.P7]&gt;[.Q$2];&quot;PASSED OUT&quot;;&quot;&quot;) &amp; IF(AND([.P7]&lt;=[.Q$2]; [.P7]&gt;[.Q$1]);&quot;TIRED&quot;;&quot;&quot;)">
            <text:p/>
          </table:table-cell>
          <table:table-cell table:style-name="ce37" table:formula="of:=IF([.Q7]=&quot;TIRED&quot;;MIN(0;[.$Q$1]-[.P7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4" calcext:value-type="float">
            <text:p>4</text:p>
          </table:table-cell>
          <table:table-cell table:style-name="ce34" table:formula="of:=IF([.A8]&lt;=[.C$1];&quot;INFECT&quot;;&quot;&quot;) &amp; IF([.A8]&gt;[.C$2];&quot;DEAD&quot;;&quot;&quot;) &amp; IF(AND([.A8]&lt;=[.C$2]; [.A8]&gt;[.C$1]);&quot;DYING&quot;;&quot;&quot;)" office:value-type="string" office:string-value="INFECT" calcext:value-type="string">
            <text:p>INFECT</text:p>
          </table:table-cell>
          <table:table-cell table:style-name="ce37" table:formula="of:=IF([.B8]=&quot;INFECT&quot;;-2; &quot;&quot;) &amp; IF([.B8]=&quot;DYING&quot;;-4; &quot;&quot;)" office:value-type="string" office:string-value="-2" calcext:value-type="string">
            <text:p>-2</text:p>
          </table:table-cell>
          <table:table-cell table:style-name="ce34" table:formula="of:==IF([.B8]&lt;&gt;&quot;DEAD&quot;; [.D$2]+[.C8] &amp; &quot;d vs &quot; &amp; [.A8]; &quot;&quot;)" office:value-type="string" office:string-value="3d vs 4" calcext:value-type="string">
            <text:p>3d vs 4</text:p>
          </table:table-cell>
          <table:table-cell table:style-name="ce34" table:formula="of:=IF([.B8]&lt;&gt;&quot;DEAD&quot;; [.D$2]+[.C8] &amp; &quot;d vs &quot; &amp; [.A8]; &quot;&quot;)" office:value-type="string" office:string-value="3d vs 4" calcext:value-type="string">
            <text:p>3d vs 4</text:p>
          </table:table-cell>
          <table:table-cell table:style-name="ce34" table:formula="of:=IF([.B8]&lt;&gt;&quot;DEAD&quot;; &quot;Int+Med vs &quot; &amp; [.A8]; &quot;&quot;)" office:value-type="string" office:string-value="Int+Med vs 4" calcext:value-type="string">
            <text:p>Int+Med vs 4</text:p>
          </table:table-cell>
          <table:table-cell table:style-name="ce34"/>
          <table:table-cell table:style-name="ce37" table:formula="of:=MIN(0; -[.I8]+[.$E$2])" office:value-type="float" office:value="-1" calcext:value-type="float">
            <text:p>-1</text:p>
          </table:table-cell>
          <table:table-cell table:style-name="ce32" office:value-type="float" office:value="4" calcext:value-type="float">
            <text:p>4</text:p>
          </table:table-cell>
          <table:table-cell table:style-name="ce34" table:formula="of:=IF([.I8]&lt;=[.J$1];&quot;&quot;;&quot;&quot;) &amp; IF([.I8]&gt;[.J$2];&quot;DEAD&quot;;&quot;&quot;) &amp; IF(AND([.I8]&lt;=[.J$2]; [.I8]&gt;[.J$1]);&quot;HUNGER&quot;;&quot;&quot;)" office:value-type="string" office:string-value="HUNGER" calcext:value-type="string">
            <text:p>HUNGER</text:p>
          </table:table-cell>
          <table:table-cell table:style-name="ce32" table:formula="of:=MAX([.I8]-[.$J$1]+[.L$1]; 0)" office:value-type="float" office:value="1" calcext:value-type="float">
            <text:p>1</text:p>
          </table:table-cell>
          <table:table-cell table:style-name="ce34" table:formula="of:=IF([.K8]&lt;=[.L$1];&quot;&quot;;&quot;&quot;) &amp; IF([.K8]&gt;[.L$2];&quot;DEAD&quot;;&quot;&quot;) &amp; IF(AND([.K8]&lt;=[.L$2]; [.K8]&gt;[.L$1]);&quot;THIRST&quot;;&quot;&quot;)" office:value-type="string" office:string-value="THIRST" calcext:value-type="string">
            <text:p>THIRST</text:p>
          </table:table-cell>
          <table:table-cell table:style-name="ce32" table:formula="of:=MAX([.I8]-[.$J$1]+[.N$1]; 0)" office:value-type="float" office:value="2" calcext:value-type="float">
            <text:p>2</text:p>
          </table:table-cell>
          <table:table-cell table:style-name="ce34" table:formula="of:=IF([.M8]&lt;=[.N$1];&quot;&quot;;&quot;&quot;) &amp; IF([.M8]&gt;[.N$2];&quot;TIRED (max -3)&quot;;&quot;&quot;) &amp; IF(AND([.M8]&lt;=[.N$2]; [.M8]&gt;[.N$1]);&quot;TIRED&quot;;&quot;&quot;)" office:value-type="string" office:string-value="TIRED" calcext:value-type="string">
            <text:p>TIRED</text:p>
          </table:table-cell>
          <table:table-cell table:style-name="ce34"/>
          <table:table-cell table:style-name="ce32" office:value-type="float" office:value="4" calcext:value-type="float">
            <text:p>4</text:p>
          </table:table-cell>
          <table:table-cell table:style-name="ce34" table:formula="of:=IF([.P8]&lt;=[.Q$1];&quot;&quot;;&quot;&quot;) &amp; IF([.P8]&gt;[.Q$2];&quot;PASSED OUT&quot;;&quot;&quot;) &amp; IF(AND([.P8]&lt;=[.Q$2]; [.P8]&gt;[.Q$1]);&quot;TIRED&quot;;&quot;&quot;)">
            <text:p/>
          </table:table-cell>
          <table:table-cell table:style-name="ce37" table:formula="of:=IF([.Q8]=&quot;TIRED&quot;;MIN(0;[.$Q$1]-[.P8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5" calcext:value-type="float">
            <text:p>5</text:p>
          </table:table-cell>
          <table:table-cell table:style-name="ce34" table:formula="of:=IF([.A9]&lt;=[.C$1];&quot;INFECT&quot;;&quot;&quot;) &amp; IF([.A9]&gt;[.C$2];&quot;DEAD&quot;;&quot;&quot;) &amp; IF(AND([.A9]&lt;=[.C$2]; [.A9]&gt;[.C$1]);&quot;DYING&quot;;&quot;&quot;)" office:value-type="string" office:string-value="INFECT" calcext:value-type="string">
            <text:p>INFECT</text:p>
          </table:table-cell>
          <table:table-cell table:style-name="ce37" table:formula="of:=IF([.B9]=&quot;INFECT&quot;;-2; &quot;&quot;) &amp; IF([.B9]=&quot;DYING&quot;;-4; &quot;&quot;)" office:value-type="string" office:string-value="-2" calcext:value-type="string">
            <text:p>-2</text:p>
          </table:table-cell>
          <table:table-cell table:style-name="ce34" table:formula="of:==IF([.B9]&lt;&gt;&quot;DEAD&quot;; [.D$2]+[.C9] &amp; &quot;d vs &quot; &amp; [.A9]; &quot;&quot;)" office:value-type="string" office:string-value="3d vs 5" calcext:value-type="string">
            <text:p>3d vs 5</text:p>
          </table:table-cell>
          <table:table-cell table:style-name="ce34" table:formula="of:=IF([.B9]&lt;&gt;&quot;DEAD&quot;; [.D$2]+[.C9] &amp; &quot;d vs &quot; &amp; [.A9]; &quot;&quot;)" office:value-type="string" office:string-value="3d vs 5" calcext:value-type="string">
            <text:p>3d vs 5</text:p>
          </table:table-cell>
          <table:table-cell table:style-name="ce34" table:formula="of:=IF([.B9]&lt;&gt;&quot;DEAD&quot;; &quot;Int+Med vs &quot; &amp; [.A9]; &quot;&quot;)" office:value-type="string" office:string-value="Int+Med vs 5" calcext:value-type="string">
            <text:p>Int+Med vs 5</text:p>
          </table:table-cell>
          <table:table-cell table:style-name="ce34"/>
          <table:table-cell table:style-name="ce37" table:formula="of:=MIN(0; -[.I9]+[.$E$2])" office:value-type="float" office:value="-2" calcext:value-type="float">
            <text:p>-2</text:p>
          </table:table-cell>
          <table:table-cell table:style-name="ce32" office:value-type="float" office:value="5" calcext:value-type="float">
            <text:p>5</text:p>
          </table:table-cell>
          <table:table-cell table:style-name="ce34" table:formula="of:=IF([.I9]&lt;=[.J$1];&quot;&quot;;&quot;&quot;) &amp; IF([.I9]&gt;[.J$2];&quot;DEAD&quot;;&quot;&quot;) &amp; IF(AND([.I9]&lt;=[.J$2]; [.I9]&gt;[.J$1]);&quot;HUNGER&quot;;&quot;&quot;)" office:value-type="string" office:string-value="HUNGER" calcext:value-type="string">
            <text:p>HUNGER</text:p>
          </table:table-cell>
          <table:table-cell table:style-name="ce32" table:formula="of:=MAX([.I9]-[.$J$1]+[.L$1]; 0)" office:value-type="float" office:value="2" calcext:value-type="float">
            <text:p>2</text:p>
          </table:table-cell>
          <table:table-cell table:style-name="ce34" table:formula="of:=IF([.K9]&lt;=[.L$1];&quot;&quot;;&quot;&quot;) &amp; IF([.K9]&gt;[.L$2];&quot;DEAD&quot;;&quot;&quot;) &amp; IF(AND([.K9]&lt;=[.L$2]; [.K9]&gt;[.L$1]);&quot;THIRST&quot;;&quot;&quot;)" office:value-type="string" office:string-value="THIRST" calcext:value-type="string">
            <text:p>THIRST</text:p>
          </table:table-cell>
          <table:table-cell table:style-name="ce32" table:formula="of:=MAX([.I9]-[.$J$1]+[.N$1]; 0)" office:value-type="float" office:value="3" calcext:value-type="float">
            <text:p>3</text:p>
          </table:table-cell>
          <table:table-cell table:style-name="ce34" table:formula="of:=IF([.M9]&lt;=[.N$1];&quot;&quot;;&quot;&quot;) &amp; IF([.M9]&gt;[.N$2];&quot;TIRED (max -3)&quot;;&quot;&quot;) &amp; IF(AND([.M9]&lt;=[.N$2]; [.M9]&gt;[.N$1]);&quot;TIRED&quot;;&quot;&quot;)" office:value-type="string" office:string-value="TIRED" calcext:value-type="string">
            <text:p>TIRED</text:p>
          </table:table-cell>
          <table:table-cell table:style-name="ce34"/>
          <table:table-cell table:style-name="ce32" office:value-type="float" office:value="5" calcext:value-type="float">
            <text:p>5</text:p>
          </table:table-cell>
          <table:table-cell table:style-name="ce34" table:formula="of:=IF([.P9]&lt;=[.Q$1];&quot;&quot;;&quot;&quot;) &amp; IF([.P9]&gt;[.Q$2];&quot;PASSED OUT&quot;;&quot;&quot;) &amp; IF(AND([.P9]&lt;=[.Q$2]; [.P9]&gt;[.Q$1]);&quot;TIRED&quot;;&quot;&quot;)">
            <text:p/>
          </table:table-cell>
          <table:table-cell table:style-name="ce37" table:formula="of:=IF([.Q9]=&quot;TIRED&quot;;MIN(0;[.$Q$1]-[.P9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6" calcext:value-type="float">
            <text:p>6</text:p>
          </table:table-cell>
          <table:table-cell table:style-name="ce34" table:formula="of:=IF([.A10]&lt;=[.C$1];&quot;INFECT&quot;;&quot;&quot;) &amp; IF([.A10]&gt;[.C$2];&quot;DEAD&quot;;&quot;&quot;) &amp; IF(AND([.A10]&lt;=[.C$2]; [.A10]&gt;[.C$1]);&quot;DYING&quot;;&quot;&quot;)" office:value-type="string" office:string-value="DYING" calcext:value-type="string">
            <text:p>DYING</text:p>
          </table:table-cell>
          <table:table-cell table:style-name="ce37" table:formula="of:=IF([.B10]=&quot;INFECT&quot;;-2; &quot;&quot;) &amp; IF([.B10]=&quot;DYING&quot;;-4; &quot;&quot;)" office:value-type="string" office:string-value="-4" calcext:value-type="string">
            <text:p>-4</text:p>
          </table:table-cell>
          <table:table-cell table:style-name="ce34" table:formula="of:==IF([.B10]&lt;&gt;&quot;DEAD&quot;; [.D$2]+[.C10] &amp; &quot;d vs &quot; &amp; [.A10]; &quot;&quot;)" office:value-type="string" office:string-value="1d vs 6" calcext:value-type="string">
            <text:p>1d vs 6</text:p>
          </table:table-cell>
          <table:table-cell table:style-name="ce34" table:formula="of:=IF([.B10]&lt;&gt;&quot;DEAD&quot;; [.D$2]+[.C10] &amp; &quot;d vs &quot; &amp; [.A10]; &quot;&quot;)" office:value-type="string" office:string-value="1d vs 6" calcext:value-type="string">
            <text:p>1d vs 6</text:p>
          </table:table-cell>
          <table:table-cell table:style-name="ce34" table:formula="of:=IF([.B10]&lt;&gt;&quot;DEAD&quot;; &quot;Int+Med vs &quot; &amp; [.A10]; &quot;&quot;)" office:value-type="string" office:string-value="Int+Med vs 6" calcext:value-type="string">
            <text:p>Int+Med vs 6</text:p>
          </table:table-cell>
          <table:table-cell table:style-name="ce34"/>
          <table:table-cell table:style-name="ce37" table:formula="of:=MIN(0; -[.I10]+[.$E$2])" office:value-type="float" office:value="-3" calcext:value-type="float">
            <text:p>-3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formula="of:=IF([.I10]&lt;=[.J$1];&quot;&quot;;&quot;&quot;) &amp; IF([.I10]&gt;[.J$2];&quot;DEAD&quot;;&quot;&quot;) &amp; IF(AND([.I10]&lt;=[.J$2]; [.I10]&gt;[.J$1]);&quot;HUNGER&quot;;&quot;&quot;)" office:value-type="string" office:string-value="HUNGER" calcext:value-type="string">
            <text:p>HUNGER</text:p>
          </table:table-cell>
          <table:table-cell table:style-name="ce32" table:formula="of:=MAX([.I10]-[.$J$1]+[.L$1]; 0)" office:value-type="float" office:value="3" calcext:value-type="float">
            <text:p>3</text:p>
          </table:table-cell>
          <table:table-cell table:style-name="ce34" table:formula="of:=IF([.K10]&lt;=[.L$1];&quot;&quot;;&quot;&quot;) &amp; IF([.K10]&gt;[.L$2];&quot;DEAD&quot;;&quot;&quot;) &amp; IF(AND([.K10]&lt;=[.L$2]; [.K10]&gt;[.L$1]);&quot;THIRST&quot;;&quot;&quot;)" office:value-type="string" office:string-value="DEAD" calcext:value-type="string">
            <text:p>DEAD</text:p>
          </table:table-cell>
          <table:table-cell table:style-name="ce32" table:formula="of:=MAX([.I10]-[.$J$1]+[.N$1]; 0)" office:value-type="float" office:value="4" calcext:value-type="float">
            <text:p>4</text:p>
          </table:table-cell>
          <table:table-cell table:style-name="ce34" table:formula="of:=IF([.M10]&lt;=[.N$1];&quot;&quot;;&quot;&quot;) &amp; IF([.M10]&gt;[.N$2];&quot;TIRED (max -3)&quot;;&quot;&quot;) &amp; IF(AND([.M10]&lt;=[.N$2]; [.M10]&gt;[.N$1]);&quot;TIRED&quot;;&quot;&quot;)" office:value-type="string" office:string-value="TIRED" calcext:value-type="string">
            <text:p>TIRED</text:p>
          </table:table-cell>
          <table:table-cell table:style-name="ce34"/>
          <table:table-cell table:style-name="ce32" office:value-type="float" office:value="6" calcext:value-type="float">
            <text:p>6</text:p>
          </table:table-cell>
          <table:table-cell table:style-name="ce34" table:formula="of:=IF([.P10]&lt;=[.Q$1];&quot;&quot;;&quot;&quot;) &amp; IF([.P10]&gt;[.Q$2];&quot;PASSED OUT&quot;;&quot;&quot;) &amp; IF(AND([.P10]&lt;=[.Q$2]; [.P10]&gt;[.Q$1]);&quot;TIRED&quot;;&quot;&quot;)" office:value-type="string" office:string-value="TIRED" calcext:value-type="string">
            <text:p>TIRED</text:p>
          </table:table-cell>
          <table:table-cell table:style-name="ce37" table:formula="of:=IF([.Q10]=&quot;TIRED&quot;;MIN(0;[.$Q$1]-[.P10]); &quot;&quot;)" office:value-type="float" office:value="-1" calcext:value-type="float">
            <text:p>-1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7" calcext:value-type="float">
            <text:p>7</text:p>
          </table:table-cell>
          <table:table-cell table:style-name="ce34" table:formula="of:=IF([.A11]&lt;=[.C$1];&quot;INFECT&quot;;&quot;&quot;) &amp; IF([.A11]&gt;[.C$2];&quot;DEAD&quot;;&quot;&quot;) &amp; IF(AND([.A11]&lt;=[.C$2]; [.A11]&gt;[.C$1]);&quot;DYING&quot;;&quot;&quot;)" office:value-type="string" office:string-value="DYING" calcext:value-type="string">
            <text:p>DYING</text:p>
          </table:table-cell>
          <table:table-cell table:style-name="ce37" table:formula="of:=IF([.B11]=&quot;INFECT&quot;;-2; &quot;&quot;) &amp; IF([.B11]=&quot;DYING&quot;;-4; &quot;&quot;)" office:value-type="string" office:string-value="-4" calcext:value-type="string">
            <text:p>-4</text:p>
          </table:table-cell>
          <table:table-cell table:style-name="ce34" table:formula="of:==IF([.B11]&lt;&gt;&quot;DEAD&quot;; [.D$2]+[.C11] &amp; &quot;d vs &quot; &amp; [.A11]; &quot;&quot;)" office:value-type="string" office:string-value="1d vs 7" calcext:value-type="string">
            <text:p>1d vs 7</text:p>
          </table:table-cell>
          <table:table-cell table:style-name="ce34" table:formula="of:=IF([.B11]&lt;&gt;&quot;DEAD&quot;; [.D$2]+[.C11] &amp; &quot;d vs &quot; &amp; [.A11]; &quot;&quot;)" office:value-type="string" office:string-value="1d vs 7" calcext:value-type="string">
            <text:p>1d vs 7</text:p>
          </table:table-cell>
          <table:table-cell table:style-name="ce34" table:formula="of:=IF([.B11]&lt;&gt;&quot;DEAD&quot;; &quot;Int+Med vs &quot; &amp; [.A11]; &quot;&quot;)" office:value-type="string" office:string-value="Int+Med vs 7" calcext:value-type="string">
            <text:p>Int+Med vs 7</text:p>
          </table:table-cell>
          <table:table-cell table:style-name="ce34"/>
          <table:table-cell table:style-name="ce37" table:formula="of:=MIN(0; -[.I11]+[.$E$2])" office:value-type="float" office:value="-4" calcext:value-type="float">
            <text:p>-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formula="of:=IF([.I11]&lt;=[.J$1];&quot;&quot;;&quot;&quot;) &amp; IF([.I11]&gt;[.J$2];&quot;DEAD&quot;;&quot;&quot;) &amp; IF(AND([.I11]&lt;=[.J$2]; [.I11]&gt;[.J$1]);&quot;HUNGER&quot;;&quot;&quot;)" office:value-type="string" office:string-value="HUNGER" calcext:value-type="string">
            <text:p>HUNGER</text:p>
          </table:table-cell>
          <table:table-cell table:style-name="ce32" table:formula="of:=MAX([.I11]-[.$J$1]+[.L$1]; 0)" office:value-type="float" office:value="4" calcext:value-type="float">
            <text:p>4</text:p>
          </table:table-cell>
          <table:table-cell table:style-name="ce34" table:formula="of:=IF([.K11]&lt;=[.L$1];&quot;&quot;;&quot;&quot;) &amp; IF([.K11]&gt;[.L$2];&quot;DEAD&quot;;&quot;&quot;) &amp; IF(AND([.K11]&lt;=[.L$2]; [.K11]&gt;[.L$1]);&quot;THIRST&quot;;&quot;&quot;)" office:value-type="string" office:string-value="DEAD" calcext:value-type="string">
            <text:p>DEAD</text:p>
          </table:table-cell>
          <table:table-cell table:style-name="ce32" table:formula="of:=MAX([.I11]-[.$J$1]+[.N$1]; 0)" office:value-type="float" office:value="5" calcext:value-type="float">
            <text:p>5</text:p>
          </table:table-cell>
          <table:table-cell table:style-name="ce34" table:formula="of:=IF([.M11]&lt;=[.N$1];&quot;&quot;;&quot;&quot;) &amp; IF([.M11]&gt;[.N$2];&quot;TIRED (max -3)&quot;;&quot;&quot;) &amp; IF(AND([.M11]&lt;=[.N$2]; [.M11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7" calcext:value-type="float">
            <text:p>7</text:p>
          </table:table-cell>
          <table:table-cell table:style-name="ce34" table:formula="of:=IF([.P11]&lt;=[.Q$1];&quot;&quot;;&quot;&quot;) &amp; IF([.P11]&gt;[.Q$2];&quot;PASSED OUT&quot;;&quot;&quot;) &amp; IF(AND([.P11]&lt;=[.Q$2]; [.P11]&gt;[.Q$1]);&quot;TIRED&quot;;&quot;&quot;)" office:value-type="string" office:string-value="TIRED" calcext:value-type="string">
            <text:p>TIRED</text:p>
          </table:table-cell>
          <table:table-cell table:style-name="ce37" table:formula="of:=IF([.Q11]=&quot;TIRED&quot;;MIN(0;[.$Q$1]-[.P11]); &quot;&quot;)" office:value-type="float" office:value="-2" calcext:value-type="float">
            <text:p>-2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8" calcext:value-type="float">
            <text:p>8</text:p>
          </table:table-cell>
          <table:table-cell table:style-name="ce34" table:formula="of:=IF([.A12]&lt;=[.C$1];&quot;INFECT&quot;;&quot;&quot;) &amp; IF([.A12]&gt;[.C$2];&quot;DEAD&quot;;&quot;&quot;) &amp; IF(AND([.A12]&lt;=[.C$2]; [.A12]&gt;[.C$1]);&quot;DYING&quot;;&quot;&quot;)" office:value-type="string" office:string-value="DEAD" calcext:value-type="string">
            <text:p>DEAD</text:p>
          </table:table-cell>
          <table:table-cell table:style-name="ce37" table:formula="of:=IF([.B12]=&quot;INFECT&quot;;-2; &quot;&quot;) &amp; IF([.B12]=&quot;DYING&quot;;-4; &quot;&quot;)">
            <text:p/>
          </table:table-cell>
          <table:table-cell table:style-name="ce34" table:formula="of:==IF([.B12]&lt;&gt;&quot;DEAD&quot;; [.D$2]+[.C12] &amp; &quot;d vs &quot; &amp; [.A12]; &quot;&quot;)">
            <text:p/>
          </table:table-cell>
          <table:table-cell table:style-name="ce34" table:formula="of:=IF([.B12]&lt;&gt;&quot;DEAD&quot;; [.D$2]+[.C12] &amp; &quot;d vs &quot; &amp; [.A12]; &quot;&quot;)">
            <text:p/>
          </table:table-cell>
          <table:table-cell table:style-name="ce34" table:formula="of:=IF([.B12]&lt;&gt;&quot;DEAD&quot;; &quot;Int+Med vs &quot; &amp; [.A12]; &quot;&quot;)">
            <text:p/>
          </table:table-cell>
          <table:table-cell table:style-name="ce34"/>
          <table:table-cell table:style-name="ce37" table:formula="of:=MIN(0; -[.I12]+[.$E$2])" office:value-type="float" office:value="-5" calcext:value-type="float">
            <text:p>-5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formula="of:=IF([.I12]&lt;=[.J$1];&quot;&quot;;&quot;&quot;) &amp; IF([.I12]&gt;[.J$2];&quot;DEAD&quot;;&quot;&quot;) &amp; IF(AND([.I12]&lt;=[.J$2]; [.I12]&gt;[.J$1]);&quot;HUNGER&quot;;&quot;&quot;)" office:value-type="string" office:string-value="HUNGER" calcext:value-type="string">
            <text:p>HUNGER</text:p>
          </table:table-cell>
          <table:table-cell table:style-name="ce32" table:formula="of:=MAX([.I12]-[.$J$1]+[.L$1]; 0)" office:value-type="float" office:value="5" calcext:value-type="float">
            <text:p>5</text:p>
          </table:table-cell>
          <table:table-cell table:style-name="ce34" table:formula="of:=IF([.K12]&lt;=[.L$1];&quot;&quot;;&quot;&quot;) &amp; IF([.K12]&gt;[.L$2];&quot;DEAD&quot;;&quot;&quot;) &amp; IF(AND([.K12]&lt;=[.L$2]; [.K12]&gt;[.L$1]);&quot;THIRST&quot;;&quot;&quot;)" office:value-type="string" office:string-value="DEAD" calcext:value-type="string">
            <text:p>DEAD</text:p>
          </table:table-cell>
          <table:table-cell table:style-name="ce32" table:formula="of:=MAX([.I12]-[.$J$1]+[.N$1]; 0)" office:value-type="float" office:value="6" calcext:value-type="float">
            <text:p>6</text:p>
          </table:table-cell>
          <table:table-cell table:style-name="ce34" table:formula="of:=IF([.M12]&lt;=[.N$1];&quot;&quot;;&quot;&quot;) &amp; IF([.M12]&gt;[.N$2];&quot;TIRED (max -3)&quot;;&quot;&quot;) &amp; IF(AND([.M12]&lt;=[.N$2]; [.M12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8" calcext:value-type="float">
            <text:p>8</text:p>
          </table:table-cell>
          <table:table-cell table:style-name="ce34" table:formula="of:=IF([.P12]&lt;=[.Q$1];&quot;&quot;;&quot;&quot;) &amp; IF([.P12]&gt;[.Q$2];&quot;PASSED OUT&quot;;&quot;&quot;) &amp; IF(AND([.P12]&lt;=[.Q$2]; [.P12]&gt;[.Q$1]);&quot;TIRED&quot;;&quot;&quot;)" office:value-type="string" office:string-value="TIRED" calcext:value-type="string">
            <text:p>TIRED</text:p>
          </table:table-cell>
          <table:table-cell table:style-name="ce37" table:formula="of:=IF([.Q12]=&quot;TIRED&quot;;MIN(0;[.$Q$1]-[.P12]); &quot;&quot;)" office:value-type="float" office:value="-3" calcext:value-type="float">
            <text:p>-3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9" calcext:value-type="float">
            <text:p>9</text:p>
          </table:table-cell>
          <table:table-cell table:style-name="ce34" table:formula="of:=IF([.A13]&lt;=[.C$1];&quot;INFECT&quot;;&quot;&quot;) &amp; IF([.A13]&gt;[.C$2];&quot;DEAD&quot;;&quot;&quot;) &amp; IF(AND([.A13]&lt;=[.C$2]; [.A13]&gt;[.C$1]);&quot;DYING&quot;;&quot;&quot;)" office:value-type="string" office:string-value="DEAD" calcext:value-type="string">
            <text:p>DEAD</text:p>
          </table:table-cell>
          <table:table-cell table:style-name="ce37" table:formula="of:=IF([.B13]=&quot;INFECT&quot;;-2; &quot;&quot;) &amp; IF([.B13]=&quot;DYING&quot;;-4; &quot;&quot;)">
            <text:p/>
          </table:table-cell>
          <table:table-cell table:style-name="ce34" table:formula="of:==IF([.B13]&lt;&gt;&quot;DEAD&quot;; [.D$2]+[.C13] &amp; &quot;d vs &quot; &amp; [.A13]; &quot;&quot;)">
            <text:p/>
          </table:table-cell>
          <table:table-cell table:style-name="ce34" table:formula="of:=IF([.B13]&lt;&gt;&quot;DEAD&quot;; [.D$2]+[.C13] &amp; &quot;d vs &quot; &amp; [.A13]; &quot;&quot;)">
            <text:p/>
          </table:table-cell>
          <table:table-cell table:style-name="ce34" table:formula="of:=IF([.B13]&lt;&gt;&quot;DEAD&quot;; &quot;Int+Med vs &quot; &amp; [.A13]; &quot;&quot;)">
            <text:p/>
          </table:table-cell>
          <table:table-cell table:style-name="ce34"/>
          <table:table-cell table:style-name="ce37" table:formula="of:=MIN(0; -[.I13]+[.$E$2])" office:value-type="float" office:value="-6" calcext:value-type="float">
            <text:p>-6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formula="of:=IF([.I13]&lt;=[.J$1];&quot;&quot;;&quot;&quot;) &amp; IF([.I13]&gt;[.J$2];&quot;DEAD&quot;;&quot;&quot;) &amp; IF(AND([.I13]&lt;=[.J$2]; [.I13]&gt;[.J$1]);&quot;HUNGER&quot;;&quot;&quot;)" office:value-type="string" office:string-value="DEAD" calcext:value-type="string">
            <text:p>DEAD</text:p>
          </table:table-cell>
          <table:table-cell table:style-name="ce32" table:formula="of:=MAX([.I13]-[.$J$1]+[.L$1]; 0)" office:value-type="float" office:value="6" calcext:value-type="float">
            <text:p>6</text:p>
          </table:table-cell>
          <table:table-cell table:style-name="ce34" table:formula="of:=IF([.K13]&lt;=[.L$1];&quot;&quot;;&quot;&quot;) &amp; IF([.K13]&gt;[.L$2];&quot;DEAD&quot;;&quot;&quot;) &amp; IF(AND([.K13]&lt;=[.L$2]; [.K13]&gt;[.L$1]);&quot;THIRST&quot;;&quot;&quot;)" office:value-type="string" office:string-value="DEAD" calcext:value-type="string">
            <text:p>DEAD</text:p>
          </table:table-cell>
          <table:table-cell table:style-name="ce32" table:formula="of:=MAX([.I13]-[.$J$1]+[.N$1]; 0)" office:value-type="float" office:value="7" calcext:value-type="float">
            <text:p>7</text:p>
          </table:table-cell>
          <table:table-cell table:style-name="ce34" table:formula="of:=IF([.M13]&lt;=[.N$1];&quot;&quot;;&quot;&quot;) &amp; IF([.M13]&gt;[.N$2];&quot;TIRED (max -3)&quot;;&quot;&quot;) &amp; IF(AND([.M13]&lt;=[.N$2]; [.M13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9" calcext:value-type="float">
            <text:p>9</text:p>
          </table:table-cell>
          <table:table-cell table:style-name="ce34" table:formula="of:=IF([.P13]&lt;=[.Q$1];&quot;&quot;;&quot;&quot;) &amp; IF([.P13]&gt;[.Q$2];&quot;PASSED OUT&quot;;&quot;&quot;) &amp; IF(AND([.P13]&lt;=[.Q$2]; [.P13]&gt;[.Q$1]);&quot;TIRED&quot;;&quot;&quot;)" office:value-type="string" office:string-value="TIRED" calcext:value-type="string">
            <text:p>TIRED</text:p>
          </table:table-cell>
          <table:table-cell table:style-name="ce37" table:formula="of:=IF([.Q13]=&quot;TIRED&quot;;MIN(0;[.$Q$1]-[.P13]); &quot;&quot;)" office:value-type="float" office:value="-4" calcext:value-type="float">
            <text:p>-4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0" calcext:value-type="float">
            <text:p>10</text:p>
          </table:table-cell>
          <table:table-cell table:style-name="ce34" table:formula="of:=IF([.A14]&lt;=[.C$1];&quot;INFECT&quot;;&quot;&quot;) &amp; IF([.A14]&gt;[.C$2];&quot;DEAD&quot;;&quot;&quot;) &amp; IF(AND([.A14]&lt;=[.C$2]; [.A14]&gt;[.C$1]);&quot;DYING&quot;;&quot;&quot;)" office:value-type="string" office:string-value="DEAD" calcext:value-type="string">
            <text:p>DEAD</text:p>
          </table:table-cell>
          <table:table-cell table:style-name="ce37" table:formula="of:=IF([.B14]=&quot;INFECT&quot;;-2; &quot;&quot;) &amp; IF([.B14]=&quot;DYING&quot;;-4; &quot;&quot;)">
            <text:p/>
          </table:table-cell>
          <table:table-cell table:style-name="ce34" table:formula="of:==IF([.B14]&lt;&gt;&quot;DEAD&quot;; [.D$2]+[.C14] &amp; &quot;d vs &quot; &amp; [.A14]; &quot;&quot;)">
            <text:p/>
          </table:table-cell>
          <table:table-cell table:style-name="ce34" table:formula="of:=IF([.B14]&lt;&gt;&quot;DEAD&quot;; [.D$2]+[.C14] &amp; &quot;d vs &quot; &amp; [.A14]; &quot;&quot;)">
            <text:p/>
          </table:table-cell>
          <table:table-cell table:style-name="ce34" table:formula="of:=IF([.B14]&lt;&gt;&quot;DEAD&quot;; &quot;Int+Med vs &quot; &amp; [.A14]; &quot;&quot;)">
            <text:p/>
          </table:table-cell>
          <table:table-cell table:style-name="ce34"/>
          <table:table-cell table:style-name="ce37" table:formula="of:=MIN(0; -[.I14]+[.$E$2])" office:value-type="float" office:value="-7" calcext:value-type="float">
            <text:p>-7</text:p>
          </table:table-cell>
          <table:table-cell table:style-name="ce32" office:value-type="float" office:value="10" calcext:value-type="float">
            <text:p>10</text:p>
          </table:table-cell>
          <table:table-cell table:style-name="ce34" table:formula="of:=IF([.I14]&lt;=[.J$1];&quot;&quot;;&quot;&quot;) &amp; IF([.I14]&gt;[.J$2];&quot;DEAD&quot;;&quot;&quot;) &amp; IF(AND([.I14]&lt;=[.J$2]; [.I14]&gt;[.J$1]);&quot;HUNGER&quot;;&quot;&quot;)" office:value-type="string" office:string-value="DEAD" calcext:value-type="string">
            <text:p>DEAD</text:p>
          </table:table-cell>
          <table:table-cell table:style-name="ce32" table:formula="of:=MAX([.I14]-[.$J$1]+[.L$1]; 0)" office:value-type="float" office:value="7" calcext:value-type="float">
            <text:p>7</text:p>
          </table:table-cell>
          <table:table-cell table:style-name="ce34" table:formula="of:=IF([.K14]&lt;=[.L$1];&quot;&quot;;&quot;&quot;) &amp; IF([.K14]&gt;[.L$2];&quot;DEAD&quot;;&quot;&quot;) &amp; IF(AND([.K14]&lt;=[.L$2]; [.K14]&gt;[.L$1]);&quot;THIRST&quot;;&quot;&quot;)" office:value-type="string" office:string-value="DEAD" calcext:value-type="string">
            <text:p>DEAD</text:p>
          </table:table-cell>
          <table:table-cell table:style-name="ce32" table:formula="of:=MAX([.I14]-[.$J$1]+[.N$1]; 0)" office:value-type="float" office:value="8" calcext:value-type="float">
            <text:p>8</text:p>
          </table:table-cell>
          <table:table-cell table:style-name="ce34" table:formula="of:=IF([.M14]&lt;=[.N$1];&quot;&quot;;&quot;&quot;) &amp; IF([.M14]&gt;[.N$2];&quot;TIRED (max -3)&quot;;&quot;&quot;) &amp; IF(AND([.M14]&lt;=[.N$2]; [.M14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0" calcext:value-type="float">
            <text:p>10</text:p>
          </table:table-cell>
          <table:table-cell table:style-name="ce34" table:formula="of:=IF([.P14]&lt;=[.Q$1];&quot;&quot;;&quot;&quot;) &amp; IF([.P14]&gt;[.Q$2];&quot;PASSED OUT&quot;;&quot;&quot;) &amp; IF(AND([.P14]&lt;=[.Q$2]; [.P14]&gt;[.Q$1]);&quot;TIRED&quot;;&quot;&quot;)" office:value-type="string" office:string-value="TIRED" calcext:value-type="string">
            <text:p>TIRED</text:p>
          </table:table-cell>
          <table:table-cell table:style-name="ce37" table:formula="of:=IF([.Q14]=&quot;TIRED&quot;;MIN(0;[.$Q$1]-[.P14]); &quot;&quot;)" office:value-type="float" office:value="-5" calcext:value-type="float">
            <text:p>-5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1" calcext:value-type="float">
            <text:p>11</text:p>
          </table:table-cell>
          <table:table-cell table:style-name="ce34" table:formula="of:=IF([.A15]&lt;=[.C$1];&quot;INFECT&quot;;&quot;&quot;) &amp; IF([.A15]&gt;[.C$2];&quot;DEAD&quot;;&quot;&quot;) &amp; IF(AND([.A15]&lt;=[.C$2]; [.A15]&gt;[.C$1]);&quot;DYING&quot;;&quot;&quot;)" office:value-type="string" office:string-value="DEAD" calcext:value-type="string">
            <text:p>DEAD</text:p>
          </table:table-cell>
          <table:table-cell table:style-name="ce37" table:formula="of:=IF([.B15]=&quot;INFECT&quot;;-2; &quot;&quot;) &amp; IF([.B15]=&quot;DYING&quot;;-4; &quot;&quot;)">
            <text:p/>
          </table:table-cell>
          <table:table-cell table:style-name="ce34" table:formula="of:==IF([.B15]&lt;&gt;&quot;DEAD&quot;; [.D$2]+[.C15] &amp; &quot;d vs &quot; &amp; [.A15]; &quot;&quot;)">
            <text:p/>
          </table:table-cell>
          <table:table-cell table:style-name="ce34" table:formula="of:=IF([.B15]&lt;&gt;&quot;DEAD&quot;; [.D$2]+[.C15] &amp; &quot;d vs &quot; &amp; [.A15]; &quot;&quot;)">
            <text:p/>
          </table:table-cell>
          <table:table-cell table:style-name="ce34" table:formula="of:=IF([.B15]&lt;&gt;&quot;DEAD&quot;; &quot;Int+Med vs &quot; &amp; [.A15]; &quot;&quot;)">
            <text:p/>
          </table:table-cell>
          <table:table-cell table:style-name="ce34"/>
          <table:table-cell table:style-name="ce37" table:formula="of:=MIN(0; -[.I15]+[.$E$2])" office:value-type="float" office:value="-8" calcext:value-type="float">
            <text:p>-8</text:p>
          </table:table-cell>
          <table:table-cell table:style-name="ce32" office:value-type="float" office:value="11" calcext:value-type="float">
            <text:p>11</text:p>
          </table:table-cell>
          <table:table-cell table:style-name="ce34" table:formula="of:=IF([.I15]&lt;=[.J$1];&quot;&quot;;&quot;&quot;) &amp; IF([.I15]&gt;[.J$2];&quot;DEAD&quot;;&quot;&quot;) &amp; IF(AND([.I15]&lt;=[.J$2]; [.I15]&gt;[.J$1]);&quot;HUNGER&quot;;&quot;&quot;)" office:value-type="string" office:string-value="DEAD" calcext:value-type="string">
            <text:p>DEAD</text:p>
          </table:table-cell>
          <table:table-cell table:style-name="ce32" table:formula="of:=MAX([.I15]-[.$J$1]+[.L$1]; 0)" office:value-type="float" office:value="8" calcext:value-type="float">
            <text:p>8</text:p>
          </table:table-cell>
          <table:table-cell table:style-name="ce34" table:formula="of:=IF([.K15]&lt;=[.L$1];&quot;&quot;;&quot;&quot;) &amp; IF([.K15]&gt;[.L$2];&quot;DEAD&quot;;&quot;&quot;) &amp; IF(AND([.K15]&lt;=[.L$2]; [.K15]&gt;[.L$1]);&quot;THIRST&quot;;&quot;&quot;)" office:value-type="string" office:string-value="DEAD" calcext:value-type="string">
            <text:p>DEAD</text:p>
          </table:table-cell>
          <table:table-cell table:style-name="ce32" table:formula="of:=MAX([.I15]-[.$J$1]+[.N$1]; 0)" office:value-type="float" office:value="9" calcext:value-type="float">
            <text:p>9</text:p>
          </table:table-cell>
          <table:table-cell table:style-name="ce34" table:formula="of:=IF([.M15]&lt;=[.N$1];&quot;&quot;;&quot;&quot;) &amp; IF([.M15]&gt;[.N$2];&quot;TIRED (max -3)&quot;;&quot;&quot;) &amp; IF(AND([.M15]&lt;=[.N$2]; [.M15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1" calcext:value-type="float">
            <text:p>11</text:p>
          </table:table-cell>
          <table:table-cell table:style-name="ce34" table:formula="of:=IF([.P15]&lt;=[.Q$1];&quot;&quot;;&quot;&quot;) &amp; IF([.P15]&gt;[.Q$2];&quot;PASSED OUT&quot;;&quot;&quot;) &amp; IF(AND([.P15]&lt;=[.Q$2]; [.P15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5]=&quot;TIRED&quot;;MIN(0;[.$Q$1]-[.P15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2" calcext:value-type="float">
            <text:p>12</text:p>
          </table:table-cell>
          <table:table-cell table:style-name="ce34" table:formula="of:=IF([.A16]&lt;=[.C$1];&quot;INFECT&quot;;&quot;&quot;) &amp; IF([.A16]&gt;[.C$2];&quot;DEAD&quot;;&quot;&quot;) &amp; IF(AND([.A16]&lt;=[.C$2]; [.A16]&gt;[.C$1]);&quot;DYING&quot;;&quot;&quot;)" office:value-type="string" office:string-value="DEAD" calcext:value-type="string">
            <text:p>DEAD</text:p>
          </table:table-cell>
          <table:table-cell table:style-name="ce37" table:formula="of:=IF([.B16]=&quot;INFECT&quot;;-2; &quot;&quot;) &amp; IF([.B16]=&quot;DYING&quot;;-4; &quot;&quot;)">
            <text:p/>
          </table:table-cell>
          <table:table-cell table:style-name="ce34" table:formula="of:==IF([.B16]&lt;&gt;&quot;DEAD&quot;; [.D$2]+[.C16] &amp; &quot;d vs &quot; &amp; [.A16]; &quot;&quot;)">
            <text:p/>
          </table:table-cell>
          <table:table-cell table:style-name="ce34" table:formula="of:=IF([.B16]&lt;&gt;&quot;DEAD&quot;; [.D$2]+[.C16] &amp; &quot;d vs &quot; &amp; [.A16]; &quot;&quot;)">
            <text:p/>
          </table:table-cell>
          <table:table-cell table:style-name="ce34" table:formula="of:=IF([.B16]&lt;&gt;&quot;DEAD&quot;; &quot;Int+Med vs &quot; &amp; [.A16]; &quot;&quot;)">
            <text:p/>
          </table:table-cell>
          <table:table-cell table:style-name="ce34"/>
          <table:table-cell table:style-name="ce37" table:formula="of:=MIN(0; -[.I16]+[.$E$2])" office:value-type="float" office:value="-9" calcext:value-type="float">
            <text:p>-9</text:p>
          </table:table-cell>
          <table:table-cell table:style-name="ce32" office:value-type="float" office:value="12" calcext:value-type="float">
            <text:p>12</text:p>
          </table:table-cell>
          <table:table-cell table:style-name="ce34" table:formula="of:=IF([.I16]&lt;=[.J$1];&quot;&quot;;&quot;&quot;) &amp; IF([.I16]&gt;[.J$2];&quot;DEAD&quot;;&quot;&quot;) &amp; IF(AND([.I16]&lt;=[.J$2]; [.I16]&gt;[.J$1]);&quot;HUNGER&quot;;&quot;&quot;)" office:value-type="string" office:string-value="DEAD" calcext:value-type="string">
            <text:p>DEAD</text:p>
          </table:table-cell>
          <table:table-cell table:style-name="ce32" table:formula="of:=MAX([.I16]-[.$J$1]+[.L$1]; 0)" office:value-type="float" office:value="9" calcext:value-type="float">
            <text:p>9</text:p>
          </table:table-cell>
          <table:table-cell table:style-name="ce34" table:formula="of:=IF([.K16]&lt;=[.L$1];&quot;&quot;;&quot;&quot;) &amp; IF([.K16]&gt;[.L$2];&quot;DEAD&quot;;&quot;&quot;) &amp; IF(AND([.K16]&lt;=[.L$2]; [.K16]&gt;[.L$1]);&quot;THIRST&quot;;&quot;&quot;)" office:value-type="string" office:string-value="DEAD" calcext:value-type="string">
            <text:p>DEAD</text:p>
          </table:table-cell>
          <table:table-cell table:style-name="ce32" table:formula="of:=MAX([.I16]-[.$J$1]+[.N$1]; 0)" office:value-type="float" office:value="10" calcext:value-type="float">
            <text:p>10</text:p>
          </table:table-cell>
          <table:table-cell table:style-name="ce34" table:formula="of:=IF([.M16]&lt;=[.N$1];&quot;&quot;;&quot;&quot;) &amp; IF([.M16]&gt;[.N$2];&quot;TIRED (max -3)&quot;;&quot;&quot;) &amp; IF(AND([.M16]&lt;=[.N$2]; [.M16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2" calcext:value-type="float">
            <text:p>12</text:p>
          </table:table-cell>
          <table:table-cell table:style-name="ce34" table:formula="of:=IF([.P16]&lt;=[.Q$1];&quot;&quot;;&quot;&quot;) &amp; IF([.P16]&gt;[.Q$2];&quot;PASSED OUT&quot;;&quot;&quot;) &amp; IF(AND([.P16]&lt;=[.Q$2]; [.P16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6]=&quot;TIRED&quot;;MIN(0;[.$Q$1]-[.P16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3" calcext:value-type="float">
            <text:p>13</text:p>
          </table:table-cell>
          <table:table-cell table:style-name="ce34" table:formula="of:=IF([.A17]&lt;=[.C$1];&quot;INFECT&quot;;&quot;&quot;) &amp; IF([.A17]&gt;[.C$2];&quot;DEAD&quot;;&quot;&quot;) &amp; IF(AND([.A17]&lt;=[.C$2]; [.A17]&gt;[.C$1]);&quot;DYING&quot;;&quot;&quot;)" office:value-type="string" office:string-value="DEAD" calcext:value-type="string">
            <text:p>DEAD</text:p>
          </table:table-cell>
          <table:table-cell table:style-name="ce37" table:formula="of:=IF([.B17]=&quot;INFECT&quot;;-2; &quot;&quot;) &amp; IF([.B17]=&quot;DYING&quot;;-4; &quot;&quot;)">
            <text:p/>
          </table:table-cell>
          <table:table-cell table:style-name="ce34" table:formula="of:==IF([.B17]&lt;&gt;&quot;DEAD&quot;; [.D$2]+[.C17] &amp; &quot;d vs &quot; &amp; [.A17]; &quot;&quot;)">
            <text:p/>
          </table:table-cell>
          <table:table-cell table:style-name="ce34" table:formula="of:=IF([.B17]&lt;&gt;&quot;DEAD&quot;; [.D$2]+[.C17] &amp; &quot;d vs &quot; &amp; [.A17]; &quot;&quot;)">
            <text:p/>
          </table:table-cell>
          <table:table-cell table:style-name="ce34" table:formula="of:=IF([.B17]&lt;&gt;&quot;DEAD&quot;; &quot;Int+Med vs &quot; &amp; [.A17]; &quot;&quot;)">
            <text:p/>
          </table:table-cell>
          <table:table-cell table:style-name="ce34"/>
          <table:table-cell table:style-name="ce37" table:formula="of:=MIN(0; -[.I17]+[.$E$2])" office:value-type="float" office:value="-10" calcext:value-type="float">
            <text:p>-10</text:p>
          </table:table-cell>
          <table:table-cell table:style-name="ce32" office:value-type="float" office:value="13" calcext:value-type="float">
            <text:p>13</text:p>
          </table:table-cell>
          <table:table-cell table:style-name="ce34" table:formula="of:=IF([.I17]&lt;=[.J$1];&quot;&quot;;&quot;&quot;) &amp; IF([.I17]&gt;[.J$2];&quot;DEAD&quot;;&quot;&quot;) &amp; IF(AND([.I17]&lt;=[.J$2]; [.I17]&gt;[.J$1]);&quot;HUNGER&quot;;&quot;&quot;)" office:value-type="string" office:string-value="DEAD" calcext:value-type="string">
            <text:p>DEAD</text:p>
          </table:table-cell>
          <table:table-cell table:style-name="ce32" table:formula="of:=MAX([.I17]-[.$J$1]+[.L$1]; 0)" office:value-type="float" office:value="10" calcext:value-type="float">
            <text:p>10</text:p>
          </table:table-cell>
          <table:table-cell table:style-name="ce34" table:formula="of:=IF([.K17]&lt;=[.L$1];&quot;&quot;;&quot;&quot;) &amp; IF([.K17]&gt;[.L$2];&quot;DEAD&quot;;&quot;&quot;) &amp; IF(AND([.K17]&lt;=[.L$2]; [.K17]&gt;[.L$1]);&quot;THIRST&quot;;&quot;&quot;)" office:value-type="string" office:string-value="DEAD" calcext:value-type="string">
            <text:p>DEAD</text:p>
          </table:table-cell>
          <table:table-cell table:style-name="ce32" table:formula="of:=MAX([.I17]-[.$J$1]+[.N$1]; 0)" office:value-type="float" office:value="11" calcext:value-type="float">
            <text:p>11</text:p>
          </table:table-cell>
          <table:table-cell table:style-name="ce34" table:formula="of:=IF([.M17]&lt;=[.N$1];&quot;&quot;;&quot;&quot;) &amp; IF([.M17]&gt;[.N$2];&quot;TIRED (max -3)&quot;;&quot;&quot;) &amp; IF(AND([.M17]&lt;=[.N$2]; [.M17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3" calcext:value-type="float">
            <text:p>13</text:p>
          </table:table-cell>
          <table:table-cell table:style-name="ce34" table:formula="of:=IF([.P17]&lt;=[.Q$1];&quot;&quot;;&quot;&quot;) &amp; IF([.P17]&gt;[.Q$2];&quot;PASSED OUT&quot;;&quot;&quot;) &amp; IF(AND([.P17]&lt;=[.Q$2]; [.P17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7]=&quot;TIRED&quot;;MIN(0;[.$Q$1]-[.P17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4" calcext:value-type="float">
            <text:p>14</text:p>
          </table:table-cell>
          <table:table-cell table:style-name="ce34" table:formula="of:=IF([.A18]&lt;=[.C$1];&quot;INFECT&quot;;&quot;&quot;) &amp; IF([.A18]&gt;[.C$2];&quot;DEAD&quot;;&quot;&quot;) &amp; IF(AND([.A18]&lt;=[.C$2]; [.A18]&gt;[.C$1]);&quot;DYING&quot;;&quot;&quot;)" office:value-type="string" office:string-value="DEAD" calcext:value-type="string">
            <text:p>DEAD</text:p>
          </table:table-cell>
          <table:table-cell table:style-name="ce37" table:formula="of:=IF([.B18]=&quot;INFECT&quot;;-2; &quot;&quot;) &amp; IF([.B18]=&quot;DYING&quot;;-4; &quot;&quot;)">
            <text:p/>
          </table:table-cell>
          <table:table-cell table:style-name="ce34" table:formula="of:==IF([.B18]&lt;&gt;&quot;DEAD&quot;; [.D$2]+[.C18] &amp; &quot;d vs &quot; &amp; [.A18]; &quot;&quot;)">
            <text:p/>
          </table:table-cell>
          <table:table-cell table:style-name="ce34" table:formula="of:=IF([.B18]&lt;&gt;&quot;DEAD&quot;; [.D$2]+[.C18] &amp; &quot;d vs &quot; &amp; [.A18]; &quot;&quot;)">
            <text:p/>
          </table:table-cell>
          <table:table-cell table:style-name="ce34" table:formula="of:=IF([.B18]&lt;&gt;&quot;DEAD&quot;; &quot;Int+Med vs &quot; &amp; [.A18]; &quot;&quot;)">
            <text:p/>
          </table:table-cell>
          <table:table-cell table:style-name="ce34"/>
          <table:table-cell table:style-name="ce37" table:formula="of:=MIN(0; -[.I18]+[.$E$2])" office:value-type="float" office:value="-11" calcext:value-type="float">
            <text:p>-11</text:p>
          </table:table-cell>
          <table:table-cell table:style-name="ce32" office:value-type="float" office:value="14" calcext:value-type="float">
            <text:p>14</text:p>
          </table:table-cell>
          <table:table-cell table:style-name="ce34" table:formula="of:=IF([.I18]&lt;=[.J$1];&quot;&quot;;&quot;&quot;) &amp; IF([.I18]&gt;[.J$2];&quot;DEAD&quot;;&quot;&quot;) &amp; IF(AND([.I18]&lt;=[.J$2]; [.I18]&gt;[.J$1]);&quot;HUNGER&quot;;&quot;&quot;)" office:value-type="string" office:string-value="DEAD" calcext:value-type="string">
            <text:p>DEAD</text:p>
          </table:table-cell>
          <table:table-cell table:style-name="ce32" table:formula="of:=MAX([.I18]-[.$J$1]+[.L$1]; 0)" office:value-type="float" office:value="11" calcext:value-type="float">
            <text:p>11</text:p>
          </table:table-cell>
          <table:table-cell table:style-name="ce34" table:formula="of:=IF([.K18]&lt;=[.L$1];&quot;&quot;;&quot;&quot;) &amp; IF([.K18]&gt;[.L$2];&quot;DEAD&quot;;&quot;&quot;) &amp; IF(AND([.K18]&lt;=[.L$2]; [.K18]&gt;[.L$1]);&quot;THIRST&quot;;&quot;&quot;)" office:value-type="string" office:string-value="DEAD" calcext:value-type="string">
            <text:p>DEAD</text:p>
          </table:table-cell>
          <table:table-cell table:style-name="ce32" table:formula="of:=MAX([.I18]-[.$J$1]+[.N$1]; 0)" office:value-type="float" office:value="12" calcext:value-type="float">
            <text:p>12</text:p>
          </table:table-cell>
          <table:table-cell table:style-name="ce34" table:formula="of:=IF([.M18]&lt;=[.N$1];&quot;&quot;;&quot;&quot;) &amp; IF([.M18]&gt;[.N$2];&quot;TIRED (max -3)&quot;;&quot;&quot;) &amp; IF(AND([.M18]&lt;=[.N$2]; [.M18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4" calcext:value-type="float">
            <text:p>14</text:p>
          </table:table-cell>
          <table:table-cell table:style-name="ce34" table:formula="of:=IF([.P18]&lt;=[.Q$1];&quot;&quot;;&quot;&quot;) &amp; IF([.P18]&gt;[.Q$2];&quot;PASSED OUT&quot;;&quot;&quot;) &amp; IF(AND([.P18]&lt;=[.Q$2]; [.P18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8]=&quot;TIRED&quot;;MIN(0;[.$Q$1]-[.P18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5" calcext:value-type="float">
            <text:p>15</text:p>
          </table:table-cell>
          <table:table-cell table:style-name="ce34" table:formula="of:=IF([.A19]&lt;=[.C$1];&quot;INFECT&quot;;&quot;&quot;) &amp; IF([.A19]&gt;[.C$2];&quot;DEAD&quot;;&quot;&quot;) &amp; IF(AND([.A19]&lt;=[.C$2]; [.A19]&gt;[.C$1]);&quot;DYING&quot;;&quot;&quot;)" office:value-type="string" office:string-value="DEAD" calcext:value-type="string">
            <text:p>DEAD</text:p>
          </table:table-cell>
          <table:table-cell table:style-name="ce37" table:formula="of:=IF([.B19]=&quot;INFECT&quot;;-2; &quot;&quot;) &amp; IF([.B19]=&quot;DYING&quot;;-4; &quot;&quot;)">
            <text:p/>
          </table:table-cell>
          <table:table-cell table:style-name="ce34" table:formula="of:==IF([.B19]&lt;&gt;&quot;DEAD&quot;; [.D$2]+[.C19] &amp; &quot;d vs &quot; &amp; [.A19]; &quot;&quot;)">
            <text:p/>
          </table:table-cell>
          <table:table-cell table:style-name="ce34" table:formula="of:=IF([.B19]&lt;&gt;&quot;DEAD&quot;; [.D$2]+[.C19] &amp; &quot;d vs &quot; &amp; [.A19]; &quot;&quot;)">
            <text:p/>
          </table:table-cell>
          <table:table-cell table:style-name="ce34" table:formula="of:=IF([.B19]&lt;&gt;&quot;DEAD&quot;; &quot;Int+Med vs &quot; &amp; [.A19]; &quot;&quot;)">
            <text:p/>
          </table:table-cell>
          <table:table-cell table:style-name="ce34"/>
          <table:table-cell table:style-name="ce37" table:formula="of:=MIN(0; -[.I19]+[.$E$2])" office:value-type="float" office:value="-12" calcext:value-type="float">
            <text:p>-12</text:p>
          </table:table-cell>
          <table:table-cell table:style-name="ce32" office:value-type="float" office:value="15" calcext:value-type="float">
            <text:p>15</text:p>
          </table:table-cell>
          <table:table-cell table:style-name="ce34" table:formula="of:=IF([.I19]&lt;=[.J$1];&quot;&quot;;&quot;&quot;) &amp; IF([.I19]&gt;[.J$2];&quot;DEAD&quot;;&quot;&quot;) &amp; IF(AND([.I19]&lt;=[.J$2]; [.I19]&gt;[.J$1]);&quot;HUNGER&quot;;&quot;&quot;)" office:value-type="string" office:string-value="DEAD" calcext:value-type="string">
            <text:p>DEAD</text:p>
          </table:table-cell>
          <table:table-cell table:style-name="ce32" table:formula="of:=MAX([.I19]-[.$J$1]+[.L$1]; 0)" office:value-type="float" office:value="12" calcext:value-type="float">
            <text:p>12</text:p>
          </table:table-cell>
          <table:table-cell table:style-name="ce34" table:formula="of:=IF([.K19]&lt;=[.L$1];&quot;&quot;;&quot;&quot;) &amp; IF([.K19]&gt;[.L$2];&quot;DEAD&quot;;&quot;&quot;) &amp; IF(AND([.K19]&lt;=[.L$2]; [.K19]&gt;[.L$1]);&quot;THIRST&quot;;&quot;&quot;)" office:value-type="string" office:string-value="DEAD" calcext:value-type="string">
            <text:p>DEAD</text:p>
          </table:table-cell>
          <table:table-cell table:style-name="ce32" table:formula="of:=MAX([.I19]-[.$J$1]+[.N$1]; 0)" office:value-type="float" office:value="13" calcext:value-type="float">
            <text:p>13</text:p>
          </table:table-cell>
          <table:table-cell table:style-name="ce34" table:formula="of:=IF([.M19]&lt;=[.N$1];&quot;&quot;;&quot;&quot;) &amp; IF([.M19]&gt;[.N$2];&quot;TIRED (max -3)&quot;;&quot;&quot;) &amp; IF(AND([.M19]&lt;=[.N$2]; [.M19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5" calcext:value-type="float">
            <text:p>15</text:p>
          </table:table-cell>
          <table:table-cell table:style-name="ce34" table:formula="of:=IF([.P19]&lt;=[.Q$1];&quot;&quot;;&quot;&quot;) &amp; IF([.P19]&gt;[.Q$2];&quot;PASSED OUT&quot;;&quot;&quot;) &amp; IF(AND([.P19]&lt;=[.Q$2]; [.P19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9]=&quot;TIRED&quot;;MIN(0;[.$Q$1]-[.P19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6" calcext:value-type="float">
            <text:p>16</text:p>
          </table:table-cell>
          <table:table-cell table:style-name="ce34" table:formula="of:=IF([.A20]&lt;=[.C$1];&quot;INFECT&quot;;&quot;&quot;) &amp; IF([.A20]&gt;[.C$2];&quot;DEAD&quot;;&quot;&quot;) &amp; IF(AND([.A20]&lt;=[.C$2]; [.A20]&gt;[.C$1]);&quot;DYING&quot;;&quot;&quot;)" office:value-type="string" office:string-value="DEAD" calcext:value-type="string">
            <text:p>DEAD</text:p>
          </table:table-cell>
          <table:table-cell table:style-name="ce37" table:formula="of:=IF([.B20]=&quot;INFECT&quot;;-2; &quot;&quot;) &amp; IF([.B20]=&quot;DYING&quot;;-4; &quot;&quot;)">
            <text:p/>
          </table:table-cell>
          <table:table-cell table:style-name="ce34" table:formula="of:==IF([.B20]&lt;&gt;&quot;DEAD&quot;; [.D$2]+[.C20] &amp; &quot;d vs &quot; &amp; [.A20]; &quot;&quot;)">
            <text:p/>
          </table:table-cell>
          <table:table-cell table:style-name="ce34" table:formula="of:=IF([.B20]&lt;&gt;&quot;DEAD&quot;; [.D$2]+[.C20] &amp; &quot;d vs &quot; &amp; [.A20]; &quot;&quot;)">
            <text:p/>
          </table:table-cell>
          <table:table-cell table:style-name="ce34" table:formula="of:=IF([.B20]&lt;&gt;&quot;DEAD&quot;; &quot;Int+Med vs &quot; &amp; [.A20]; &quot;&quot;)">
            <text:p/>
          </table:table-cell>
          <table:table-cell table:style-name="ce34"/>
          <table:table-cell table:style-name="ce37" table:formula="of:=MIN(0; -[.I20]+[.$E$2])" office:value-type="float" office:value="-13" calcext:value-type="float">
            <text:p>-13</text:p>
          </table:table-cell>
          <table:table-cell table:style-name="ce32" office:value-type="float" office:value="16" calcext:value-type="float">
            <text:p>16</text:p>
          </table:table-cell>
          <table:table-cell table:style-name="ce34" table:formula="of:=IF([.I20]&lt;=[.J$1];&quot;&quot;;&quot;&quot;) &amp; IF([.I20]&gt;[.J$2];&quot;DEAD&quot;;&quot;&quot;) &amp; IF(AND([.I20]&lt;=[.J$2]; [.I20]&gt;[.J$1]);&quot;HUNGER&quot;;&quot;&quot;)" office:value-type="string" office:string-value="DEAD" calcext:value-type="string">
            <text:p>DEAD</text:p>
          </table:table-cell>
          <table:table-cell table:style-name="ce32" table:formula="of:=MAX([.I20]-[.$J$1]+[.L$1]; 0)" office:value-type="float" office:value="13" calcext:value-type="float">
            <text:p>13</text:p>
          </table:table-cell>
          <table:table-cell table:style-name="ce34" table:formula="of:=IF([.K20]&lt;=[.L$1];&quot;&quot;;&quot;&quot;) &amp; IF([.K20]&gt;[.L$2];&quot;DEAD&quot;;&quot;&quot;) &amp; IF(AND([.K20]&lt;=[.L$2]; [.K20]&gt;[.L$1]);&quot;THIRST&quot;;&quot;&quot;)" office:value-type="string" office:string-value="DEAD" calcext:value-type="string">
            <text:p>DEAD</text:p>
          </table:table-cell>
          <table:table-cell table:style-name="ce32" table:formula="of:=MAX([.I20]-[.$J$1]+[.N$1]; 0)" office:value-type="float" office:value="14" calcext:value-type="float">
            <text:p>14</text:p>
          </table:table-cell>
          <table:table-cell table:style-name="ce34" table:formula="of:=IF([.M20]&lt;=[.N$1];&quot;&quot;;&quot;&quot;) &amp; IF([.M20]&gt;[.N$2];&quot;TIRED (max -3)&quot;;&quot;&quot;) &amp; IF(AND([.M20]&lt;=[.N$2]; [.M20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6" calcext:value-type="float">
            <text:p>16</text:p>
          </table:table-cell>
          <table:table-cell table:style-name="ce34" table:formula="of:=IF([.P20]&lt;=[.Q$1];&quot;&quot;;&quot;&quot;) &amp; IF([.P20]&gt;[.Q$2];&quot;PASSED OUT&quot;;&quot;&quot;) &amp; IF(AND([.P20]&lt;=[.Q$2]; [.P20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0]=&quot;TIRED&quot;;MIN(0;[.$Q$1]-[.P20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7" calcext:value-type="float">
            <text:p>17</text:p>
          </table:table-cell>
          <table:table-cell table:style-name="ce34" table:formula="of:=IF([.A21]&lt;=[.C$1];&quot;INFECT&quot;;&quot;&quot;) &amp; IF([.A21]&gt;[.C$2];&quot;DEAD&quot;;&quot;&quot;) &amp; IF(AND([.A21]&lt;=[.C$2]; [.A21]&gt;[.C$1]);&quot;DYING&quot;;&quot;&quot;)" office:value-type="string" office:string-value="DEAD" calcext:value-type="string">
            <text:p>DEAD</text:p>
          </table:table-cell>
          <table:table-cell table:style-name="ce37" table:formula="of:=IF([.B21]=&quot;INFECT&quot;;-2; &quot;&quot;) &amp; IF([.B21]=&quot;DYING&quot;;-4; &quot;&quot;)">
            <text:p/>
          </table:table-cell>
          <table:table-cell table:style-name="ce34" table:formula="of:==IF([.B21]&lt;&gt;&quot;DEAD&quot;; [.D$2]+[.C21] &amp; &quot;d vs &quot; &amp; [.A21]; &quot;&quot;)">
            <text:p/>
          </table:table-cell>
          <table:table-cell table:style-name="ce34" table:formula="of:=IF([.B21]&lt;&gt;&quot;DEAD&quot;; [.D$2]+[.C21] &amp; &quot;d vs &quot; &amp; [.A21]; &quot;&quot;)">
            <text:p/>
          </table:table-cell>
          <table:table-cell table:style-name="ce34" table:formula="of:=IF([.B21]&lt;&gt;&quot;DEAD&quot;; &quot;Int+Med vs &quot; &amp; [.A21]; &quot;&quot;)">
            <text:p/>
          </table:table-cell>
          <table:table-cell table:style-name="ce34"/>
          <table:table-cell table:style-name="ce37" table:formula="of:=MIN(0; -[.I21]+[.$E$2])" office:value-type="float" office:value="-14" calcext:value-type="float">
            <text:p>-14</text:p>
          </table:table-cell>
          <table:table-cell table:style-name="ce32" office:value-type="float" office:value="17" calcext:value-type="float">
            <text:p>17</text:p>
          </table:table-cell>
          <table:table-cell table:style-name="ce34" table:formula="of:=IF([.I21]&lt;=[.J$1];&quot;&quot;;&quot;&quot;) &amp; IF([.I21]&gt;[.J$2];&quot;DEAD&quot;;&quot;&quot;) &amp; IF(AND([.I21]&lt;=[.J$2]; [.I21]&gt;[.J$1]);&quot;HUNGER&quot;;&quot;&quot;)" office:value-type="string" office:string-value="DEAD" calcext:value-type="string">
            <text:p>DEAD</text:p>
          </table:table-cell>
          <table:table-cell table:style-name="ce32" table:formula="of:=MAX([.I21]-[.$J$1]+[.L$1]; 0)" office:value-type="float" office:value="14" calcext:value-type="float">
            <text:p>14</text:p>
          </table:table-cell>
          <table:table-cell table:style-name="ce34" table:formula="of:=IF([.K21]&lt;=[.L$1];&quot;&quot;;&quot;&quot;) &amp; IF([.K21]&gt;[.L$2];&quot;DEAD&quot;;&quot;&quot;) &amp; IF(AND([.K21]&lt;=[.L$2]; [.K21]&gt;[.L$1]);&quot;THIRST&quot;;&quot;&quot;)" office:value-type="string" office:string-value="DEAD" calcext:value-type="string">
            <text:p>DEAD</text:p>
          </table:table-cell>
          <table:table-cell table:style-name="ce32" table:formula="of:=MAX([.I21]-[.$J$1]+[.N$1]; 0)" office:value-type="float" office:value="15" calcext:value-type="float">
            <text:p>15</text:p>
          </table:table-cell>
          <table:table-cell table:style-name="ce34" table:formula="of:=IF([.M21]&lt;=[.N$1];&quot;&quot;;&quot;&quot;) &amp; IF([.M21]&gt;[.N$2];&quot;TIRED (max -3)&quot;;&quot;&quot;) &amp; IF(AND([.M21]&lt;=[.N$2]; [.M21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7" calcext:value-type="float">
            <text:p>17</text:p>
          </table:table-cell>
          <table:table-cell table:style-name="ce34" table:formula="of:=IF([.P21]&lt;=[.Q$1];&quot;&quot;;&quot;&quot;) &amp; IF([.P21]&gt;[.Q$2];&quot;PASSED OUT&quot;;&quot;&quot;) &amp; IF(AND([.P21]&lt;=[.Q$2]; [.P21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1]=&quot;TIRED&quot;;MIN(0;[.$Q$1]-[.P21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8" calcext:value-type="float">
            <text:p>18</text:p>
          </table:table-cell>
          <table:table-cell table:style-name="ce34" table:formula="of:=IF([.A22]&lt;=[.C$1];&quot;INFECT&quot;;&quot;&quot;) &amp; IF([.A22]&gt;[.C$2];&quot;DEAD&quot;;&quot;&quot;) &amp; IF(AND([.A22]&lt;=[.C$2]; [.A22]&gt;[.C$1]);&quot;DYING&quot;;&quot;&quot;)" office:value-type="string" office:string-value="DEAD" calcext:value-type="string">
            <text:p>DEAD</text:p>
          </table:table-cell>
          <table:table-cell table:style-name="ce37" table:formula="of:=IF([.B22]=&quot;INFECT&quot;;-2; &quot;&quot;) &amp; IF([.B22]=&quot;DYING&quot;;-4; &quot;&quot;)">
            <text:p/>
          </table:table-cell>
          <table:table-cell table:style-name="ce34" table:formula="of:==IF([.B22]&lt;&gt;&quot;DEAD&quot;; [.D$2]+[.C22] &amp; &quot;d vs &quot; &amp; [.A22]; &quot;&quot;)">
            <text:p/>
          </table:table-cell>
          <table:table-cell table:style-name="ce34" table:formula="of:=IF([.B22]&lt;&gt;&quot;DEAD&quot;; [.D$2]+[.C22] &amp; &quot;d vs &quot; &amp; [.A22]; &quot;&quot;)">
            <text:p/>
          </table:table-cell>
          <table:table-cell table:style-name="ce34" table:formula="of:=IF([.B22]&lt;&gt;&quot;DEAD&quot;; &quot;Int+Med vs &quot; &amp; [.A22]; &quot;&quot;)">
            <text:p/>
          </table:table-cell>
          <table:table-cell table:style-name="ce34"/>
          <table:table-cell table:style-name="ce37" table:formula="of:=MIN(0; -[.I22]+[.$E$2])" office:value-type="float" office:value="-15" calcext:value-type="float">
            <text:p>-15</text:p>
          </table:table-cell>
          <table:table-cell table:style-name="ce32" office:value-type="float" office:value="18" calcext:value-type="float">
            <text:p>18</text:p>
          </table:table-cell>
          <table:table-cell table:style-name="ce34" table:formula="of:=IF([.I22]&lt;=[.J$1];&quot;&quot;;&quot;&quot;) &amp; IF([.I22]&gt;[.J$2];&quot;DEAD&quot;;&quot;&quot;) &amp; IF(AND([.I22]&lt;=[.J$2]; [.I22]&gt;[.J$1]);&quot;HUNGER&quot;;&quot;&quot;)" office:value-type="string" office:string-value="DEAD" calcext:value-type="string">
            <text:p>DEAD</text:p>
          </table:table-cell>
          <table:table-cell table:style-name="ce32" table:formula="of:=MAX([.I22]-[.$J$1]+[.L$1]; 0)" office:value-type="float" office:value="15" calcext:value-type="float">
            <text:p>15</text:p>
          </table:table-cell>
          <table:table-cell table:style-name="ce34" table:formula="of:=IF([.K22]&lt;=[.L$1];&quot;&quot;;&quot;&quot;) &amp; IF([.K22]&gt;[.L$2];&quot;DEAD&quot;;&quot;&quot;) &amp; IF(AND([.K22]&lt;=[.L$2]; [.K22]&gt;[.L$1]);&quot;THIRST&quot;;&quot;&quot;)" office:value-type="string" office:string-value="DEAD" calcext:value-type="string">
            <text:p>DEAD</text:p>
          </table:table-cell>
          <table:table-cell table:style-name="ce32" table:formula="of:=MAX([.I22]-[.$J$1]+[.N$1]; 0)" office:value-type="float" office:value="16" calcext:value-type="float">
            <text:p>16</text:p>
          </table:table-cell>
          <table:table-cell table:style-name="ce34" table:formula="of:=IF([.M22]&lt;=[.N$1];&quot;&quot;;&quot;&quot;) &amp; IF([.M22]&gt;[.N$2];&quot;TIRED (max -3)&quot;;&quot;&quot;) &amp; IF(AND([.M22]&lt;=[.N$2]; [.M22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8" calcext:value-type="float">
            <text:p>18</text:p>
          </table:table-cell>
          <table:table-cell table:style-name="ce34" table:formula="of:=IF([.P22]&lt;=[.Q$1];&quot;&quot;;&quot;&quot;) &amp; IF([.P22]&gt;[.Q$2];&quot;PASSED OUT&quot;;&quot;&quot;) &amp; IF(AND([.P22]&lt;=[.Q$2]; [.P22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2]=&quot;TIRED&quot;;MIN(0;[.$Q$1]-[.P22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9" calcext:value-type="float">
            <text:p>19</text:p>
          </table:table-cell>
          <table:table-cell table:style-name="ce34" table:formula="of:=IF([.A23]&lt;=[.C$1];&quot;INFECT&quot;;&quot;&quot;) &amp; IF([.A23]&gt;[.C$2];&quot;DEAD&quot;;&quot;&quot;) &amp; IF(AND([.A23]&lt;=[.C$2]; [.A23]&gt;[.C$1]);&quot;DYING&quot;;&quot;&quot;)" office:value-type="string" office:string-value="DEAD" calcext:value-type="string">
            <text:p>DEAD</text:p>
          </table:table-cell>
          <table:table-cell table:style-name="ce37" table:formula="of:=IF([.B23]=&quot;INFECT&quot;;-2; &quot;&quot;) &amp; IF([.B23]=&quot;DYING&quot;;-4; &quot;&quot;)">
            <text:p/>
          </table:table-cell>
          <table:table-cell table:style-name="ce34" table:formula="of:==IF([.B23]&lt;&gt;&quot;DEAD&quot;; [.D$2]+[.C23] &amp; &quot;d vs &quot; &amp; [.A23]; &quot;&quot;)">
            <text:p/>
          </table:table-cell>
          <table:table-cell table:style-name="ce34" table:formula="of:=IF([.B23]&lt;&gt;&quot;DEAD&quot;; [.D$2]+[.C23] &amp; &quot;d vs &quot; &amp; [.A23]; &quot;&quot;)">
            <text:p/>
          </table:table-cell>
          <table:table-cell table:style-name="ce34" table:formula="of:=IF([.B23]&lt;&gt;&quot;DEAD&quot;; &quot;Int+Med vs &quot; &amp; [.A23]; &quot;&quot;)">
            <text:p/>
          </table:table-cell>
          <table:table-cell table:style-name="ce34"/>
          <table:table-cell table:style-name="ce37" table:formula="of:=MIN(0; -[.I23]+[.$E$2])" office:value-type="float" office:value="-16" calcext:value-type="float">
            <text:p>-16</text:p>
          </table:table-cell>
          <table:table-cell table:style-name="ce32" office:value-type="float" office:value="19" calcext:value-type="float">
            <text:p>19</text:p>
          </table:table-cell>
          <table:table-cell table:style-name="ce34" table:formula="of:=IF([.I23]&lt;=[.J$1];&quot;&quot;;&quot;&quot;) &amp; IF([.I23]&gt;[.J$2];&quot;DEAD&quot;;&quot;&quot;) &amp; IF(AND([.I23]&lt;=[.J$2]; [.I23]&gt;[.J$1]);&quot;HUNGER&quot;;&quot;&quot;)" office:value-type="string" office:string-value="DEAD" calcext:value-type="string">
            <text:p>DEAD</text:p>
          </table:table-cell>
          <table:table-cell table:style-name="ce32" table:formula="of:=MAX([.I23]-[.$J$1]+[.L$1]; 0)" office:value-type="float" office:value="16" calcext:value-type="float">
            <text:p>16</text:p>
          </table:table-cell>
          <table:table-cell table:style-name="ce34" table:formula="of:=IF([.K23]&lt;=[.L$1];&quot;&quot;;&quot;&quot;) &amp; IF([.K23]&gt;[.L$2];&quot;DEAD&quot;;&quot;&quot;) &amp; IF(AND([.K23]&lt;=[.L$2]; [.K23]&gt;[.L$1]);&quot;THIRST&quot;;&quot;&quot;)" office:value-type="string" office:string-value="DEAD" calcext:value-type="string">
            <text:p>DEAD</text:p>
          </table:table-cell>
          <table:table-cell table:style-name="ce32" table:formula="of:=MAX([.I23]-[.$J$1]+[.N$1]; 0)" office:value-type="float" office:value="17" calcext:value-type="float">
            <text:p>17</text:p>
          </table:table-cell>
          <table:table-cell table:style-name="ce34" table:formula="of:=IF([.M23]&lt;=[.N$1];&quot;&quot;;&quot;&quot;) &amp; IF([.M23]&gt;[.N$2];&quot;TIRED (max -3)&quot;;&quot;&quot;) &amp; IF(AND([.M23]&lt;=[.N$2]; [.M23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9" calcext:value-type="float">
            <text:p>19</text:p>
          </table:table-cell>
          <table:table-cell table:style-name="ce34" table:formula="of:=IF([.P23]&lt;=[.Q$1];&quot;&quot;;&quot;&quot;) &amp; IF([.P23]&gt;[.Q$2];&quot;PASSED OUT&quot;;&quot;&quot;) &amp; IF(AND([.P23]&lt;=[.Q$2]; [.P23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3]=&quot;TIRED&quot;;MIN(0;[.$Q$1]-[.P23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20" calcext:value-type="float">
            <text:p>20</text:p>
          </table:table-cell>
          <table:table-cell table:style-name="ce34" table:formula="of:=IF([.A24]&lt;=[.C$1];&quot;INFECT&quot;;&quot;&quot;) &amp; IF([.A24]&gt;[.C$2];&quot;DEAD&quot;;&quot;&quot;) &amp; IF(AND([.A24]&lt;=[.C$2]; [.A24]&gt;[.C$1]);&quot;DYING&quot;;&quot;&quot;)" office:value-type="string" office:string-value="DEAD" calcext:value-type="string">
            <text:p>DEAD</text:p>
          </table:table-cell>
          <table:table-cell table:style-name="ce37" table:formula="of:=IF([.B24]=&quot;INFECT&quot;;-2; &quot;&quot;) &amp; IF([.B24]=&quot;DYING&quot;;-4; &quot;&quot;)">
            <text:p/>
          </table:table-cell>
          <table:table-cell table:style-name="ce34" table:formula="of:==IF([.B24]&lt;&gt;&quot;DEAD&quot;; [.D$2]+[.C24] &amp; &quot;d vs &quot; &amp; [.A24]; &quot;&quot;)">
            <text:p/>
          </table:table-cell>
          <table:table-cell table:style-name="ce34" table:formula="of:=IF([.B24]&lt;&gt;&quot;DEAD&quot;; [.D$2]+[.C24] &amp; &quot;d vs &quot; &amp; [.A24]; &quot;&quot;)">
            <text:p/>
          </table:table-cell>
          <table:table-cell table:style-name="ce34" table:formula="of:=IF([.B24]&lt;&gt;&quot;DEAD&quot;; &quot;Int+Med vs &quot; &amp; [.A24]; &quot;&quot;)">
            <text:p/>
          </table:table-cell>
          <table:table-cell table:style-name="ce34"/>
          <table:table-cell table:style-name="ce37" table:formula="of:=MIN(0; -[.I24]+[.$E$2])" office:value-type="float" office:value="-17" calcext:value-type="float">
            <text:p>-17</text:p>
          </table:table-cell>
          <table:table-cell table:style-name="ce32" office:value-type="float" office:value="20" calcext:value-type="float">
            <text:p>20</text:p>
          </table:table-cell>
          <table:table-cell table:style-name="ce34" table:formula="of:=IF([.I24]&lt;=[.J$1];&quot;&quot;;&quot;&quot;) &amp; IF([.I24]&gt;[.J$2];&quot;DEAD&quot;;&quot;&quot;) &amp; IF(AND([.I24]&lt;=[.J$2]; [.I24]&gt;[.J$1]);&quot;HUNGER&quot;;&quot;&quot;)" office:value-type="string" office:string-value="DEAD" calcext:value-type="string">
            <text:p>DEAD</text:p>
          </table:table-cell>
          <table:table-cell table:style-name="ce32" table:formula="of:=MAX([.I24]-[.$J$1]+[.L$1]; 0)" office:value-type="float" office:value="17" calcext:value-type="float">
            <text:p>17</text:p>
          </table:table-cell>
          <table:table-cell table:style-name="ce34" table:formula="of:=IF([.K24]&lt;=[.L$1];&quot;&quot;;&quot;&quot;) &amp; IF([.K24]&gt;[.L$2];&quot;DEAD&quot;;&quot;&quot;) &amp; IF(AND([.K24]&lt;=[.L$2]; [.K24]&gt;[.L$1]);&quot;THIRST&quot;;&quot;&quot;)" office:value-type="string" office:string-value="DEAD" calcext:value-type="string">
            <text:p>DEAD</text:p>
          </table:table-cell>
          <table:table-cell table:style-name="ce32" table:formula="of:=MAX([.I24]-[.$J$1]+[.N$1]; 0)" office:value-type="float" office:value="18" calcext:value-type="float">
            <text:p>18</text:p>
          </table:table-cell>
          <table:table-cell table:style-name="ce34" table:formula="of:=IF([.M24]&lt;=[.N$1];&quot;&quot;;&quot;&quot;) &amp; IF([.M24]&gt;[.N$2];&quot;TIRED (max -3)&quot;;&quot;&quot;) &amp; IF(AND([.M24]&lt;=[.N$2]; [.M24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20" calcext:value-type="float">
            <text:p>20</text:p>
          </table:table-cell>
          <table:table-cell table:style-name="ce34" table:formula="of:=IF([.P24]&lt;=[.Q$1];&quot;&quot;;&quot;&quot;) &amp; IF([.P24]&gt;[.Q$2];&quot;PASSED OUT&quot;;&quot;&quot;) &amp; IF(AND([.P24]&lt;=[.Q$2]; [.P24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4]=&quot;TIRED&quot;;MIN(0;[.$Q$1]-[.P24]); &quot;&quot;)">
            <text:p/>
          </table:table-cell>
          <table:table-cell table:style-name="ce34" table:number-columns-repeated="16366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alted Resistanc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5"/>
        <table:table-column table:style-name="co8" table:default-cell-style-name="ce43"/>
        <table:table-column table:style-name="co7" table:default-cell-style-name="Default"/>
        <table:table-column table:style-name="co8" table:default-cell-style-name="ce43"/>
        <table:table-column table:style-name="co16" table:default-cell-style-name="Default"/>
        <table:table-column table:style-name="co8" table:default-cell-style-name="ce43"/>
        <table:table-column table:style-name="co17" table:default-cell-style-name="Default"/>
        <table:table-column table:style-name="co18" table:default-cell-style-name="Default"/>
        <table:table-column table:style-name="co8" table:default-cell-style-name="ce43"/>
        <table:table-column table:style-name="co19" table:default-cell-style-name="Default"/>
        <table:table-column table:style-name="co20" table:default-cell-style-name="Default"/>
        <table:table-column table:style-name="co7" table:number-columns-repeated="16366" table:default-cell-style-name="Default"/>
        <table:table-row table:style-name="ro1">
          <table:table-cell office:value-type="string" calcext:value-type="string">
            <text:p>STA</text:p>
          </table:table-cell>
          <table:table-cell table:style-name="ce33" office:value-type="float" office:value="2" calcext:value-type="float">
            <text:p>2</text:p>
          </table:table-cell>
          <table:table-cell table:style-name="ce35" table:formula="of:=[.D2]" office:value-type="float" office:value="5" calcext:value-type="float">
            <text:p>5</text:p>
          </table:table-cell>
          <table:table-cell table:style-name="ce38" office:value-type="string" calcext:value-type="string">
            <text:p>STA+RES</text:p>
          </table:table-cell>
          <table:table-cell office:value-type="string" calcext:value-type="string">
            <text:p>/2</text:p>
          </table:table-cell>
          <table:table-cell table:number-columns-repeated="2"/>
          <table:table-cell table:style-name="ce36"/>
          <table:table-cell table:style-name="ce41"/>
          <table:table-cell table:style-name="ce44" table:formula="of:=[.E2]" office:value-type="float" office:value="3" calcext:value-type="float">
            <text:p>3</text:p>
          </table:table-cell>
          <table:table-cell table:style-name="ce41"/>
          <table:table-cell table:style-name="ce44" office:value-type="float" office:value="0" calcext:value-type="float">
            <text:p>0</text:p>
          </table:table-cell>
          <table:table-cell table:style-name="ce41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1"/>
          <table:table-cell table:style-name="ce44" table:formula="of:=[.D2]" office:value-type="float" office:value="5" calcext:value-type="float">
            <text:p>5</text:p>
          </table:table-cell>
          <table:table-cell table:style-name="ce44" table:number-columns-repeated="4"/>
          <table:table-cell table:number-columns-repeated="16363"/>
        </table:table-row>
        <table:table-row table:style-name="ro1">
          <table:table-cell office:value-type="string" calcext:value-type="string">
            <text:p>RES</text:p>
          </table:table-cell>
          <table:table-cell table:style-name="ce33" office:value-type="float" office:value="3" calcext:value-type="float">
            <text:p>3</text:p>
          </table:table-cell>
          <table:table-cell table:style-name="ce36" table:formula="of:=[.B1]+[.D2]" office:value-type="float" office:value="7" calcext:value-type="float">
            <text:p>7</text:p>
          </table:table-cell>
          <table:table-cell table:formula="of:=[.B1]+[.B2]" office:value-type="float" office:value="5" calcext:value-type="float">
            <text:p>5</text:p>
          </table:table-cell>
          <table:table-cell table:formula="of:=CEILING([.D2]/2)" office:value-type="float" office:value="3" calcext:value-type="float">
            <text:p>3</text:p>
          </table:table-cell>
          <table:table-cell table:number-columns-repeated="2"/>
          <table:table-cell table:style-name="ce36"/>
          <table:table-cell table:style-name="ce41"/>
          <table:table-cell table:style-name="ce44" table:formula="of:=[.D2]+[.E2]" office:value-type="float" office:value="8" calcext:value-type="float">
            <text:p>8</text:p>
          </table:table-cell>
          <table:table-cell table:style-name="ce41"/>
          <table:table-cell table:style-name="ce44" table:formula="of:=[.B1]" office:value-type="float" office:value="2" calcext:value-type="float">
            <text:p>2</text:p>
          </table:table-cell>
          <table:table-cell table:style-name="ce41"/>
          <table:table-cell table:style-name="ce44" office:value-type="float" office:value="4" calcext:value-type="float">
            <text:p>4</text:p>
          </table:table-cell>
          <table:table-cell table:style-name="ce44"/>
          <table:table-cell table:style-name="ce41"/>
          <table:table-cell table:style-name="ce44" table:formula="of:=[.D2]*2" office:value-type="float" office:value="10" calcext:value-type="float">
            <text:p>10</text:p>
          </table:table-cell>
          <table:table-cell table:style-name="ce44" table:number-columns-repeated="4"/>
          <table:table-cell table:number-columns-repeated="16363"/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42"/>
          <table:table-cell table:style-name="ce15"/>
          <table:table-cell table:style-name="ce42"/>
          <table:table-cell table:style-name="ce15"/>
          <table:table-cell table:style-name="ce42"/>
          <table:table-cell table:style-name="ce15" table:number-columns-repeated="2"/>
          <table:table-cell table:style-name="ce42"/>
          <table:table-cell table:style-name="ce15" table:number-columns-repeated="16368"/>
        </table:table-row>
        <table:table-row table:style-name="ro3">
          <table:table-cell table:style-name="ce31" office:value-type="string" calcext:value-type="string" table:number-columns-spanned="2" table:number-rows-spanned="1">
            <text:p>Infection</text:p>
            <text:p>[days]</text:p>
          </table:table-cell>
          <table:covered-table-cell table:style-name="ce31"/>
          <table:table-cell table:style-name="ce31" office:value-type="string" calcext:value-type="string">
            <text:p>Pen.</text:p>
          </table:table-cell>
          <table:table-cell table:style-name="ce39" office:value-type="string" calcext:value-type="string">
            <text:p>Untreated</text:p>
            <text:p>Resist roll</text:p>
            <text:p>(-wound pens.)</text:p>
          </table:table-cell>
          <table:table-cell table:style-name="ce39" office:value-type="string" calcext:value-type="string">
            <text:p>Treated</text:p>
            <text:p>Resist roll</text:p>
            <text:p>(-wound pens. +medic hits)</text:p>
          </table:table-cell>
          <table:table-cell table:style-name="ce31" office:value-type="string" calcext:value-type="string">
            <text:p>Treating</text:p>
            <text:p>Difficulty</text:p>
          </table:table-cell>
          <table:table-cell table:style-name="ce31"/>
          <table:table-cell table:style-name="ce31" office:value-type="string" calcext:value-type="string">
            <text:p>Pen.</text:p>
          </table:table-cell>
          <table:table-cell table:style-name="ce31" office:value-type="string" calcext:value-type="string" table:number-columns-spanned="2" table:number-rows-spanned="1">
            <text:p>Hunger</text:p>
            <text:p>[days]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Thirst</text:p>
            <text:p>[days]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leep Deprivation</text:p>
            <text:p>[days]</text:p>
          </table:table-cell>
          <table:covered-table-cell table:style-name="ce31"/>
          <table:table-cell table:style-name="ce31"/>
          <table:table-cell table:style-name="ce39" office:value-type="string" calcext:value-type="string" table:number-columns-spanned="2" table:number-rows-spanned="1">
            <text:p>Strenunous Activity</text:p>
            <text:p>[hours]</text:p>
          </table:table-cell>
          <table:covered-table-cell/>
          <table:table-cell table:style-name="ce31" office:value-type="string" calcext:value-type="string">
            <text:p>Pen.</text:p>
          </table:table-cell>
          <table:table-cell table:style-name="ce42" table:number-columns-repeated="16366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4" table:formula="of:=IF([.A5]&lt;=[.C$1];&quot;INFECT&quot;;&quot;&quot;) &amp; IF([.A5]&gt;[.C$2];&quot;DEAD&quot;;&quot;&quot;) &amp; IF(AND([.A5]&lt;=[.C$2]; [.A5]&gt;[.C$1]);&quot;DYING&quot;;&quot;&quot;)" office:value-type="string" office:string-value="INFECT" calcext:value-type="string">
            <text:p>INFECT</text:p>
          </table:table-cell>
          <table:table-cell table:style-name="ce37" table:formula="of:=IF([.B5]=&quot;INFECT&quot;;-2; &quot;&quot;) &amp; IF([.B5]=&quot;DYING&quot;;-4; &quot;&quot;)" office:value-type="string" office:string-value="-2" calcext:value-type="string">
            <text:p>-2</text:p>
          </table:table-cell>
          <table:table-cell table:style-name="ce40" table:formula="of:==IF([.B5]&lt;&gt;&quot;DEAD&quot;; [.D$2]+[.C5] &amp; &quot;d vs 1&quot;; &quot;&quot;)" office:value-type="string" office:string-value="3d vs 1" calcext:value-type="string">
            <text:p>3d vs 1</text:p>
          </table:table-cell>
          <table:table-cell table:style-name="ce40" table:formula="of:=IF([.B5]&lt;&gt;&quot;DEAD&quot;; [.D$2]+[.C5] &amp; &quot;d vs 1&quot;; &quot;&quot;)" office:value-type="string" office:string-value="3d vs 1" calcext:value-type="string">
            <text:p>3d vs 1</text:p>
          </table:table-cell>
          <table:table-cell table:style-name="ce34" table:formula="of:=IF([.B5]&lt;&gt;&quot;DEAD&quot;; &quot;Int+Med vs 1&quot;; &quot;&quot;)" office:value-type="string" office:string-value="Int+Med vs 1" calcext:value-type="string">
            <text:p>Int+Med vs 1</text:p>
          </table:table-cell>
          <table:table-cell table:style-name="ce34"/>
          <table:table-cell table:style-name="ce37" table:formula="of:=MIN(0; -[.I5]+[.$E$2])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table:formula="of:=IF([.I5]&lt;=[.J$1];&quot;&quot;;&quot;&quot;) &amp; IF([.I5]&gt;[.J$2];&quot;DEAD&quot;;&quot;&quot;) &amp; IF(AND([.I5]&lt;=[.J$2]; [.I5]&gt;[.J$1]);&quot;HUNGER&quot;;&quot;&quot;)">
            <text:p/>
          </table:table-cell>
          <table:table-cell table:style-name="ce32" table:formula="of:=MAX([.I5]-[.$J$1]+[.L$1]; 0)" office:value-type="float" office:value="0" calcext:value-type="float">
            <text:p>0</text:p>
          </table:table-cell>
          <table:table-cell table:style-name="ce34" table:formula="of:=IF([.K5]&lt;=[.L$1];&quot;&quot;;&quot;&quot;) &amp; IF([.K5]&gt;[.L$2];&quot;DEAD&quot;;&quot;&quot;) &amp; IF(AND([.K5]&lt;=[.L$2]; [.K5]&gt;[.L$1]);&quot;THIRST&quot;;&quot;&quot;)">
            <text:p/>
          </table:table-cell>
          <table:table-cell table:style-name="ce32" table:formula="of:=MAX([.I5]-[.$J$1]+[.N$1]; 0)" office:value-type="float" office:value="0" calcext:value-type="float">
            <text:p>0</text:p>
          </table:table-cell>
          <table:table-cell table:style-name="ce34" table:formula="of:=IF([.M5]&lt;=[.N$1];&quot;&quot;;&quot;&quot;) &amp; IF([.M5]&gt;[.N$2];&quot;TIRED (max -3)&quot;;&quot;&quot;) &amp; IF(AND([.M5]&lt;=[.N$2]; [.M5]&gt;[.N$1]);&quot;TIRED&quot;;&quot;&quot;)">
            <text:p/>
          </table:table-cell>
          <table:table-cell table:style-name="ce34"/>
          <table:table-cell table:style-name="ce32" office:value-type="float" office:value="1" calcext:value-type="float">
            <text:p>1</text:p>
          </table:table-cell>
          <table:table-cell table:style-name="ce34" table:formula="of:=IF([.P5]&lt;=[.Q$1];&quot;&quot;;&quot;&quot;) &amp; IF([.P5]&gt;[.Q$2];&quot;PASSED OUT&quot;;&quot;&quot;) &amp; IF(AND([.P5]&lt;=[.Q$2]; [.P5]&gt;[.Q$1]);&quot;TIRED&quot;;&quot;&quot;)">
            <text:p/>
          </table:table-cell>
          <table:table-cell table:style-name="ce37" table:formula="of:=IF([.Q5]=&quot;TIRED&quot;;MIN(0;[.$Q$1]-[.P5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2" calcext:value-type="float">
            <text:p>2</text:p>
          </table:table-cell>
          <table:table-cell table:style-name="ce34" table:formula="of:=IF([.A6]&lt;=[.C$1];&quot;INFECT&quot;;&quot;&quot;) &amp; IF([.A6]&gt;[.C$2];&quot;DEAD&quot;;&quot;&quot;) &amp; IF(AND([.A6]&lt;=[.C$2]; [.A6]&gt;[.C$1]);&quot;DYING&quot;;&quot;&quot;)" office:value-type="string" office:string-value="INFECT" calcext:value-type="string">
            <text:p>INFECT</text:p>
          </table:table-cell>
          <table:table-cell table:style-name="ce37" table:formula="of:=IF([.B6]=&quot;INFECT&quot;;-2; &quot;&quot;) &amp; IF([.B6]=&quot;DYING&quot;;-4; &quot;&quot;)" office:value-type="string" office:string-value="-2" calcext:value-type="string">
            <text:p>-2</text:p>
          </table:table-cell>
          <table:table-cell table:style-name="ce40" table:formula="of:==IF([.B6]&lt;&gt;&quot;DEAD&quot;; [.D$2]+[.C6] &amp; &quot;d vs 1&quot;; &quot;&quot;)" office:value-type="string" office:string-value="3d vs 1" calcext:value-type="string">
            <text:p>3d vs 1</text:p>
          </table:table-cell>
          <table:table-cell table:style-name="ce40" table:formula="of:=IF([.B6]&lt;&gt;&quot;DEAD&quot;; [.D$2]+[.C6] &amp; &quot;d vs 1&quot;; &quot;&quot;)" office:value-type="string" office:string-value="3d vs 1" calcext:value-type="string">
            <text:p>3d vs 1</text:p>
          </table:table-cell>
          <table:table-cell table:style-name="ce34" table:formula="of:=IF([.B6]&lt;&gt;&quot;DEAD&quot;; &quot;Int+Med vs 1&quot;; &quot;&quot;)" office:value-type="string" office:string-value="Int+Med vs 1" calcext:value-type="string">
            <text:p>Int+Med vs 1</text:p>
          </table:table-cell>
          <table:table-cell table:style-name="ce34"/>
          <table:table-cell table:style-name="ce37" table:formula="of:=MIN(0; -[.I6]+[.$E$2])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4" table:formula="of:=IF([.I6]&lt;=[.J$1];&quot;&quot;;&quot;&quot;) &amp; IF([.I6]&gt;[.J$2];&quot;DEAD&quot;;&quot;&quot;) &amp; IF(AND([.I6]&lt;=[.J$2]; [.I6]&gt;[.J$1]);&quot;HUNGER&quot;;&quot;&quot;)">
            <text:p/>
          </table:table-cell>
          <table:table-cell table:style-name="ce32" table:formula="of:=MAX([.I6]-[.$J$1]+[.L$1]; 0)" office:value-type="float" office:value="0" calcext:value-type="float">
            <text:p>0</text:p>
          </table:table-cell>
          <table:table-cell table:style-name="ce34" table:formula="of:=IF([.K6]&lt;=[.L$1];&quot;&quot;;&quot;&quot;) &amp; IF([.K6]&gt;[.L$2];&quot;DEAD&quot;;&quot;&quot;) &amp; IF(AND([.K6]&lt;=[.L$2]; [.K6]&gt;[.L$1]);&quot;THIRST&quot;;&quot;&quot;)">
            <text:p/>
          </table:table-cell>
          <table:table-cell table:style-name="ce32" table:formula="of:=MAX([.I6]-[.$J$1]+[.N$1]; 0)" office:value-type="float" office:value="0" calcext:value-type="float">
            <text:p>0</text:p>
          </table:table-cell>
          <table:table-cell table:style-name="ce34" table:formula="of:=IF([.M6]&lt;=[.N$1];&quot;&quot;;&quot;&quot;) &amp; IF([.M6]&gt;[.N$2];&quot;TIRED (max -3)&quot;;&quot;&quot;) &amp; IF(AND([.M6]&lt;=[.N$2]; [.M6]&gt;[.N$1]);&quot;TIRED&quot;;&quot;&quot;)">
            <text:p/>
          </table:table-cell>
          <table:table-cell table:style-name="ce34"/>
          <table:table-cell table:style-name="ce32" office:value-type="float" office:value="2" calcext:value-type="float">
            <text:p>2</text:p>
          </table:table-cell>
          <table:table-cell table:style-name="ce34" table:formula="of:=IF([.P6]&lt;=[.Q$1];&quot;&quot;;&quot;&quot;) &amp; IF([.P6]&gt;[.Q$2];&quot;PASSED OUT&quot;;&quot;&quot;) &amp; IF(AND([.P6]&lt;=[.Q$2]; [.P6]&gt;[.Q$1]);&quot;TIRED&quot;;&quot;&quot;)">
            <text:p/>
          </table:table-cell>
          <table:table-cell table:style-name="ce37" table:formula="of:=IF([.Q6]=&quot;TIRED&quot;;MIN(0;[.$Q$1]-[.P6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4" table:formula="of:=IF([.A7]&lt;=[.C$1];&quot;INFECT&quot;;&quot;&quot;) &amp; IF([.A7]&gt;[.C$2];&quot;DEAD&quot;;&quot;&quot;) &amp; IF(AND([.A7]&lt;=[.C$2]; [.A7]&gt;[.C$1]);&quot;DYING&quot;;&quot;&quot;)" office:value-type="string" office:string-value="INFECT" calcext:value-type="string">
            <text:p>INFECT</text:p>
          </table:table-cell>
          <table:table-cell table:style-name="ce37" table:formula="of:=IF([.B7]=&quot;INFECT&quot;;-2; &quot;&quot;) &amp; IF([.B7]=&quot;DYING&quot;;-4; &quot;&quot;)" office:value-type="string" office:string-value="-2" calcext:value-type="string">
            <text:p>-2</text:p>
          </table:table-cell>
          <table:table-cell table:style-name="ce40" table:formula="of:==IF([.B7]&lt;&gt;&quot;DEAD&quot;; [.D$2]+[.C7] &amp; &quot;d vs 1&quot;; &quot;&quot;)" office:value-type="string" office:string-value="3d vs 1" calcext:value-type="string">
            <text:p>3d vs 1</text:p>
          </table:table-cell>
          <table:table-cell table:style-name="ce40" table:formula="of:=IF([.B7]&lt;&gt;&quot;DEAD&quot;; [.D$2]+[.C7] &amp; &quot;d vs 1&quot;; &quot;&quot;)" office:value-type="string" office:string-value="3d vs 1" calcext:value-type="string">
            <text:p>3d vs 1</text:p>
          </table:table-cell>
          <table:table-cell table:style-name="ce34" table:formula="of:=IF([.B7]&lt;&gt;&quot;DEAD&quot;; &quot;Int+Med vs 1&quot;; &quot;&quot;)" office:value-type="string" office:string-value="Int+Med vs 1" calcext:value-type="string">
            <text:p>Int+Med vs 1</text:p>
          </table:table-cell>
          <table:table-cell table:style-name="ce34"/>
          <table:table-cell table:style-name="ce37" table:formula="of:=MIN(0; -[.I7]+[.$E$2])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4" table:formula="of:=IF([.I7]&lt;=[.J$1];&quot;&quot;;&quot;&quot;) &amp; IF([.I7]&gt;[.J$2];&quot;DEAD&quot;;&quot;&quot;) &amp; IF(AND([.I7]&lt;=[.J$2]; [.I7]&gt;[.J$1]);&quot;HUNGER&quot;;&quot;&quot;)">
            <text:p/>
          </table:table-cell>
          <table:table-cell table:style-name="ce32" table:formula="of:=MAX([.I7]-[.$J$1]+[.L$1]; 0)" office:value-type="float" office:value="0" calcext:value-type="float">
            <text:p>0</text:p>
          </table:table-cell>
          <table:table-cell table:style-name="ce34" table:formula="of:=IF([.K7]&lt;=[.L$1];&quot;&quot;;&quot;&quot;) &amp; IF([.K7]&gt;[.L$2];&quot;DEAD&quot;;&quot;&quot;) &amp; IF(AND([.K7]&lt;=[.L$2]; [.K7]&gt;[.L$1]);&quot;THIRST&quot;;&quot;&quot;)">
            <text:p/>
          </table:table-cell>
          <table:table-cell table:style-name="ce32" table:formula="of:=MAX([.I7]-[.$J$1]+[.N$1]; 0)" office:value-type="float" office:value="1" calcext:value-type="float">
            <text:p>1</text:p>
          </table:table-cell>
          <table:table-cell table:style-name="ce34" table:formula="of:=IF([.M7]&lt;=[.N$1];&quot;&quot;;&quot;&quot;) &amp; IF([.M7]&gt;[.N$2];&quot;TIRED (max -3)&quot;;&quot;&quot;) &amp; IF(AND([.M7]&lt;=[.N$2]; [.M7]&gt;[.N$1]);&quot;TIRED&quot;;&quot;&quot;)">
            <text:p/>
          </table:table-cell>
          <table:table-cell table:style-name="ce34"/>
          <table:table-cell table:style-name="ce32" office:value-type="float" office:value="3" calcext:value-type="float">
            <text:p>3</text:p>
          </table:table-cell>
          <table:table-cell table:style-name="ce34" table:formula="of:=IF([.P7]&lt;=[.Q$1];&quot;&quot;;&quot;&quot;) &amp; IF([.P7]&gt;[.Q$2];&quot;PASSED OUT&quot;;&quot;&quot;) &amp; IF(AND([.P7]&lt;=[.Q$2]; [.P7]&gt;[.Q$1]);&quot;TIRED&quot;;&quot;&quot;)">
            <text:p/>
          </table:table-cell>
          <table:table-cell table:style-name="ce37" table:formula="of:=IF([.Q7]=&quot;TIRED&quot;;MIN(0;[.$Q$1]-[.P7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4" calcext:value-type="float">
            <text:p>4</text:p>
          </table:table-cell>
          <table:table-cell table:style-name="ce34" table:formula="of:=IF([.A8]&lt;=[.C$1];&quot;INFECT&quot;;&quot;&quot;) &amp; IF([.A8]&gt;[.C$2];&quot;DEAD&quot;;&quot;&quot;) &amp; IF(AND([.A8]&lt;=[.C$2]; [.A8]&gt;[.C$1]);&quot;DYING&quot;;&quot;&quot;)" office:value-type="string" office:string-value="INFECT" calcext:value-type="string">
            <text:p>INFECT</text:p>
          </table:table-cell>
          <table:table-cell table:style-name="ce37" table:formula="of:=IF([.B8]=&quot;INFECT&quot;;-2; &quot;&quot;) &amp; IF([.B8]=&quot;DYING&quot;;-4; &quot;&quot;)" office:value-type="string" office:string-value="-2" calcext:value-type="string">
            <text:p>-2</text:p>
          </table:table-cell>
          <table:table-cell table:style-name="ce40" table:formula="of:==IF([.B8]&lt;&gt;&quot;DEAD&quot;; [.D$2]+[.C8] &amp; &quot;d vs 1&quot;; &quot;&quot;)" office:value-type="string" office:string-value="3d vs 1" calcext:value-type="string">
            <text:p>3d vs 1</text:p>
          </table:table-cell>
          <table:table-cell table:style-name="ce40" table:formula="of:=IF([.B8]&lt;&gt;&quot;DEAD&quot;; [.D$2]+[.C8] &amp; &quot;d vs 1&quot;; &quot;&quot;)" office:value-type="string" office:string-value="3d vs 1" calcext:value-type="string">
            <text:p>3d vs 1</text:p>
          </table:table-cell>
          <table:table-cell table:style-name="ce34" table:formula="of:=IF([.B8]&lt;&gt;&quot;DEAD&quot;; &quot;Int+Med vs 1&quot;; &quot;&quot;)" office:value-type="string" office:string-value="Int+Med vs 1" calcext:value-type="string">
            <text:p>Int+Med vs 1</text:p>
          </table:table-cell>
          <table:table-cell table:style-name="ce34"/>
          <table:table-cell table:style-name="ce37" table:formula="of:=MIN(0; -[.I8]+[.$E$2])" office:value-type="float" office:value="-1" calcext:value-type="float">
            <text:p>-1</text:p>
          </table:table-cell>
          <table:table-cell table:style-name="ce32" office:value-type="float" office:value="4" calcext:value-type="float">
            <text:p>4</text:p>
          </table:table-cell>
          <table:table-cell table:style-name="ce34" table:formula="of:=IF([.I8]&lt;=[.J$1];&quot;&quot;;&quot;&quot;) &amp; IF([.I8]&gt;[.J$2];&quot;DEAD&quot;;&quot;&quot;) &amp; IF(AND([.I8]&lt;=[.J$2]; [.I8]&gt;[.J$1]);&quot;HUNGER&quot;;&quot;&quot;)" office:value-type="string" office:string-value="HUNGER" calcext:value-type="string">
            <text:p>HUNGER</text:p>
          </table:table-cell>
          <table:table-cell table:style-name="ce32" table:formula="of:=MAX([.I8]-[.$J$1]+[.L$1]; 0)" office:value-type="float" office:value="1" calcext:value-type="float">
            <text:p>1</text:p>
          </table:table-cell>
          <table:table-cell table:style-name="ce34" table:formula="of:=IF([.K8]&lt;=[.L$1];&quot;&quot;;&quot;&quot;) &amp; IF([.K8]&gt;[.L$2];&quot;DEAD&quot;;&quot;&quot;) &amp; IF(AND([.K8]&lt;=[.L$2]; [.K8]&gt;[.L$1]);&quot;THIRST&quot;;&quot;&quot;)" office:value-type="string" office:string-value="THIRST" calcext:value-type="string">
            <text:p>THIRST</text:p>
          </table:table-cell>
          <table:table-cell table:style-name="ce32" table:formula="of:=MAX([.I8]-[.$J$1]+[.N$1]; 0)" office:value-type="float" office:value="2" calcext:value-type="float">
            <text:p>2</text:p>
          </table:table-cell>
          <table:table-cell table:style-name="ce34" table:formula="of:=IF([.M8]&lt;=[.N$1];&quot;&quot;;&quot;&quot;) &amp; IF([.M8]&gt;[.N$2];&quot;TIRED (max -3)&quot;;&quot;&quot;) &amp; IF(AND([.M8]&lt;=[.N$2]; [.M8]&gt;[.N$1]);&quot;TIRED&quot;;&quot;&quot;)" office:value-type="string" office:string-value="TIRED" calcext:value-type="string">
            <text:p>TIRED</text:p>
          </table:table-cell>
          <table:table-cell table:style-name="ce34"/>
          <table:table-cell table:style-name="ce32" office:value-type="float" office:value="4" calcext:value-type="float">
            <text:p>4</text:p>
          </table:table-cell>
          <table:table-cell table:style-name="ce34" table:formula="of:=IF([.P8]&lt;=[.Q$1];&quot;&quot;;&quot;&quot;) &amp; IF([.P8]&gt;[.Q$2];&quot;PASSED OUT&quot;;&quot;&quot;) &amp; IF(AND([.P8]&lt;=[.Q$2]; [.P8]&gt;[.Q$1]);&quot;TIRED&quot;;&quot;&quot;)">
            <text:p/>
          </table:table-cell>
          <table:table-cell table:style-name="ce37" table:formula="of:=IF([.Q8]=&quot;TIRED&quot;;MIN(0;[.$Q$1]-[.P8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5" calcext:value-type="float">
            <text:p>5</text:p>
          </table:table-cell>
          <table:table-cell table:style-name="ce34" table:formula="of:=IF([.A9]&lt;=[.C$1];&quot;INFECT&quot;;&quot;&quot;) &amp; IF([.A9]&gt;[.C$2];&quot;DEAD&quot;;&quot;&quot;) &amp; IF(AND([.A9]&lt;=[.C$2]; [.A9]&gt;[.C$1]);&quot;DYING&quot;;&quot;&quot;)" office:value-type="string" office:string-value="INFECT" calcext:value-type="string">
            <text:p>INFECT</text:p>
          </table:table-cell>
          <table:table-cell table:style-name="ce37" table:formula="of:=IF([.B9]=&quot;INFECT&quot;;-2; &quot;&quot;) &amp; IF([.B9]=&quot;DYING&quot;;-4; &quot;&quot;)" office:value-type="string" office:string-value="-2" calcext:value-type="string">
            <text:p>-2</text:p>
          </table:table-cell>
          <table:table-cell table:style-name="ce40" table:formula="of:==IF([.B9]&lt;&gt;&quot;DEAD&quot;; [.D$2]+[.C9] &amp; &quot;d vs 1&quot;; &quot;&quot;)" office:value-type="string" office:string-value="3d vs 1" calcext:value-type="string">
            <text:p>3d vs 1</text:p>
          </table:table-cell>
          <table:table-cell table:style-name="ce40" table:formula="of:=IF([.B9]&lt;&gt;&quot;DEAD&quot;; [.D$2]+[.C9] &amp; &quot;d vs 1&quot;; &quot;&quot;)" office:value-type="string" office:string-value="3d vs 1" calcext:value-type="string">
            <text:p>3d vs 1</text:p>
          </table:table-cell>
          <table:table-cell table:style-name="ce34" table:formula="of:=IF([.B9]&lt;&gt;&quot;DEAD&quot;; &quot;Int+Med vs 1&quot;; &quot;&quot;)" office:value-type="string" office:string-value="Int+Med vs 1" calcext:value-type="string">
            <text:p>Int+Med vs 1</text:p>
          </table:table-cell>
          <table:table-cell table:style-name="ce34"/>
          <table:table-cell table:style-name="ce37" table:formula="of:=MIN(0; -[.I9]+[.$E$2])" office:value-type="float" office:value="-2" calcext:value-type="float">
            <text:p>-2</text:p>
          </table:table-cell>
          <table:table-cell table:style-name="ce32" office:value-type="float" office:value="5" calcext:value-type="float">
            <text:p>5</text:p>
          </table:table-cell>
          <table:table-cell table:style-name="ce34" table:formula="of:=IF([.I9]&lt;=[.J$1];&quot;&quot;;&quot;&quot;) &amp; IF([.I9]&gt;[.J$2];&quot;DEAD&quot;;&quot;&quot;) &amp; IF(AND([.I9]&lt;=[.J$2]; [.I9]&gt;[.J$1]);&quot;HUNGER&quot;;&quot;&quot;)" office:value-type="string" office:string-value="HUNGER" calcext:value-type="string">
            <text:p>HUNGER</text:p>
          </table:table-cell>
          <table:table-cell table:style-name="ce32" table:formula="of:=MAX([.I9]-[.$J$1]+[.L$1]; 0)" office:value-type="float" office:value="2" calcext:value-type="float">
            <text:p>2</text:p>
          </table:table-cell>
          <table:table-cell table:style-name="ce34" table:formula="of:=IF([.K9]&lt;=[.L$1];&quot;&quot;;&quot;&quot;) &amp; IF([.K9]&gt;[.L$2];&quot;DEAD&quot;;&quot;&quot;) &amp; IF(AND([.K9]&lt;=[.L$2]; [.K9]&gt;[.L$1]);&quot;THIRST&quot;;&quot;&quot;)" office:value-type="string" office:string-value="THIRST" calcext:value-type="string">
            <text:p>THIRST</text:p>
          </table:table-cell>
          <table:table-cell table:style-name="ce32" table:formula="of:=MAX([.I9]-[.$J$1]+[.N$1]; 0)" office:value-type="float" office:value="3" calcext:value-type="float">
            <text:p>3</text:p>
          </table:table-cell>
          <table:table-cell table:style-name="ce34" table:formula="of:=IF([.M9]&lt;=[.N$1];&quot;&quot;;&quot;&quot;) &amp; IF([.M9]&gt;[.N$2];&quot;TIRED (max -3)&quot;;&quot;&quot;) &amp; IF(AND([.M9]&lt;=[.N$2]; [.M9]&gt;[.N$1]);&quot;TIRED&quot;;&quot;&quot;)" office:value-type="string" office:string-value="TIRED" calcext:value-type="string">
            <text:p>TIRED</text:p>
          </table:table-cell>
          <table:table-cell table:style-name="ce34"/>
          <table:table-cell table:style-name="ce32" office:value-type="float" office:value="5" calcext:value-type="float">
            <text:p>5</text:p>
          </table:table-cell>
          <table:table-cell table:style-name="ce34" table:formula="of:=IF([.P9]&lt;=[.Q$1];&quot;&quot;;&quot;&quot;) &amp; IF([.P9]&gt;[.Q$2];&quot;PASSED OUT&quot;;&quot;&quot;) &amp; IF(AND([.P9]&lt;=[.Q$2]; [.P9]&gt;[.Q$1]);&quot;TIRED&quot;;&quot;&quot;)">
            <text:p/>
          </table:table-cell>
          <table:table-cell table:style-name="ce37" table:formula="of:=IF([.Q9]=&quot;TIRED&quot;;MIN(0;[.$Q$1]-[.P9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6" calcext:value-type="float">
            <text:p>6</text:p>
          </table:table-cell>
          <table:table-cell table:style-name="ce34" table:formula="of:=IF([.A10]&lt;=[.C$1];&quot;INFECT&quot;;&quot;&quot;) &amp; IF([.A10]&gt;[.C$2];&quot;DEAD&quot;;&quot;&quot;) &amp; IF(AND([.A10]&lt;=[.C$2]; [.A10]&gt;[.C$1]);&quot;DYING&quot;;&quot;&quot;)" office:value-type="string" office:string-value="DYING" calcext:value-type="string">
            <text:p>DYING</text:p>
          </table:table-cell>
          <table:table-cell table:style-name="ce37" table:formula="of:=IF([.B10]=&quot;INFECT&quot;;-2; &quot;&quot;) &amp; IF([.B10]=&quot;DYING&quot;;-4; &quot;&quot;)" office:value-type="string" office:string-value="-4" calcext:value-type="string">
            <text:p>-4</text:p>
          </table:table-cell>
          <table:table-cell table:style-name="ce40" table:formula="of:==IF([.B10]&lt;&gt;&quot;DEAD&quot;; [.D$2]+[.C10] &amp; &quot;d vs 1&quot;; &quot;&quot;)" office:value-type="string" office:string-value="1d vs 1" calcext:value-type="string">
            <text:p>1d vs 1</text:p>
          </table:table-cell>
          <table:table-cell table:style-name="ce40" table:formula="of:=IF([.B10]&lt;&gt;&quot;DEAD&quot;; [.D$2]+[.C10] &amp; &quot;d vs 1&quot;; &quot;&quot;)" office:value-type="string" office:string-value="1d vs 1" calcext:value-type="string">
            <text:p>1d vs 1</text:p>
          </table:table-cell>
          <table:table-cell table:style-name="ce34" table:formula="of:=IF([.B10]&lt;&gt;&quot;DEAD&quot;; &quot;Int+Med vs 1&quot;; &quot;&quot;)" office:value-type="string" office:string-value="Int+Med vs 1" calcext:value-type="string">
            <text:p>Int+Med vs 1</text:p>
          </table:table-cell>
          <table:table-cell table:style-name="ce34"/>
          <table:table-cell table:style-name="ce37" table:formula="of:=MIN(0; -[.I10]+[.$E$2])" office:value-type="float" office:value="-3" calcext:value-type="float">
            <text:p>-3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formula="of:=IF([.I10]&lt;=[.J$1];&quot;&quot;;&quot;&quot;) &amp; IF([.I10]&gt;[.J$2];&quot;DEAD&quot;;&quot;&quot;) &amp; IF(AND([.I10]&lt;=[.J$2]; [.I10]&gt;[.J$1]);&quot;HUNGER&quot;;&quot;&quot;)" office:value-type="string" office:string-value="HUNGER" calcext:value-type="string">
            <text:p>HUNGER</text:p>
          </table:table-cell>
          <table:table-cell table:style-name="ce32" table:formula="of:=MAX([.I10]-[.$J$1]+[.L$1]; 0)" office:value-type="float" office:value="3" calcext:value-type="float">
            <text:p>3</text:p>
          </table:table-cell>
          <table:table-cell table:style-name="ce34" table:formula="of:=IF([.K10]&lt;=[.L$1];&quot;&quot;;&quot;&quot;) &amp; IF([.K10]&gt;[.L$2];&quot;DEAD&quot;;&quot;&quot;) &amp; IF(AND([.K10]&lt;=[.L$2]; [.K10]&gt;[.L$1]);&quot;THIRST&quot;;&quot;&quot;)" office:value-type="string" office:string-value="DEAD" calcext:value-type="string">
            <text:p>DEAD</text:p>
          </table:table-cell>
          <table:table-cell table:style-name="ce32" table:formula="of:=MAX([.I10]-[.$J$1]+[.N$1]; 0)" office:value-type="float" office:value="4" calcext:value-type="float">
            <text:p>4</text:p>
          </table:table-cell>
          <table:table-cell table:style-name="ce34" table:formula="of:=IF([.M10]&lt;=[.N$1];&quot;&quot;;&quot;&quot;) &amp; IF([.M10]&gt;[.N$2];&quot;TIRED (max -3)&quot;;&quot;&quot;) &amp; IF(AND([.M10]&lt;=[.N$2]; [.M10]&gt;[.N$1]);&quot;TIRED&quot;;&quot;&quot;)" office:value-type="string" office:string-value="TIRED" calcext:value-type="string">
            <text:p>TIRED</text:p>
          </table:table-cell>
          <table:table-cell table:style-name="ce34"/>
          <table:table-cell table:style-name="ce32" office:value-type="float" office:value="6" calcext:value-type="float">
            <text:p>6</text:p>
          </table:table-cell>
          <table:table-cell table:style-name="ce34" table:formula="of:=IF([.P10]&lt;=[.Q$1];&quot;&quot;;&quot;&quot;) &amp; IF([.P10]&gt;[.Q$2];&quot;PASSED OUT&quot;;&quot;&quot;) &amp; IF(AND([.P10]&lt;=[.Q$2]; [.P10]&gt;[.Q$1]);&quot;TIRED&quot;;&quot;&quot;)" office:value-type="string" office:string-value="TIRED" calcext:value-type="string">
            <text:p>TIRED</text:p>
          </table:table-cell>
          <table:table-cell table:style-name="ce37" table:formula="of:=IF([.Q10]=&quot;TIRED&quot;;MIN(0;[.$Q$1]-[.P10]); &quot;&quot;)" office:value-type="float" office:value="-1" calcext:value-type="float">
            <text:p>-1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7" calcext:value-type="float">
            <text:p>7</text:p>
          </table:table-cell>
          <table:table-cell table:style-name="ce34" table:formula="of:=IF([.A11]&lt;=[.C$1];&quot;INFECT&quot;;&quot;&quot;) &amp; IF([.A11]&gt;[.C$2];&quot;DEAD&quot;;&quot;&quot;) &amp; IF(AND([.A11]&lt;=[.C$2]; [.A11]&gt;[.C$1]);&quot;DYING&quot;;&quot;&quot;)" office:value-type="string" office:string-value="DYING" calcext:value-type="string">
            <text:p>DYING</text:p>
          </table:table-cell>
          <table:table-cell table:style-name="ce37" table:formula="of:=IF([.B11]=&quot;INFECT&quot;;-2; &quot;&quot;) &amp; IF([.B11]=&quot;DYING&quot;;-4; &quot;&quot;)" office:value-type="string" office:string-value="-4" calcext:value-type="string">
            <text:p>-4</text:p>
          </table:table-cell>
          <table:table-cell table:style-name="ce40" table:formula="of:==IF([.B11]&lt;&gt;&quot;DEAD&quot;; [.D$2]+[.C11] &amp; &quot;d vs 1&quot;; &quot;&quot;)" office:value-type="string" office:string-value="1d vs 1" calcext:value-type="string">
            <text:p>1d vs 1</text:p>
          </table:table-cell>
          <table:table-cell table:style-name="ce40" table:formula="of:=IF([.B11]&lt;&gt;&quot;DEAD&quot;; [.D$2]+[.C11] &amp; &quot;d vs 1&quot;; &quot;&quot;)" office:value-type="string" office:string-value="1d vs 1" calcext:value-type="string">
            <text:p>1d vs 1</text:p>
          </table:table-cell>
          <table:table-cell table:style-name="ce34" table:formula="of:=IF([.B11]&lt;&gt;&quot;DEAD&quot;; &quot;Int+Med vs 1&quot;; &quot;&quot;)" office:value-type="string" office:string-value="Int+Med vs 1" calcext:value-type="string">
            <text:p>Int+Med vs 1</text:p>
          </table:table-cell>
          <table:table-cell table:style-name="ce34"/>
          <table:table-cell table:style-name="ce37" table:formula="of:=MIN(0; -[.I11]+[.$E$2])" office:value-type="float" office:value="-4" calcext:value-type="float">
            <text:p>-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formula="of:=IF([.I11]&lt;=[.J$1];&quot;&quot;;&quot;&quot;) &amp; IF([.I11]&gt;[.J$2];&quot;DEAD&quot;;&quot;&quot;) &amp; IF(AND([.I11]&lt;=[.J$2]; [.I11]&gt;[.J$1]);&quot;HUNGER&quot;;&quot;&quot;)" office:value-type="string" office:string-value="HUNGER" calcext:value-type="string">
            <text:p>HUNGER</text:p>
          </table:table-cell>
          <table:table-cell table:style-name="ce32" table:formula="of:=MAX([.I11]-[.$J$1]+[.L$1]; 0)" office:value-type="float" office:value="4" calcext:value-type="float">
            <text:p>4</text:p>
          </table:table-cell>
          <table:table-cell table:style-name="ce34" table:formula="of:=IF([.K11]&lt;=[.L$1];&quot;&quot;;&quot;&quot;) &amp; IF([.K11]&gt;[.L$2];&quot;DEAD&quot;;&quot;&quot;) &amp; IF(AND([.K11]&lt;=[.L$2]; [.K11]&gt;[.L$1]);&quot;THIRST&quot;;&quot;&quot;)" office:value-type="string" office:string-value="DEAD" calcext:value-type="string">
            <text:p>DEAD</text:p>
          </table:table-cell>
          <table:table-cell table:style-name="ce32" table:formula="of:=MAX([.I11]-[.$J$1]+[.N$1]; 0)" office:value-type="float" office:value="5" calcext:value-type="float">
            <text:p>5</text:p>
          </table:table-cell>
          <table:table-cell table:style-name="ce34" table:formula="of:=IF([.M11]&lt;=[.N$1];&quot;&quot;;&quot;&quot;) &amp; IF([.M11]&gt;[.N$2];&quot;TIRED (max -3)&quot;;&quot;&quot;) &amp; IF(AND([.M11]&lt;=[.N$2]; [.M11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7" calcext:value-type="float">
            <text:p>7</text:p>
          </table:table-cell>
          <table:table-cell table:style-name="ce34" table:formula="of:=IF([.P11]&lt;=[.Q$1];&quot;&quot;;&quot;&quot;) &amp; IF([.P11]&gt;[.Q$2];&quot;PASSED OUT&quot;;&quot;&quot;) &amp; IF(AND([.P11]&lt;=[.Q$2]; [.P11]&gt;[.Q$1]);&quot;TIRED&quot;;&quot;&quot;)" office:value-type="string" office:string-value="TIRED" calcext:value-type="string">
            <text:p>TIRED</text:p>
          </table:table-cell>
          <table:table-cell table:style-name="ce37" table:formula="of:=IF([.Q11]=&quot;TIRED&quot;;MIN(0;[.$Q$1]-[.P11]); &quot;&quot;)" office:value-type="float" office:value="-2" calcext:value-type="float">
            <text:p>-2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8" calcext:value-type="float">
            <text:p>8</text:p>
          </table:table-cell>
          <table:table-cell table:style-name="ce34" table:formula="of:=IF([.A12]&lt;=[.C$1];&quot;INFECT&quot;;&quot;&quot;) &amp; IF([.A12]&gt;[.C$2];&quot;DEAD&quot;;&quot;&quot;) &amp; IF(AND([.A12]&lt;=[.C$2]; [.A12]&gt;[.C$1]);&quot;DYING&quot;;&quot;&quot;)" office:value-type="string" office:string-value="DEAD" calcext:value-type="string">
            <text:p>DEAD</text:p>
          </table:table-cell>
          <table:table-cell table:style-name="ce37" table:formula="of:=IF([.B12]=&quot;INFECT&quot;;-2; &quot;&quot;) &amp; IF([.B12]=&quot;DYING&quot;;-4; &quot;&quot;)">
            <text:p/>
          </table:table-cell>
          <table:table-cell table:style-name="ce34" table:formula="of:==IF([.B12]&lt;&gt;&quot;DEAD&quot;; [.D$2]+[.C12] &amp; &quot;d vs &quot; &amp; [.A12]; &quot;&quot;)">
            <text:p/>
          </table:table-cell>
          <table:table-cell table:style-name="ce34" table:formula="of:=IF([.B12]&lt;&gt;&quot;DEAD&quot;; [.D$2]+[.C12] &amp; &quot;d vs &quot; &amp; [.A12]; &quot;&quot;)">
            <text:p/>
          </table:table-cell>
          <table:table-cell table:style-name="ce34" table:formula="of:=IF([.B12]&lt;&gt;&quot;DEAD&quot;; &quot;Int+Med vs &quot; &amp; [.A12]; &quot;&quot;)">
            <text:p/>
          </table:table-cell>
          <table:table-cell table:style-name="ce34"/>
          <table:table-cell table:style-name="ce37" table:formula="of:=MIN(0; -[.I12]+[.$E$2])" office:value-type="float" office:value="-5" calcext:value-type="float">
            <text:p>-5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formula="of:=IF([.I12]&lt;=[.J$1];&quot;&quot;;&quot;&quot;) &amp; IF([.I12]&gt;[.J$2];&quot;DEAD&quot;;&quot;&quot;) &amp; IF(AND([.I12]&lt;=[.J$2]; [.I12]&gt;[.J$1]);&quot;HUNGER&quot;;&quot;&quot;)" office:value-type="string" office:string-value="HUNGER" calcext:value-type="string">
            <text:p>HUNGER</text:p>
          </table:table-cell>
          <table:table-cell table:style-name="ce32" table:formula="of:=MAX([.I12]-[.$J$1]+[.L$1]; 0)" office:value-type="float" office:value="5" calcext:value-type="float">
            <text:p>5</text:p>
          </table:table-cell>
          <table:table-cell table:style-name="ce34" table:formula="of:=IF([.K12]&lt;=[.L$1];&quot;&quot;;&quot;&quot;) &amp; IF([.K12]&gt;[.L$2];&quot;DEAD&quot;;&quot;&quot;) &amp; IF(AND([.K12]&lt;=[.L$2]; [.K12]&gt;[.L$1]);&quot;THIRST&quot;;&quot;&quot;)" office:value-type="string" office:string-value="DEAD" calcext:value-type="string">
            <text:p>DEAD</text:p>
          </table:table-cell>
          <table:table-cell table:style-name="ce32" table:formula="of:=MAX([.I12]-[.$J$1]+[.N$1]; 0)" office:value-type="float" office:value="6" calcext:value-type="float">
            <text:p>6</text:p>
          </table:table-cell>
          <table:table-cell table:style-name="ce34" table:formula="of:=IF([.M12]&lt;=[.N$1];&quot;&quot;;&quot;&quot;) &amp; IF([.M12]&gt;[.N$2];&quot;TIRED (max -3)&quot;;&quot;&quot;) &amp; IF(AND([.M12]&lt;=[.N$2]; [.M12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8" calcext:value-type="float">
            <text:p>8</text:p>
          </table:table-cell>
          <table:table-cell table:style-name="ce34" table:formula="of:=IF([.P12]&lt;=[.Q$1];&quot;&quot;;&quot;&quot;) &amp; IF([.P12]&gt;[.Q$2];&quot;PASSED OUT&quot;;&quot;&quot;) &amp; IF(AND([.P12]&lt;=[.Q$2]; [.P12]&gt;[.Q$1]);&quot;TIRED&quot;;&quot;&quot;)" office:value-type="string" office:string-value="TIRED" calcext:value-type="string">
            <text:p>TIRED</text:p>
          </table:table-cell>
          <table:table-cell table:style-name="ce37" table:formula="of:=IF([.Q12]=&quot;TIRED&quot;;MIN(0;[.$Q$1]-[.P12]); &quot;&quot;)" office:value-type="float" office:value="-3" calcext:value-type="float">
            <text:p>-3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9" calcext:value-type="float">
            <text:p>9</text:p>
          </table:table-cell>
          <table:table-cell table:style-name="ce34" table:formula="of:=IF([.A13]&lt;=[.C$1];&quot;INFECT&quot;;&quot;&quot;) &amp; IF([.A13]&gt;[.C$2];&quot;DEAD&quot;;&quot;&quot;) &amp; IF(AND([.A13]&lt;=[.C$2]; [.A13]&gt;[.C$1]);&quot;DYING&quot;;&quot;&quot;)" office:value-type="string" office:string-value="DEAD" calcext:value-type="string">
            <text:p>DEAD</text:p>
          </table:table-cell>
          <table:table-cell table:style-name="ce37" table:formula="of:=IF([.B13]=&quot;INFECT&quot;;-2; &quot;&quot;) &amp; IF([.B13]=&quot;DYING&quot;;-4; &quot;&quot;)">
            <text:p/>
          </table:table-cell>
          <table:table-cell table:style-name="ce34" table:formula="of:==IF([.B13]&lt;&gt;&quot;DEAD&quot;; [.D$2]+[.C13] &amp; &quot;d vs &quot; &amp; [.A13]; &quot;&quot;)">
            <text:p/>
          </table:table-cell>
          <table:table-cell table:style-name="ce34" table:formula="of:=IF([.B13]&lt;&gt;&quot;DEAD&quot;; [.D$2]+[.C13] &amp; &quot;d vs &quot; &amp; [.A13]; &quot;&quot;)">
            <text:p/>
          </table:table-cell>
          <table:table-cell table:style-name="ce34" table:formula="of:=IF([.B13]&lt;&gt;&quot;DEAD&quot;; &quot;Int+Med vs &quot; &amp; [.A13]; &quot;&quot;)">
            <text:p/>
          </table:table-cell>
          <table:table-cell table:style-name="ce34"/>
          <table:table-cell table:style-name="ce37" table:formula="of:=MIN(0; -[.I13]+[.$E$2])" office:value-type="float" office:value="-6" calcext:value-type="float">
            <text:p>-6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formula="of:=IF([.I13]&lt;=[.J$1];&quot;&quot;;&quot;&quot;) &amp; IF([.I13]&gt;[.J$2];&quot;DEAD&quot;;&quot;&quot;) &amp; IF(AND([.I13]&lt;=[.J$2]; [.I13]&gt;[.J$1]);&quot;HUNGER&quot;;&quot;&quot;)" office:value-type="string" office:string-value="DEAD" calcext:value-type="string">
            <text:p>DEAD</text:p>
          </table:table-cell>
          <table:table-cell table:style-name="ce32" table:formula="of:=MAX([.I13]-[.$J$1]+[.L$1]; 0)" office:value-type="float" office:value="6" calcext:value-type="float">
            <text:p>6</text:p>
          </table:table-cell>
          <table:table-cell table:style-name="ce34" table:formula="of:=IF([.K13]&lt;=[.L$1];&quot;&quot;;&quot;&quot;) &amp; IF([.K13]&gt;[.L$2];&quot;DEAD&quot;;&quot;&quot;) &amp; IF(AND([.K13]&lt;=[.L$2]; [.K13]&gt;[.L$1]);&quot;THIRST&quot;;&quot;&quot;)" office:value-type="string" office:string-value="DEAD" calcext:value-type="string">
            <text:p>DEAD</text:p>
          </table:table-cell>
          <table:table-cell table:style-name="ce32" table:formula="of:=MAX([.I13]-[.$J$1]+[.N$1]; 0)" office:value-type="float" office:value="7" calcext:value-type="float">
            <text:p>7</text:p>
          </table:table-cell>
          <table:table-cell table:style-name="ce34" table:formula="of:=IF([.M13]&lt;=[.N$1];&quot;&quot;;&quot;&quot;) &amp; IF([.M13]&gt;[.N$2];&quot;TIRED (max -3)&quot;;&quot;&quot;) &amp; IF(AND([.M13]&lt;=[.N$2]; [.M13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9" calcext:value-type="float">
            <text:p>9</text:p>
          </table:table-cell>
          <table:table-cell table:style-name="ce34" table:formula="of:=IF([.P13]&lt;=[.Q$1];&quot;&quot;;&quot;&quot;) &amp; IF([.P13]&gt;[.Q$2];&quot;PASSED OUT&quot;;&quot;&quot;) &amp; IF(AND([.P13]&lt;=[.Q$2]; [.P13]&gt;[.Q$1]);&quot;TIRED&quot;;&quot;&quot;)" office:value-type="string" office:string-value="TIRED" calcext:value-type="string">
            <text:p>TIRED</text:p>
          </table:table-cell>
          <table:table-cell table:style-name="ce37" table:formula="of:=IF([.Q13]=&quot;TIRED&quot;;MIN(0;[.$Q$1]-[.P13]); &quot;&quot;)" office:value-type="float" office:value="-4" calcext:value-type="float">
            <text:p>-4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0" calcext:value-type="float">
            <text:p>10</text:p>
          </table:table-cell>
          <table:table-cell table:style-name="ce34" table:formula="of:=IF([.A14]&lt;=[.C$1];&quot;INFECT&quot;;&quot;&quot;) &amp; IF([.A14]&gt;[.C$2];&quot;DEAD&quot;;&quot;&quot;) &amp; IF(AND([.A14]&lt;=[.C$2]; [.A14]&gt;[.C$1]);&quot;DYING&quot;;&quot;&quot;)" office:value-type="string" office:string-value="DEAD" calcext:value-type="string">
            <text:p>DEAD</text:p>
          </table:table-cell>
          <table:table-cell table:style-name="ce37" table:formula="of:=IF([.B14]=&quot;INFECT&quot;;-2; &quot;&quot;) &amp; IF([.B14]=&quot;DYING&quot;;-4; &quot;&quot;)">
            <text:p/>
          </table:table-cell>
          <table:table-cell table:style-name="ce34" table:formula="of:==IF([.B14]&lt;&gt;&quot;DEAD&quot;; [.D$2]+[.C14] &amp; &quot;d vs &quot; &amp; [.A14]; &quot;&quot;)">
            <text:p/>
          </table:table-cell>
          <table:table-cell table:style-name="ce34" table:formula="of:=IF([.B14]&lt;&gt;&quot;DEAD&quot;; [.D$2]+[.C14] &amp; &quot;d vs &quot; &amp; [.A14]; &quot;&quot;)">
            <text:p/>
          </table:table-cell>
          <table:table-cell table:style-name="ce34" table:formula="of:=IF([.B14]&lt;&gt;&quot;DEAD&quot;; &quot;Int+Med vs &quot; &amp; [.A14]; &quot;&quot;)">
            <text:p/>
          </table:table-cell>
          <table:table-cell table:style-name="ce34"/>
          <table:table-cell table:style-name="ce37" table:formula="of:=MIN(0; -[.I14]+[.$E$2])" office:value-type="float" office:value="-7" calcext:value-type="float">
            <text:p>-7</text:p>
          </table:table-cell>
          <table:table-cell table:style-name="ce32" office:value-type="float" office:value="10" calcext:value-type="float">
            <text:p>10</text:p>
          </table:table-cell>
          <table:table-cell table:style-name="ce34" table:formula="of:=IF([.I14]&lt;=[.J$1];&quot;&quot;;&quot;&quot;) &amp; IF([.I14]&gt;[.J$2];&quot;DEAD&quot;;&quot;&quot;) &amp; IF(AND([.I14]&lt;=[.J$2]; [.I14]&gt;[.J$1]);&quot;HUNGER&quot;;&quot;&quot;)" office:value-type="string" office:string-value="DEAD" calcext:value-type="string">
            <text:p>DEAD</text:p>
          </table:table-cell>
          <table:table-cell table:style-name="ce32" table:formula="of:=MAX([.I14]-[.$J$1]+[.L$1]; 0)" office:value-type="float" office:value="7" calcext:value-type="float">
            <text:p>7</text:p>
          </table:table-cell>
          <table:table-cell table:style-name="ce34" table:formula="of:=IF([.K14]&lt;=[.L$1];&quot;&quot;;&quot;&quot;) &amp; IF([.K14]&gt;[.L$2];&quot;DEAD&quot;;&quot;&quot;) &amp; IF(AND([.K14]&lt;=[.L$2]; [.K14]&gt;[.L$1]);&quot;THIRST&quot;;&quot;&quot;)" office:value-type="string" office:string-value="DEAD" calcext:value-type="string">
            <text:p>DEAD</text:p>
          </table:table-cell>
          <table:table-cell table:style-name="ce32" table:formula="of:=MAX([.I14]-[.$J$1]+[.N$1]; 0)" office:value-type="float" office:value="8" calcext:value-type="float">
            <text:p>8</text:p>
          </table:table-cell>
          <table:table-cell table:style-name="ce34" table:formula="of:=IF([.M14]&lt;=[.N$1];&quot;&quot;;&quot;&quot;) &amp; IF([.M14]&gt;[.N$2];&quot;TIRED (max -3)&quot;;&quot;&quot;) &amp; IF(AND([.M14]&lt;=[.N$2]; [.M14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0" calcext:value-type="float">
            <text:p>10</text:p>
          </table:table-cell>
          <table:table-cell table:style-name="ce34" table:formula="of:=IF([.P14]&lt;=[.Q$1];&quot;&quot;;&quot;&quot;) &amp; IF([.P14]&gt;[.Q$2];&quot;PASSED OUT&quot;;&quot;&quot;) &amp; IF(AND([.P14]&lt;=[.Q$2]; [.P14]&gt;[.Q$1]);&quot;TIRED&quot;;&quot;&quot;)" office:value-type="string" office:string-value="TIRED" calcext:value-type="string">
            <text:p>TIRED</text:p>
          </table:table-cell>
          <table:table-cell table:style-name="ce37" table:formula="of:=IF([.Q14]=&quot;TIRED&quot;;MIN(0;[.$Q$1]-[.P14]); &quot;&quot;)" office:value-type="float" office:value="-5" calcext:value-type="float">
            <text:p>-5</text:p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1" calcext:value-type="float">
            <text:p>11</text:p>
          </table:table-cell>
          <table:table-cell table:style-name="ce34" table:formula="of:=IF([.A15]&lt;=[.C$1];&quot;INFECT&quot;;&quot;&quot;) &amp; IF([.A15]&gt;[.C$2];&quot;DEAD&quot;;&quot;&quot;) &amp; IF(AND([.A15]&lt;=[.C$2]; [.A15]&gt;[.C$1]);&quot;DYING&quot;;&quot;&quot;)" office:value-type="string" office:string-value="DEAD" calcext:value-type="string">
            <text:p>DEAD</text:p>
          </table:table-cell>
          <table:table-cell table:style-name="ce37" table:formula="of:=IF([.B15]=&quot;INFECT&quot;;-2; &quot;&quot;) &amp; IF([.B15]=&quot;DYING&quot;;-4; &quot;&quot;)">
            <text:p/>
          </table:table-cell>
          <table:table-cell table:style-name="ce34" table:formula="of:==IF([.B15]&lt;&gt;&quot;DEAD&quot;; [.D$2]+[.C15] &amp; &quot;d vs &quot; &amp; [.A15]; &quot;&quot;)">
            <text:p/>
          </table:table-cell>
          <table:table-cell table:style-name="ce34" table:formula="of:=IF([.B15]&lt;&gt;&quot;DEAD&quot;; [.D$2]+[.C15] &amp; &quot;d vs &quot; &amp; [.A15]; &quot;&quot;)">
            <text:p/>
          </table:table-cell>
          <table:table-cell table:style-name="ce34" table:formula="of:=IF([.B15]&lt;&gt;&quot;DEAD&quot;; &quot;Int+Med vs &quot; &amp; [.A15]; &quot;&quot;)">
            <text:p/>
          </table:table-cell>
          <table:table-cell table:style-name="ce34"/>
          <table:table-cell table:style-name="ce37" table:formula="of:=MIN(0; -[.I15]+[.$E$2])" office:value-type="float" office:value="-8" calcext:value-type="float">
            <text:p>-8</text:p>
          </table:table-cell>
          <table:table-cell table:style-name="ce32" office:value-type="float" office:value="11" calcext:value-type="float">
            <text:p>11</text:p>
          </table:table-cell>
          <table:table-cell table:style-name="ce34" table:formula="of:=IF([.I15]&lt;=[.J$1];&quot;&quot;;&quot;&quot;) &amp; IF([.I15]&gt;[.J$2];&quot;DEAD&quot;;&quot;&quot;) &amp; IF(AND([.I15]&lt;=[.J$2]; [.I15]&gt;[.J$1]);&quot;HUNGER&quot;;&quot;&quot;)" office:value-type="string" office:string-value="DEAD" calcext:value-type="string">
            <text:p>DEAD</text:p>
          </table:table-cell>
          <table:table-cell table:style-name="ce32" table:formula="of:=MAX([.I15]-[.$J$1]+[.L$1]; 0)" office:value-type="float" office:value="8" calcext:value-type="float">
            <text:p>8</text:p>
          </table:table-cell>
          <table:table-cell table:style-name="ce34" table:formula="of:=IF([.K15]&lt;=[.L$1];&quot;&quot;;&quot;&quot;) &amp; IF([.K15]&gt;[.L$2];&quot;DEAD&quot;;&quot;&quot;) &amp; IF(AND([.K15]&lt;=[.L$2]; [.K15]&gt;[.L$1]);&quot;THIRST&quot;;&quot;&quot;)" office:value-type="string" office:string-value="DEAD" calcext:value-type="string">
            <text:p>DEAD</text:p>
          </table:table-cell>
          <table:table-cell table:style-name="ce32" table:formula="of:=MAX([.I15]-[.$J$1]+[.N$1]; 0)" office:value-type="float" office:value="9" calcext:value-type="float">
            <text:p>9</text:p>
          </table:table-cell>
          <table:table-cell table:style-name="ce34" table:formula="of:=IF([.M15]&lt;=[.N$1];&quot;&quot;;&quot;&quot;) &amp; IF([.M15]&gt;[.N$2];&quot;TIRED (max -3)&quot;;&quot;&quot;) &amp; IF(AND([.M15]&lt;=[.N$2]; [.M15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1" calcext:value-type="float">
            <text:p>11</text:p>
          </table:table-cell>
          <table:table-cell table:style-name="ce34" table:formula="of:=IF([.P15]&lt;=[.Q$1];&quot;&quot;;&quot;&quot;) &amp; IF([.P15]&gt;[.Q$2];&quot;PASSED OUT&quot;;&quot;&quot;) &amp; IF(AND([.P15]&lt;=[.Q$2]; [.P15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5]=&quot;TIRED&quot;;MIN(0;[.$Q$1]-[.P15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2" calcext:value-type="float">
            <text:p>12</text:p>
          </table:table-cell>
          <table:table-cell table:style-name="ce34" table:formula="of:=IF([.A16]&lt;=[.C$1];&quot;INFECT&quot;;&quot;&quot;) &amp; IF([.A16]&gt;[.C$2];&quot;DEAD&quot;;&quot;&quot;) &amp; IF(AND([.A16]&lt;=[.C$2]; [.A16]&gt;[.C$1]);&quot;DYING&quot;;&quot;&quot;)" office:value-type="string" office:string-value="DEAD" calcext:value-type="string">
            <text:p>DEAD</text:p>
          </table:table-cell>
          <table:table-cell table:style-name="ce37" table:formula="of:=IF([.B16]=&quot;INFECT&quot;;-2; &quot;&quot;) &amp; IF([.B16]=&quot;DYING&quot;;-4; &quot;&quot;)">
            <text:p/>
          </table:table-cell>
          <table:table-cell table:style-name="ce34" table:formula="of:==IF([.B16]&lt;&gt;&quot;DEAD&quot;; [.D$2]+[.C16] &amp; &quot;d vs &quot; &amp; [.A16]; &quot;&quot;)">
            <text:p/>
          </table:table-cell>
          <table:table-cell table:style-name="ce34" table:formula="of:=IF([.B16]&lt;&gt;&quot;DEAD&quot;; [.D$2]+[.C16] &amp; &quot;d vs &quot; &amp; [.A16]; &quot;&quot;)">
            <text:p/>
          </table:table-cell>
          <table:table-cell table:style-name="ce34" table:formula="of:=IF([.B16]&lt;&gt;&quot;DEAD&quot;; &quot;Int+Med vs &quot; &amp; [.A16]; &quot;&quot;)">
            <text:p/>
          </table:table-cell>
          <table:table-cell table:style-name="ce34"/>
          <table:table-cell table:style-name="ce37" table:formula="of:=MIN(0; -[.I16]+[.$E$2])" office:value-type="float" office:value="-9" calcext:value-type="float">
            <text:p>-9</text:p>
          </table:table-cell>
          <table:table-cell table:style-name="ce32" office:value-type="float" office:value="12" calcext:value-type="float">
            <text:p>12</text:p>
          </table:table-cell>
          <table:table-cell table:style-name="ce34" table:formula="of:=IF([.I16]&lt;=[.J$1];&quot;&quot;;&quot;&quot;) &amp; IF([.I16]&gt;[.J$2];&quot;DEAD&quot;;&quot;&quot;) &amp; IF(AND([.I16]&lt;=[.J$2]; [.I16]&gt;[.J$1]);&quot;HUNGER&quot;;&quot;&quot;)" office:value-type="string" office:string-value="DEAD" calcext:value-type="string">
            <text:p>DEAD</text:p>
          </table:table-cell>
          <table:table-cell table:style-name="ce32" table:formula="of:=MAX([.I16]-[.$J$1]+[.L$1]; 0)" office:value-type="float" office:value="9" calcext:value-type="float">
            <text:p>9</text:p>
          </table:table-cell>
          <table:table-cell table:style-name="ce34" table:formula="of:=IF([.K16]&lt;=[.L$1];&quot;&quot;;&quot;&quot;) &amp; IF([.K16]&gt;[.L$2];&quot;DEAD&quot;;&quot;&quot;) &amp; IF(AND([.K16]&lt;=[.L$2]; [.K16]&gt;[.L$1]);&quot;THIRST&quot;;&quot;&quot;)" office:value-type="string" office:string-value="DEAD" calcext:value-type="string">
            <text:p>DEAD</text:p>
          </table:table-cell>
          <table:table-cell table:style-name="ce32" table:formula="of:=MAX([.I16]-[.$J$1]+[.N$1]; 0)" office:value-type="float" office:value="10" calcext:value-type="float">
            <text:p>10</text:p>
          </table:table-cell>
          <table:table-cell table:style-name="ce34" table:formula="of:=IF([.M16]&lt;=[.N$1];&quot;&quot;;&quot;&quot;) &amp; IF([.M16]&gt;[.N$2];&quot;TIRED (max -3)&quot;;&quot;&quot;) &amp; IF(AND([.M16]&lt;=[.N$2]; [.M16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2" calcext:value-type="float">
            <text:p>12</text:p>
          </table:table-cell>
          <table:table-cell table:style-name="ce34" table:formula="of:=IF([.P16]&lt;=[.Q$1];&quot;&quot;;&quot;&quot;) &amp; IF([.P16]&gt;[.Q$2];&quot;PASSED OUT&quot;;&quot;&quot;) &amp; IF(AND([.P16]&lt;=[.Q$2]; [.P16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6]=&quot;TIRED&quot;;MIN(0;[.$Q$1]-[.P16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3" calcext:value-type="float">
            <text:p>13</text:p>
          </table:table-cell>
          <table:table-cell table:style-name="ce34" table:formula="of:=IF([.A17]&lt;=[.C$1];&quot;INFECT&quot;;&quot;&quot;) &amp; IF([.A17]&gt;[.C$2];&quot;DEAD&quot;;&quot;&quot;) &amp; IF(AND([.A17]&lt;=[.C$2]; [.A17]&gt;[.C$1]);&quot;DYING&quot;;&quot;&quot;)" office:value-type="string" office:string-value="DEAD" calcext:value-type="string">
            <text:p>DEAD</text:p>
          </table:table-cell>
          <table:table-cell table:style-name="ce37" table:formula="of:=IF([.B17]=&quot;INFECT&quot;;-2; &quot;&quot;) &amp; IF([.B17]=&quot;DYING&quot;;-4; &quot;&quot;)">
            <text:p/>
          </table:table-cell>
          <table:table-cell table:style-name="ce34" table:formula="of:==IF([.B17]&lt;&gt;&quot;DEAD&quot;; [.D$2]+[.C17] &amp; &quot;d vs &quot; &amp; [.A17]; &quot;&quot;)">
            <text:p/>
          </table:table-cell>
          <table:table-cell table:style-name="ce34" table:formula="of:=IF([.B17]&lt;&gt;&quot;DEAD&quot;; [.D$2]+[.C17] &amp; &quot;d vs &quot; &amp; [.A17]; &quot;&quot;)">
            <text:p/>
          </table:table-cell>
          <table:table-cell table:style-name="ce34" table:formula="of:=IF([.B17]&lt;&gt;&quot;DEAD&quot;; &quot;Int+Med vs &quot; &amp; [.A17]; &quot;&quot;)">
            <text:p/>
          </table:table-cell>
          <table:table-cell table:style-name="ce34"/>
          <table:table-cell table:style-name="ce37" table:formula="of:=MIN(0; -[.I17]+[.$E$2])" office:value-type="float" office:value="-10" calcext:value-type="float">
            <text:p>-10</text:p>
          </table:table-cell>
          <table:table-cell table:style-name="ce32" office:value-type="float" office:value="13" calcext:value-type="float">
            <text:p>13</text:p>
          </table:table-cell>
          <table:table-cell table:style-name="ce34" table:formula="of:=IF([.I17]&lt;=[.J$1];&quot;&quot;;&quot;&quot;) &amp; IF([.I17]&gt;[.J$2];&quot;DEAD&quot;;&quot;&quot;) &amp; IF(AND([.I17]&lt;=[.J$2]; [.I17]&gt;[.J$1]);&quot;HUNGER&quot;;&quot;&quot;)" office:value-type="string" office:string-value="DEAD" calcext:value-type="string">
            <text:p>DEAD</text:p>
          </table:table-cell>
          <table:table-cell table:style-name="ce32" table:formula="of:=MAX([.I17]-[.$J$1]+[.L$1]; 0)" office:value-type="float" office:value="10" calcext:value-type="float">
            <text:p>10</text:p>
          </table:table-cell>
          <table:table-cell table:style-name="ce34" table:formula="of:=IF([.K17]&lt;=[.L$1];&quot;&quot;;&quot;&quot;) &amp; IF([.K17]&gt;[.L$2];&quot;DEAD&quot;;&quot;&quot;) &amp; IF(AND([.K17]&lt;=[.L$2]; [.K17]&gt;[.L$1]);&quot;THIRST&quot;;&quot;&quot;)" office:value-type="string" office:string-value="DEAD" calcext:value-type="string">
            <text:p>DEAD</text:p>
          </table:table-cell>
          <table:table-cell table:style-name="ce32" table:formula="of:=MAX([.I17]-[.$J$1]+[.N$1]; 0)" office:value-type="float" office:value="11" calcext:value-type="float">
            <text:p>11</text:p>
          </table:table-cell>
          <table:table-cell table:style-name="ce34" table:formula="of:=IF([.M17]&lt;=[.N$1];&quot;&quot;;&quot;&quot;) &amp; IF([.M17]&gt;[.N$2];&quot;TIRED (max -3)&quot;;&quot;&quot;) &amp; IF(AND([.M17]&lt;=[.N$2]; [.M17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3" calcext:value-type="float">
            <text:p>13</text:p>
          </table:table-cell>
          <table:table-cell table:style-name="ce34" table:formula="of:=IF([.P17]&lt;=[.Q$1];&quot;&quot;;&quot;&quot;) &amp; IF([.P17]&gt;[.Q$2];&quot;PASSED OUT&quot;;&quot;&quot;) &amp; IF(AND([.P17]&lt;=[.Q$2]; [.P17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7]=&quot;TIRED&quot;;MIN(0;[.$Q$1]-[.P17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4" calcext:value-type="float">
            <text:p>14</text:p>
          </table:table-cell>
          <table:table-cell table:style-name="ce34" table:formula="of:=IF([.A18]&lt;=[.C$1];&quot;INFECT&quot;;&quot;&quot;) &amp; IF([.A18]&gt;[.C$2];&quot;DEAD&quot;;&quot;&quot;) &amp; IF(AND([.A18]&lt;=[.C$2]; [.A18]&gt;[.C$1]);&quot;DYING&quot;;&quot;&quot;)" office:value-type="string" office:string-value="DEAD" calcext:value-type="string">
            <text:p>DEAD</text:p>
          </table:table-cell>
          <table:table-cell table:style-name="ce37" table:formula="of:=IF([.B18]=&quot;INFECT&quot;;-2; &quot;&quot;) &amp; IF([.B18]=&quot;DYING&quot;;-4; &quot;&quot;)">
            <text:p/>
          </table:table-cell>
          <table:table-cell table:style-name="ce34" table:formula="of:==IF([.B18]&lt;&gt;&quot;DEAD&quot;; [.D$2]+[.C18] &amp; &quot;d vs &quot; &amp; [.A18]; &quot;&quot;)">
            <text:p/>
          </table:table-cell>
          <table:table-cell table:style-name="ce34" table:formula="of:=IF([.B18]&lt;&gt;&quot;DEAD&quot;; [.D$2]+[.C18] &amp; &quot;d vs &quot; &amp; [.A18]; &quot;&quot;)">
            <text:p/>
          </table:table-cell>
          <table:table-cell table:style-name="ce34" table:formula="of:=IF([.B18]&lt;&gt;&quot;DEAD&quot;; &quot;Int+Med vs &quot; &amp; [.A18]; &quot;&quot;)">
            <text:p/>
          </table:table-cell>
          <table:table-cell table:style-name="ce34"/>
          <table:table-cell table:style-name="ce37" table:formula="of:=MIN(0; -[.I18]+[.$E$2])" office:value-type="float" office:value="-11" calcext:value-type="float">
            <text:p>-11</text:p>
          </table:table-cell>
          <table:table-cell table:style-name="ce32" office:value-type="float" office:value="14" calcext:value-type="float">
            <text:p>14</text:p>
          </table:table-cell>
          <table:table-cell table:style-name="ce34" table:formula="of:=IF([.I18]&lt;=[.J$1];&quot;&quot;;&quot;&quot;) &amp; IF([.I18]&gt;[.J$2];&quot;DEAD&quot;;&quot;&quot;) &amp; IF(AND([.I18]&lt;=[.J$2]; [.I18]&gt;[.J$1]);&quot;HUNGER&quot;;&quot;&quot;)" office:value-type="string" office:string-value="DEAD" calcext:value-type="string">
            <text:p>DEAD</text:p>
          </table:table-cell>
          <table:table-cell table:style-name="ce32" table:formula="of:=MAX([.I18]-[.$J$1]+[.L$1]; 0)" office:value-type="float" office:value="11" calcext:value-type="float">
            <text:p>11</text:p>
          </table:table-cell>
          <table:table-cell table:style-name="ce34" table:formula="of:=IF([.K18]&lt;=[.L$1];&quot;&quot;;&quot;&quot;) &amp; IF([.K18]&gt;[.L$2];&quot;DEAD&quot;;&quot;&quot;) &amp; IF(AND([.K18]&lt;=[.L$2]; [.K18]&gt;[.L$1]);&quot;THIRST&quot;;&quot;&quot;)" office:value-type="string" office:string-value="DEAD" calcext:value-type="string">
            <text:p>DEAD</text:p>
          </table:table-cell>
          <table:table-cell table:style-name="ce32" table:formula="of:=MAX([.I18]-[.$J$1]+[.N$1]; 0)" office:value-type="float" office:value="12" calcext:value-type="float">
            <text:p>12</text:p>
          </table:table-cell>
          <table:table-cell table:style-name="ce34" table:formula="of:=IF([.M18]&lt;=[.N$1];&quot;&quot;;&quot;&quot;) &amp; IF([.M18]&gt;[.N$2];&quot;TIRED (max -3)&quot;;&quot;&quot;) &amp; IF(AND([.M18]&lt;=[.N$2]; [.M18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4" calcext:value-type="float">
            <text:p>14</text:p>
          </table:table-cell>
          <table:table-cell table:style-name="ce34" table:formula="of:=IF([.P18]&lt;=[.Q$1];&quot;&quot;;&quot;&quot;) &amp; IF([.P18]&gt;[.Q$2];&quot;PASSED OUT&quot;;&quot;&quot;) &amp; IF(AND([.P18]&lt;=[.Q$2]; [.P18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8]=&quot;TIRED&quot;;MIN(0;[.$Q$1]-[.P18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5" calcext:value-type="float">
            <text:p>15</text:p>
          </table:table-cell>
          <table:table-cell table:style-name="ce34" table:formula="of:=IF([.A19]&lt;=[.C$1];&quot;INFECT&quot;;&quot;&quot;) &amp; IF([.A19]&gt;[.C$2];&quot;DEAD&quot;;&quot;&quot;) &amp; IF(AND([.A19]&lt;=[.C$2]; [.A19]&gt;[.C$1]);&quot;DYING&quot;;&quot;&quot;)" office:value-type="string" office:string-value="DEAD" calcext:value-type="string">
            <text:p>DEAD</text:p>
          </table:table-cell>
          <table:table-cell table:style-name="ce37" table:formula="of:=IF([.B19]=&quot;INFECT&quot;;-2; &quot;&quot;) &amp; IF([.B19]=&quot;DYING&quot;;-4; &quot;&quot;)">
            <text:p/>
          </table:table-cell>
          <table:table-cell table:style-name="ce34" table:formula="of:==IF([.B19]&lt;&gt;&quot;DEAD&quot;; [.D$2]+[.C19] &amp; &quot;d vs &quot; &amp; [.A19]; &quot;&quot;)">
            <text:p/>
          </table:table-cell>
          <table:table-cell table:style-name="ce34" table:formula="of:=IF([.B19]&lt;&gt;&quot;DEAD&quot;; [.D$2]+[.C19] &amp; &quot;d vs &quot; &amp; [.A19]; &quot;&quot;)">
            <text:p/>
          </table:table-cell>
          <table:table-cell table:style-name="ce34" table:formula="of:=IF([.B19]&lt;&gt;&quot;DEAD&quot;; &quot;Int+Med vs &quot; &amp; [.A19]; &quot;&quot;)">
            <text:p/>
          </table:table-cell>
          <table:table-cell table:style-name="ce34"/>
          <table:table-cell table:style-name="ce37" table:formula="of:=MIN(0; -[.I19]+[.$E$2])" office:value-type="float" office:value="-12" calcext:value-type="float">
            <text:p>-12</text:p>
          </table:table-cell>
          <table:table-cell table:style-name="ce32" office:value-type="float" office:value="15" calcext:value-type="float">
            <text:p>15</text:p>
          </table:table-cell>
          <table:table-cell table:style-name="ce34" table:formula="of:=IF([.I19]&lt;=[.J$1];&quot;&quot;;&quot;&quot;) &amp; IF([.I19]&gt;[.J$2];&quot;DEAD&quot;;&quot;&quot;) &amp; IF(AND([.I19]&lt;=[.J$2]; [.I19]&gt;[.J$1]);&quot;HUNGER&quot;;&quot;&quot;)" office:value-type="string" office:string-value="DEAD" calcext:value-type="string">
            <text:p>DEAD</text:p>
          </table:table-cell>
          <table:table-cell table:style-name="ce32" table:formula="of:=MAX([.I19]-[.$J$1]+[.L$1]; 0)" office:value-type="float" office:value="12" calcext:value-type="float">
            <text:p>12</text:p>
          </table:table-cell>
          <table:table-cell table:style-name="ce34" table:formula="of:=IF([.K19]&lt;=[.L$1];&quot;&quot;;&quot;&quot;) &amp; IF([.K19]&gt;[.L$2];&quot;DEAD&quot;;&quot;&quot;) &amp; IF(AND([.K19]&lt;=[.L$2]; [.K19]&gt;[.L$1]);&quot;THIRST&quot;;&quot;&quot;)" office:value-type="string" office:string-value="DEAD" calcext:value-type="string">
            <text:p>DEAD</text:p>
          </table:table-cell>
          <table:table-cell table:style-name="ce32" table:formula="of:=MAX([.I19]-[.$J$1]+[.N$1]; 0)" office:value-type="float" office:value="13" calcext:value-type="float">
            <text:p>13</text:p>
          </table:table-cell>
          <table:table-cell table:style-name="ce34" table:formula="of:=IF([.M19]&lt;=[.N$1];&quot;&quot;;&quot;&quot;) &amp; IF([.M19]&gt;[.N$2];&quot;TIRED (max -3)&quot;;&quot;&quot;) &amp; IF(AND([.M19]&lt;=[.N$2]; [.M19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5" calcext:value-type="float">
            <text:p>15</text:p>
          </table:table-cell>
          <table:table-cell table:style-name="ce34" table:formula="of:=IF([.P19]&lt;=[.Q$1];&quot;&quot;;&quot;&quot;) &amp; IF([.P19]&gt;[.Q$2];&quot;PASSED OUT&quot;;&quot;&quot;) &amp; IF(AND([.P19]&lt;=[.Q$2]; [.P19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19]=&quot;TIRED&quot;;MIN(0;[.$Q$1]-[.P19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6" calcext:value-type="float">
            <text:p>16</text:p>
          </table:table-cell>
          <table:table-cell table:style-name="ce34" table:formula="of:=IF([.A20]&lt;=[.C$1];&quot;INFECT&quot;;&quot;&quot;) &amp; IF([.A20]&gt;[.C$2];&quot;DEAD&quot;;&quot;&quot;) &amp; IF(AND([.A20]&lt;=[.C$2]; [.A20]&gt;[.C$1]);&quot;DYING&quot;;&quot;&quot;)" office:value-type="string" office:string-value="DEAD" calcext:value-type="string">
            <text:p>DEAD</text:p>
          </table:table-cell>
          <table:table-cell table:style-name="ce37" table:formula="of:=IF([.B20]=&quot;INFECT&quot;;-2; &quot;&quot;) &amp; IF([.B20]=&quot;DYING&quot;;-4; &quot;&quot;)">
            <text:p/>
          </table:table-cell>
          <table:table-cell table:style-name="ce34" table:formula="of:==IF([.B20]&lt;&gt;&quot;DEAD&quot;; [.D$2]+[.C20] &amp; &quot;d vs &quot; &amp; [.A20]; &quot;&quot;)">
            <text:p/>
          </table:table-cell>
          <table:table-cell table:style-name="ce34" table:formula="of:=IF([.B20]&lt;&gt;&quot;DEAD&quot;; [.D$2]+[.C20] &amp; &quot;d vs &quot; &amp; [.A20]; &quot;&quot;)">
            <text:p/>
          </table:table-cell>
          <table:table-cell table:style-name="ce34" table:formula="of:=IF([.B20]&lt;&gt;&quot;DEAD&quot;; &quot;Int+Med vs &quot; &amp; [.A20]; &quot;&quot;)">
            <text:p/>
          </table:table-cell>
          <table:table-cell table:style-name="ce34"/>
          <table:table-cell table:style-name="ce37" table:formula="of:=MIN(0; -[.I20]+[.$E$2])" office:value-type="float" office:value="-13" calcext:value-type="float">
            <text:p>-13</text:p>
          </table:table-cell>
          <table:table-cell table:style-name="ce32" office:value-type="float" office:value="16" calcext:value-type="float">
            <text:p>16</text:p>
          </table:table-cell>
          <table:table-cell table:style-name="ce34" table:formula="of:=IF([.I20]&lt;=[.J$1];&quot;&quot;;&quot;&quot;) &amp; IF([.I20]&gt;[.J$2];&quot;DEAD&quot;;&quot;&quot;) &amp; IF(AND([.I20]&lt;=[.J$2]; [.I20]&gt;[.J$1]);&quot;HUNGER&quot;;&quot;&quot;)" office:value-type="string" office:string-value="DEAD" calcext:value-type="string">
            <text:p>DEAD</text:p>
          </table:table-cell>
          <table:table-cell table:style-name="ce32" table:formula="of:=MAX([.I20]-[.$J$1]+[.L$1]; 0)" office:value-type="float" office:value="13" calcext:value-type="float">
            <text:p>13</text:p>
          </table:table-cell>
          <table:table-cell table:style-name="ce34" table:formula="of:=IF([.K20]&lt;=[.L$1];&quot;&quot;;&quot;&quot;) &amp; IF([.K20]&gt;[.L$2];&quot;DEAD&quot;;&quot;&quot;) &amp; IF(AND([.K20]&lt;=[.L$2]; [.K20]&gt;[.L$1]);&quot;THIRST&quot;;&quot;&quot;)" office:value-type="string" office:string-value="DEAD" calcext:value-type="string">
            <text:p>DEAD</text:p>
          </table:table-cell>
          <table:table-cell table:style-name="ce32" table:formula="of:=MAX([.I20]-[.$J$1]+[.N$1]; 0)" office:value-type="float" office:value="14" calcext:value-type="float">
            <text:p>14</text:p>
          </table:table-cell>
          <table:table-cell table:style-name="ce34" table:formula="of:=IF([.M20]&lt;=[.N$1];&quot;&quot;;&quot;&quot;) &amp; IF([.M20]&gt;[.N$2];&quot;TIRED (max -3)&quot;;&quot;&quot;) &amp; IF(AND([.M20]&lt;=[.N$2]; [.M20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6" calcext:value-type="float">
            <text:p>16</text:p>
          </table:table-cell>
          <table:table-cell table:style-name="ce34" table:formula="of:=IF([.P20]&lt;=[.Q$1];&quot;&quot;;&quot;&quot;) &amp; IF([.P20]&gt;[.Q$2];&quot;PASSED OUT&quot;;&quot;&quot;) &amp; IF(AND([.P20]&lt;=[.Q$2]; [.P20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0]=&quot;TIRED&quot;;MIN(0;[.$Q$1]-[.P20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7" calcext:value-type="float">
            <text:p>17</text:p>
          </table:table-cell>
          <table:table-cell table:style-name="ce34" table:formula="of:=IF([.A21]&lt;=[.C$1];&quot;INFECT&quot;;&quot;&quot;) &amp; IF([.A21]&gt;[.C$2];&quot;DEAD&quot;;&quot;&quot;) &amp; IF(AND([.A21]&lt;=[.C$2]; [.A21]&gt;[.C$1]);&quot;DYING&quot;;&quot;&quot;)" office:value-type="string" office:string-value="DEAD" calcext:value-type="string">
            <text:p>DEAD</text:p>
          </table:table-cell>
          <table:table-cell table:style-name="ce37" table:formula="of:=IF([.B21]=&quot;INFECT&quot;;-2; &quot;&quot;) &amp; IF([.B21]=&quot;DYING&quot;;-4; &quot;&quot;)">
            <text:p/>
          </table:table-cell>
          <table:table-cell table:style-name="ce34" table:formula="of:==IF([.B21]&lt;&gt;&quot;DEAD&quot;; [.D$2]+[.C21] &amp; &quot;d vs &quot; &amp; [.A21]; &quot;&quot;)">
            <text:p/>
          </table:table-cell>
          <table:table-cell table:style-name="ce34" table:formula="of:=IF([.B21]&lt;&gt;&quot;DEAD&quot;; [.D$2]+[.C21] &amp; &quot;d vs &quot; &amp; [.A21]; &quot;&quot;)">
            <text:p/>
          </table:table-cell>
          <table:table-cell table:style-name="ce34" table:formula="of:=IF([.B21]&lt;&gt;&quot;DEAD&quot;; &quot;Int+Med vs &quot; &amp; [.A21]; &quot;&quot;)">
            <text:p/>
          </table:table-cell>
          <table:table-cell table:style-name="ce34"/>
          <table:table-cell table:style-name="ce37" table:formula="of:=MIN(0; -[.I21]+[.$E$2])" office:value-type="float" office:value="-14" calcext:value-type="float">
            <text:p>-14</text:p>
          </table:table-cell>
          <table:table-cell table:style-name="ce32" office:value-type="float" office:value="17" calcext:value-type="float">
            <text:p>17</text:p>
          </table:table-cell>
          <table:table-cell table:style-name="ce34" table:formula="of:=IF([.I21]&lt;=[.J$1];&quot;&quot;;&quot;&quot;) &amp; IF([.I21]&gt;[.J$2];&quot;DEAD&quot;;&quot;&quot;) &amp; IF(AND([.I21]&lt;=[.J$2]; [.I21]&gt;[.J$1]);&quot;HUNGER&quot;;&quot;&quot;)" office:value-type="string" office:string-value="DEAD" calcext:value-type="string">
            <text:p>DEAD</text:p>
          </table:table-cell>
          <table:table-cell table:style-name="ce32" table:formula="of:=MAX([.I21]-[.$J$1]+[.L$1]; 0)" office:value-type="float" office:value="14" calcext:value-type="float">
            <text:p>14</text:p>
          </table:table-cell>
          <table:table-cell table:style-name="ce34" table:formula="of:=IF([.K21]&lt;=[.L$1];&quot;&quot;;&quot;&quot;) &amp; IF([.K21]&gt;[.L$2];&quot;DEAD&quot;;&quot;&quot;) &amp; IF(AND([.K21]&lt;=[.L$2]; [.K21]&gt;[.L$1]);&quot;THIRST&quot;;&quot;&quot;)" office:value-type="string" office:string-value="DEAD" calcext:value-type="string">
            <text:p>DEAD</text:p>
          </table:table-cell>
          <table:table-cell table:style-name="ce32" table:formula="of:=MAX([.I21]-[.$J$1]+[.N$1]; 0)" office:value-type="float" office:value="15" calcext:value-type="float">
            <text:p>15</text:p>
          </table:table-cell>
          <table:table-cell table:style-name="ce34" table:formula="of:=IF([.M21]&lt;=[.N$1];&quot;&quot;;&quot;&quot;) &amp; IF([.M21]&gt;[.N$2];&quot;TIRED (max -3)&quot;;&quot;&quot;) &amp; IF(AND([.M21]&lt;=[.N$2]; [.M21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7" calcext:value-type="float">
            <text:p>17</text:p>
          </table:table-cell>
          <table:table-cell table:style-name="ce34" table:formula="of:=IF([.P21]&lt;=[.Q$1];&quot;&quot;;&quot;&quot;) &amp; IF([.P21]&gt;[.Q$2];&quot;PASSED OUT&quot;;&quot;&quot;) &amp; IF(AND([.P21]&lt;=[.Q$2]; [.P21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1]=&quot;TIRED&quot;;MIN(0;[.$Q$1]-[.P21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8" calcext:value-type="float">
            <text:p>18</text:p>
          </table:table-cell>
          <table:table-cell table:style-name="ce34" table:formula="of:=IF([.A22]&lt;=[.C$1];&quot;INFECT&quot;;&quot;&quot;) &amp; IF([.A22]&gt;[.C$2];&quot;DEAD&quot;;&quot;&quot;) &amp; IF(AND([.A22]&lt;=[.C$2]; [.A22]&gt;[.C$1]);&quot;DYING&quot;;&quot;&quot;)" office:value-type="string" office:string-value="DEAD" calcext:value-type="string">
            <text:p>DEAD</text:p>
          </table:table-cell>
          <table:table-cell table:style-name="ce37" table:formula="of:=IF([.B22]=&quot;INFECT&quot;;-2; &quot;&quot;) &amp; IF([.B22]=&quot;DYING&quot;;-4; &quot;&quot;)">
            <text:p/>
          </table:table-cell>
          <table:table-cell table:style-name="ce34" table:formula="of:==IF([.B22]&lt;&gt;&quot;DEAD&quot;; [.D$2]+[.C22] &amp; &quot;d vs &quot; &amp; [.A22]; &quot;&quot;)">
            <text:p/>
          </table:table-cell>
          <table:table-cell table:style-name="ce34" table:formula="of:=IF([.B22]&lt;&gt;&quot;DEAD&quot;; [.D$2]+[.C22] &amp; &quot;d vs &quot; &amp; [.A22]; &quot;&quot;)">
            <text:p/>
          </table:table-cell>
          <table:table-cell table:style-name="ce34" table:formula="of:=IF([.B22]&lt;&gt;&quot;DEAD&quot;; &quot;Int+Med vs &quot; &amp; [.A22]; &quot;&quot;)">
            <text:p/>
          </table:table-cell>
          <table:table-cell table:style-name="ce34"/>
          <table:table-cell table:style-name="ce37" table:formula="of:=MIN(0; -[.I22]+[.$E$2])" office:value-type="float" office:value="-15" calcext:value-type="float">
            <text:p>-15</text:p>
          </table:table-cell>
          <table:table-cell table:style-name="ce32" office:value-type="float" office:value="18" calcext:value-type="float">
            <text:p>18</text:p>
          </table:table-cell>
          <table:table-cell table:style-name="ce34" table:formula="of:=IF([.I22]&lt;=[.J$1];&quot;&quot;;&quot;&quot;) &amp; IF([.I22]&gt;[.J$2];&quot;DEAD&quot;;&quot;&quot;) &amp; IF(AND([.I22]&lt;=[.J$2]; [.I22]&gt;[.J$1]);&quot;HUNGER&quot;;&quot;&quot;)" office:value-type="string" office:string-value="DEAD" calcext:value-type="string">
            <text:p>DEAD</text:p>
          </table:table-cell>
          <table:table-cell table:style-name="ce32" table:formula="of:=MAX([.I22]-[.$J$1]+[.L$1]; 0)" office:value-type="float" office:value="15" calcext:value-type="float">
            <text:p>15</text:p>
          </table:table-cell>
          <table:table-cell table:style-name="ce34" table:formula="of:=IF([.K22]&lt;=[.L$1];&quot;&quot;;&quot;&quot;) &amp; IF([.K22]&gt;[.L$2];&quot;DEAD&quot;;&quot;&quot;) &amp; IF(AND([.K22]&lt;=[.L$2]; [.K22]&gt;[.L$1]);&quot;THIRST&quot;;&quot;&quot;)" office:value-type="string" office:string-value="DEAD" calcext:value-type="string">
            <text:p>DEAD</text:p>
          </table:table-cell>
          <table:table-cell table:style-name="ce32" table:formula="of:=MAX([.I22]-[.$J$1]+[.N$1]; 0)" office:value-type="float" office:value="16" calcext:value-type="float">
            <text:p>16</text:p>
          </table:table-cell>
          <table:table-cell table:style-name="ce34" table:formula="of:=IF([.M22]&lt;=[.N$1];&quot;&quot;;&quot;&quot;) &amp; IF([.M22]&gt;[.N$2];&quot;TIRED (max -3)&quot;;&quot;&quot;) &amp; IF(AND([.M22]&lt;=[.N$2]; [.M22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8" calcext:value-type="float">
            <text:p>18</text:p>
          </table:table-cell>
          <table:table-cell table:style-name="ce34" table:formula="of:=IF([.P22]&lt;=[.Q$1];&quot;&quot;;&quot;&quot;) &amp; IF([.P22]&gt;[.Q$2];&quot;PASSED OUT&quot;;&quot;&quot;) &amp; IF(AND([.P22]&lt;=[.Q$2]; [.P22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2]=&quot;TIRED&quot;;MIN(0;[.$Q$1]-[.P22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19" calcext:value-type="float">
            <text:p>19</text:p>
          </table:table-cell>
          <table:table-cell table:style-name="ce34" table:formula="of:=IF([.A23]&lt;=[.C$1];&quot;INFECT&quot;;&quot;&quot;) &amp; IF([.A23]&gt;[.C$2];&quot;DEAD&quot;;&quot;&quot;) &amp; IF(AND([.A23]&lt;=[.C$2]; [.A23]&gt;[.C$1]);&quot;DYING&quot;;&quot;&quot;)" office:value-type="string" office:string-value="DEAD" calcext:value-type="string">
            <text:p>DEAD</text:p>
          </table:table-cell>
          <table:table-cell table:style-name="ce37" table:formula="of:=IF([.B23]=&quot;INFECT&quot;;-2; &quot;&quot;) &amp; IF([.B23]=&quot;DYING&quot;;-4; &quot;&quot;)">
            <text:p/>
          </table:table-cell>
          <table:table-cell table:style-name="ce34" table:formula="of:==IF([.B23]&lt;&gt;&quot;DEAD&quot;; [.D$2]+[.C23] &amp; &quot;d vs &quot; &amp; [.A23]; &quot;&quot;)">
            <text:p/>
          </table:table-cell>
          <table:table-cell table:style-name="ce34" table:formula="of:=IF([.B23]&lt;&gt;&quot;DEAD&quot;; [.D$2]+[.C23] &amp; &quot;d vs &quot; &amp; [.A23]; &quot;&quot;)">
            <text:p/>
          </table:table-cell>
          <table:table-cell table:style-name="ce34" table:formula="of:=IF([.B23]&lt;&gt;&quot;DEAD&quot;; &quot;Int+Med vs &quot; &amp; [.A23]; &quot;&quot;)">
            <text:p/>
          </table:table-cell>
          <table:table-cell table:style-name="ce34"/>
          <table:table-cell table:style-name="ce37" table:formula="of:=MIN(0; -[.I23]+[.$E$2])" office:value-type="float" office:value="-16" calcext:value-type="float">
            <text:p>-16</text:p>
          </table:table-cell>
          <table:table-cell table:style-name="ce32" office:value-type="float" office:value="19" calcext:value-type="float">
            <text:p>19</text:p>
          </table:table-cell>
          <table:table-cell table:style-name="ce34" table:formula="of:=IF([.I23]&lt;=[.J$1];&quot;&quot;;&quot;&quot;) &amp; IF([.I23]&gt;[.J$2];&quot;DEAD&quot;;&quot;&quot;) &amp; IF(AND([.I23]&lt;=[.J$2]; [.I23]&gt;[.J$1]);&quot;HUNGER&quot;;&quot;&quot;)" office:value-type="string" office:string-value="DEAD" calcext:value-type="string">
            <text:p>DEAD</text:p>
          </table:table-cell>
          <table:table-cell table:style-name="ce32" table:formula="of:=MAX([.I23]-[.$J$1]+[.L$1]; 0)" office:value-type="float" office:value="16" calcext:value-type="float">
            <text:p>16</text:p>
          </table:table-cell>
          <table:table-cell table:style-name="ce34" table:formula="of:=IF([.K23]&lt;=[.L$1];&quot;&quot;;&quot;&quot;) &amp; IF([.K23]&gt;[.L$2];&quot;DEAD&quot;;&quot;&quot;) &amp; IF(AND([.K23]&lt;=[.L$2]; [.K23]&gt;[.L$1]);&quot;THIRST&quot;;&quot;&quot;)" office:value-type="string" office:string-value="DEAD" calcext:value-type="string">
            <text:p>DEAD</text:p>
          </table:table-cell>
          <table:table-cell table:style-name="ce32" table:formula="of:=MAX([.I23]-[.$J$1]+[.N$1]; 0)" office:value-type="float" office:value="17" calcext:value-type="float">
            <text:p>17</text:p>
          </table:table-cell>
          <table:table-cell table:style-name="ce34" table:formula="of:=IF([.M23]&lt;=[.N$1];&quot;&quot;;&quot;&quot;) &amp; IF([.M23]&gt;[.N$2];&quot;TIRED (max -3)&quot;;&quot;&quot;) &amp; IF(AND([.M23]&lt;=[.N$2]; [.M23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19" calcext:value-type="float">
            <text:p>19</text:p>
          </table:table-cell>
          <table:table-cell table:style-name="ce34" table:formula="of:=IF([.P23]&lt;=[.Q$1];&quot;&quot;;&quot;&quot;) &amp; IF([.P23]&gt;[.Q$2];&quot;PASSED OUT&quot;;&quot;&quot;) &amp; IF(AND([.P23]&lt;=[.Q$2]; [.P23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3]=&quot;TIRED&quot;;MIN(0;[.$Q$1]-[.P23]); &quot;&quot;)">
            <text:p/>
          </table:table-cell>
          <table:table-cell table:style-name="ce34" table:number-columns-repeated="16366"/>
        </table:table-row>
        <table:table-row table:style-name="ro4">
          <table:table-cell table:style-name="ce32" office:value-type="float" office:value="20" calcext:value-type="float">
            <text:p>20</text:p>
          </table:table-cell>
          <table:table-cell table:style-name="ce34" table:formula="of:=IF([.A24]&lt;=[.C$1];&quot;INFECT&quot;;&quot;&quot;) &amp; IF([.A24]&gt;[.C$2];&quot;DEAD&quot;;&quot;&quot;) &amp; IF(AND([.A24]&lt;=[.C$2]; [.A24]&gt;[.C$1]);&quot;DYING&quot;;&quot;&quot;)" office:value-type="string" office:string-value="DEAD" calcext:value-type="string">
            <text:p>DEAD</text:p>
          </table:table-cell>
          <table:table-cell table:style-name="ce37" table:formula="of:=IF([.B24]=&quot;INFECT&quot;;-2; &quot;&quot;) &amp; IF([.B24]=&quot;DYING&quot;;-4; &quot;&quot;)">
            <text:p/>
          </table:table-cell>
          <table:table-cell table:style-name="ce34" table:formula="of:==IF([.B24]&lt;&gt;&quot;DEAD&quot;; [.D$2]+[.C24] &amp; &quot;d vs &quot; &amp; [.A24]; &quot;&quot;)">
            <text:p/>
          </table:table-cell>
          <table:table-cell table:style-name="ce34" table:formula="of:=IF([.B24]&lt;&gt;&quot;DEAD&quot;; [.D$2]+[.C24] &amp; &quot;d vs &quot; &amp; [.A24]; &quot;&quot;)">
            <text:p/>
          </table:table-cell>
          <table:table-cell table:style-name="ce34" table:formula="of:=IF([.B24]&lt;&gt;&quot;DEAD&quot;; &quot;Int+Med vs &quot; &amp; [.A24]; &quot;&quot;)">
            <text:p/>
          </table:table-cell>
          <table:table-cell table:style-name="ce34"/>
          <table:table-cell table:style-name="ce37" table:formula="of:=MIN(0; -[.I24]+[.$E$2])" office:value-type="float" office:value="-17" calcext:value-type="float">
            <text:p>-17</text:p>
          </table:table-cell>
          <table:table-cell table:style-name="ce32" office:value-type="float" office:value="20" calcext:value-type="float">
            <text:p>20</text:p>
          </table:table-cell>
          <table:table-cell table:style-name="ce34" table:formula="of:=IF([.I24]&lt;=[.J$1];&quot;&quot;;&quot;&quot;) &amp; IF([.I24]&gt;[.J$2];&quot;DEAD&quot;;&quot;&quot;) &amp; IF(AND([.I24]&lt;=[.J$2]; [.I24]&gt;[.J$1]);&quot;HUNGER&quot;;&quot;&quot;)" office:value-type="string" office:string-value="DEAD" calcext:value-type="string">
            <text:p>DEAD</text:p>
          </table:table-cell>
          <table:table-cell table:style-name="ce32" table:formula="of:=MAX([.I24]-[.$J$1]+[.L$1]; 0)" office:value-type="float" office:value="17" calcext:value-type="float">
            <text:p>17</text:p>
          </table:table-cell>
          <table:table-cell table:style-name="ce34" table:formula="of:=IF([.K24]&lt;=[.L$1];&quot;&quot;;&quot;&quot;) &amp; IF([.K24]&gt;[.L$2];&quot;DEAD&quot;;&quot;&quot;) &amp; IF(AND([.K24]&lt;=[.L$2]; [.K24]&gt;[.L$1]);&quot;THIRST&quot;;&quot;&quot;)" office:value-type="string" office:string-value="DEAD" calcext:value-type="string">
            <text:p>DEAD</text:p>
          </table:table-cell>
          <table:table-cell table:style-name="ce32" table:formula="of:=MAX([.I24]-[.$J$1]+[.N$1]; 0)" office:value-type="float" office:value="18" calcext:value-type="float">
            <text:p>18</text:p>
          </table:table-cell>
          <table:table-cell table:style-name="ce34" table:formula="of:=IF([.M24]&lt;=[.N$1];&quot;&quot;;&quot;&quot;) &amp; IF([.M24]&gt;[.N$2];&quot;TIRED (max -3)&quot;;&quot;&quot;) &amp; IF(AND([.M24]&lt;=[.N$2]; [.M24]&gt;[.N$1]);&quot;TIRED&quot;;&quot;&quot;)" office:value-type="string" office:string-value="TIRED (max -3)" calcext:value-type="string">
            <text:p>TIRED (max -3)</text:p>
          </table:table-cell>
          <table:table-cell table:style-name="ce34"/>
          <table:table-cell table:style-name="ce32" office:value-type="float" office:value="20" calcext:value-type="float">
            <text:p>20</text:p>
          </table:table-cell>
          <table:table-cell table:style-name="ce34" table:formula="of:=IF([.P24]&lt;=[.Q$1];&quot;&quot;;&quot;&quot;) &amp; IF([.P24]&gt;[.Q$2];&quot;PASSED OUT&quot;;&quot;&quot;) &amp; IF(AND([.P24]&lt;=[.Q$2]; [.P24]&gt;[.Q$1]);&quot;TIRED&quot;;&quot;&quot;)" office:value-type="string" office:string-value="PASSED OUT" calcext:value-type="string">
            <text:p>PASSED OUT</text:p>
          </table:table-cell>
          <table:table-cell table:style-name="ce37" table:formula="of:=IF([.Q24]=&quot;TIRED&quot;;MIN(0;[.$Q$1]-[.P24]); &quot;&quot;)">
            <text:p/>
          </table:table-cell>
          <table:table-cell table:style-name="ce34" table:number-columns-repeated="16366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4.85mm" fo:margin-bottom="4.83mm" fo:margin-left="3.1mm" fo:margin-right="3.44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2:07:53.677791498</meta:creation-date>
    <dc:date>2025-12-16T14:50:22.018103299</dc:date>
    <meta:editing-duration>P6DT21H11M40S</meta:editing-duration>
    <meta:editing-cycles>13</meta:editing-cycles>
    <meta:generator>LibreOffice/24.2.7.2$Linux_X86_64 LibreOffice_project/420$Build-2</meta:generator>
    <meta:print-date>2025-12-07T17:28:37.942786731</meta:print-date>
    <meta:document-statistic meta:table-count="3" meta:cell-count="1377" meta:object-count="0"/>
  </office:meta>
</office:document-meta>
</file>